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8mm"/>
    </style:style>
    <style:style style:name="co2" style:family="table-column">
      <style:table-column-properties fo:break-before="auto" style:column-width="23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1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4.17mm"/>
    </style:style>
    <style:style style:name="co7" style:family="table-column">
      <style:table-column-properties fo:break-before="auto" style:column-width="65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color="#8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ccelerationDiffGesamt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number-columns-repeated="12"/>
        </table:table-row>
        <table:table-row table:style-name="ro1">
          <table:table-cell office:value-type="float" office:value="-0.01923077" calcext:value-type="float">
            <text:p>-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/>
          <table:table-cell table:style-name="ce1"/>
          <table:table-cell table:style-name="ce1" office:value-type="string" calcext:value-type="string">
            <text:p>zu Spalte A</text:p>
          </table:table-cell>
          <table:table-cell table:style-name="ce1" office:value-type="string" calcext:value-type="string">
            <text:p>zu Spalte B</text:p>
          </table:table-cell>
          <table:table-cell table:style-name="ce1" office:value-type="string" calcext:value-type="string">
            <text:p>zu Spalte C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-0.0673077" calcext:value-type="float">
            <text:p>-0,06730770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8133971" calcext:value-type="float">
            <text:p>-0,081339710</text:p>
          </table:table-cell>
          <table:table-cell/>
          <table:table-cell table:style-name="ce1" office:value-type="string" calcext:value-type="string">
            <text:p>#unterschiedlicher Werte</text:p>
          </table:table-cell>
          <table:table-cell table:number-matrix-columns-spanned="1" table:number-matrix-rows-spanned="1" table:formula="of:=SUM(1/COUNTIF([.A$2:.A$694];[.A$2:.A$694]))" office:value-type="float" office:value="12.0000000000003" calcext:value-type="float">
            <text:p>12,0000000000003</text:p>
          </table:table-cell>
          <table:table-cell table:number-matrix-columns-spanned="1" table:number-matrix-rows-spanned="1" table:formula="of:=SUM(1/COUNTIF([.B$2:.B$694];[.B$2:.B$694]))" office:value-type="float" office:value="3.99999999999997" calcext:value-type="float">
            <text:p>3,99999999999997</text:p>
          </table:table-cell>
          <table:table-cell table:number-matrix-columns-spanned="1" table:number-matrix-rows-spanned="1" table:formula="of:=SUM(1/COUNTIF([.C$2:.C$694];[.C$2:.C$694]))" office:value-type="float" office:value="4.99999999999995" calcext:value-type="float">
            <text:p>4,99999999999995</text:p>
          </table:table-cell>
          <table:table-cell table:number-columns-repeated="7"/>
        </table:table-row>
        <table:table-row table:style-name="ro1">
          <table:table-cell office:value-type="float" office:value="-0.0673077" calcext:value-type="float">
            <text:p>-0,06730770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8133971" calcext:value-type="float">
            <text:p>-0,081339710</text:p>
          </table:table-cell>
          <table:table-cell/>
          <table:table-cell table:style-name="ce1" office:value-type="string" calcext:value-type="string">
            <text:p>max Werte</text:p>
          </table:table-cell>
          <table:table-cell table:formula="of:=MAX([.A2:.A694])" office:value-type="float" office:value="0.07692308" calcext:value-type="float">
            <text:p>0,07692308</text:p>
          </table:table-cell>
          <table:table-cell table:formula="of:=MAX([.B2:.B694])" office:value-type="float" office:value="1.031746" calcext:value-type="float">
            <text:p>1,031746</text:p>
          </table:table-cell>
          <table:table-cell table:formula="of:=MAX([.C2:.C694])" office:value-type="float" office:value="0.004784689" calcext:value-type="float">
            <text:p>0,004784689</text:p>
          </table:table-cell>
          <table:table-cell table:number-columns-repeated="7"/>
        </table:table-row>
        <table:table-row table:style-name="ro1">
          <table:table-cell office:value-type="float" office:value="-0.08653846" calcext:value-type="float">
            <text:p>-0,08653846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-0.0430622" calcext:value-type="float">
            <text:p>-0,043062200</text:p>
          </table:table-cell>
          <table:table-cell/>
          <table:table-cell table:style-name="ce1" office:value-type="string" calcext:value-type="string">
            <text:p>min Wert</text:p>
          </table:table-cell>
          <table:table-cell table:formula="of:=MIN([.A2:.A694])" office:value-type="float" office:value="-0.08653846" calcext:value-type="float">
            <text:p>-0,08653846</text:p>
          </table:table-cell>
          <table:table-cell table:formula="of:=MIN([.B2:.B694])" office:value-type="float" office:value="0.9576719" calcext:value-type="float">
            <text:p>0,9576719</text:p>
          </table:table-cell>
          <table:table-cell table:formula="of:=MIN([.C2:.C694])" office:value-type="float" office:value="-0.08133971" calcext:value-type="float">
            <text:p>-0,08133971</text:p>
          </table:table-cell>
          <table:table-cell table:number-columns-repeated="7"/>
        </table:table-row>
        <table:table-row table:style-name="ro1">
          <table:table-cell office:value-type="float" office:value="-0.02884615" calcext:value-type="float">
            <text:p>-0,02884615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/>
          <table:table-cell table:style-name="ce1" office:value-type="string" calcext:value-type="string">
            <text:p>Diff</text:p>
          </table:table-cell>
          <table:table-cell table:style-name="ce4" table:formula="of:=[.F4]-[.F5]" office:value-type="float" office:value="0.16346154" calcext:value-type="float">
            <text:p>0,16346154</text:p>
          </table:table-cell>
          <table:table-cell table:formula="of:=[.G4]-[.G5]" office:value-type="float" office:value="0.0740741000000001" calcext:value-type="float">
            <text:p>0,0740741</text:p>
          </table:table-cell>
          <table:table-cell table:formula="of:=[.H4]-[.H5]" office:value-type="float" office:value="0.086124399" calcext:value-type="float">
            <text:p>0,086124399</text:p>
          </table:table-cell>
          <table:table-cell table:number-columns-repeated="7"/>
        </table:table-row>
        <table:table-row table:style-name="ro1">
          <table:table-cell office:value-type="float" office:value="-0.009615385" calcext:value-type="float">
            <text:p>-0,009615385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3349282" calcext:value-type="float">
            <text:p>-0,033492820</text:p>
          </table:table-cell>
          <table:table-cell table:number-columns-repeated="12"/>
        </table:table-row>
        <table:table-row table:style-name="ro1">
          <table:table-cell office:value-type="float" office:value="-0.03846154" calcext:value-type="float">
            <text:p>-0,038461540</text:p>
          </table:table-cell>
          <table:table-cell office:value-type="float" office:value="0.9576719" calcext:value-type="float">
            <text:p>0,957671900</text:p>
          </table:table-cell>
          <table:table-cell office:value-type="float" office:value="-0.08133971" calcext:value-type="float">
            <text:p>-0,081339710</text:p>
          </table:table-cell>
          <table:table-cell table:number-columns-repeated="12"/>
        </table:table-row>
        <table:table-row table:style-name="ro1">
          <table:table-cell office:value-type="float" office:value="-0.03846154" calcext:value-type="float">
            <text:p>-0,038461540</text:p>
          </table:table-cell>
          <table:table-cell office:value-type="float" office:value="0.9576719" calcext:value-type="float">
            <text:p>0,957671900</text:p>
          </table:table-cell>
          <table:table-cell office:value-type="float" office:value="-0.08133971" calcext:value-type="float">
            <text:p>-0,081339710</text:p>
          </table:table-cell>
          <table:table-cell/>
          <table:table-cell table:style-name="ce3" office:value-type="string" calcext:value-type="string" table:number-columns-spanned="4" table:number-rows-spanned="1">
            <text:p>Neigungswinkel errechnet aus Wiimotewert [-1,1] * 90 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/>
          <table:table-cell table:style-name="ce1" office:value-type="string" calcext:value-type="string">
            <text:p>-&gt; max. Fehler in Grad:</text:p>
          </table:table-cell>
          <table:table-cell table:formula="of:=[.F$6]*90" office:value-type="float" office:value="14.7115386" calcext:value-type="float">
            <text:p>14,7115386</text:p>
          </table:table-cell>
          <table:table-cell table:formula="of:=[.G$6]*90" office:value-type="float" office:value="6.66666900000001" calcext:value-type="float">
            <text:p>6,66666900000001</text:p>
          </table:table-cell>
          <table:table-cell table:formula="of:=[.H$6]*90" office:value-type="float" office:value="7.75119591" calcext:value-type="float">
            <text:p>7,75119591</text:p>
          </table:table-cell>
          <table:table-cell table:number-columns-repeated="7"/>
        </table:table-row>
        <table:table-row table:style-name="ro1">
          <table:table-cell office:value-type="float" office:value="0.03846154" calcext:value-type="float">
            <text:p>0,03846154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7692308" calcext:value-type="float">
            <text:p>0,076923080</text:p>
          </table:table-cell>
          <table:table-cell office:value-type="float" office:value="0.9576719" calcext:value-type="float">
            <text:p>0,9576719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,00000000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,00000000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-0.03846154" calcext:value-type="float">
            <text:p>-0,03846154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,00000000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3846154" calcext:value-type="float">
            <text:p>0,038461540</text:p>
          </table:table-cell>
          <table:table-cell office:value-type="float" office:value="0.9576719" calcext:value-type="float">
            <text:p>0,9576719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3846154" calcext:value-type="float">
            <text:p>0,03846154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3846154" calcext:value-type="float">
            <text:p>0,03846154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3846154" calcext:value-type="float">
            <text:p>0,03846154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3846154" calcext:value-type="float">
            <text:p>0,03846154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0.989418" calcext:value-type="float">
            <text:p>0,989418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2884615" calcext:value-type="float">
            <text:p>0,02884615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-0.004784689" calcext:value-type="float">
            <text:p>-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09615385" calcext:value-type="float">
            <text:p>0,009615385</text:p>
          </table:table-cell>
          <table:table-cell office:value-type="float" office:value="1.031746" calcext:value-type="float">
            <text:p>1,031746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  <table:table-row table:style-name="ro1">
          <table:table-cell office:value-type="float" office:value="0.01923077" calcext:value-type="float">
            <text:p>0,019230770</text:p>
          </table:table-cell>
          <table:table-cell office:value-type="float" office:value="1" calcext:value-type="float">
            <text:p>1,000000000</text:p>
          </table:table-cell>
          <table:table-cell office:value-type="float" office:value="0.004784689" calcext:value-type="float">
            <text:p>0,004784689</text:p>
          </table:table-cell>
          <table:table-cell table:number-columns-repeated="12"/>
        </table:table-row>
      </table:table>
      <table:table table:name="AccDiffFramezuFrame" table:style-name="ta1">
        <table:table-column table:style-name="co6" table:number-columns-repeated="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ce6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Diff FrameZuFrame</text:p>
          </table:table-cell>
          <table:table-cell table:formula="of:=ABS([AccelerationDiffGesamt.A2]- [AccelerationDiffGesamt.A3])" office:value-type="float" office:value="0.04807693" calcext:value-type="float">
            <text:p>0,04807693</text:p>
          </table:table-cell>
          <table:table-cell table:formula="of:=ABS([AccelerationDiffGesamt.B2]- [AccelerationDiffGesamt.B3])" office:value-type="float" office:value="0" calcext:value-type="float">
            <text:p>0</text:p>
          </table:table-cell>
          <table:table-cell table:formula="of:=ABS([AccelerationDiffGesamt.C2]- [AccelerationDiffGesamt.C3])" office:value-type="float" office:value="0.086124399" calcext:value-type="float">
            <text:p>0,086124399</text:p>
          </table:table-cell>
          <table:table-cell/>
          <table:table-cell table:style-name="ce7"/>
          <table:table-cell table:style-name="ce7" office:value-type="string" calcext:value-type="string">
            <text:p>zu Spalte K</text:p>
          </table:table-cell>
          <table:table-cell table:style-name="ce7" office:value-type="string" calcext:value-type="string">
            <text:p>zu Spalte L</text:p>
          </table:table-cell>
          <table:table-cell table:style-name="ce7" office:value-type="string" calcext:value-type="string">
            <text:p>zu Spalte M</text:p>
          </table:table-cell>
          <table:table-cell/>
        </table:table-row>
        <table:table-row table:style-name="ro1">
          <table:table-cell/>
          <table:table-cell table:formula="of:=ABS([AccelerationDiffGesamt.A3]- [AccelerationDiffGesamt.A4])" office:value-type="float" office:value="0" calcext:value-type="float">
            <text:p>0</text:p>
          </table:table-cell>
          <table:table-cell table:formula="of:=ABS([AccelerationDiffGesamt.B3]- [AccelerationDiffGesamt.B4])" office:value-type="float" office:value="0" calcext:value-type="float">
            <text:p>0</text:p>
          </table:table-cell>
          <table:table-cell table:formula="of:=ABS([AccelerationDiffGesamt.C3]- [AccelerationDiffGesamt.C4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#unterschiedlicher Werte</text:p>
          </table:table-cell>
          <table:table-cell table:number-matrix-columns-spanned="1" table:number-matrix-rows-spanned="1" table:formula="of:=SUM(1/COUNTIF([.B$2:.B$694];[.B$2:.B$694]))" office:value-type="float" office:value="12.0015698587122" calcext:value-type="float">
            <text:p>12,0015698587122</text:p>
          </table:table-cell>
          <table:table-cell table:number-matrix-columns-spanned="1" table:number-matrix-rows-spanned="1" table:formula="of:=SUM(1/COUNTIF([.C$2:.C$694];[.C$2:.C$694]))" office:value-type="float" office:value="6.00158478605384" calcext:value-type="float">
            <text:p>6,00158478605384</text:p>
          </table:table-cell>
          <table:table-cell table:number-matrix-columns-spanned="1" table:number-matrix-rows-spanned="1" table:formula="of:=SUM(1/COUNTIF([.D$2:.D$694];[.D$2:.D$694]))" office:value-type="float" office:value="8.00156006240247" calcext:value-type="float">
            <text:p>8,00156006240247</text:p>
          </table:table-cell>
          <table:table-cell/>
        </table:table-row>
        <table:table-row table:style-name="ro1">
          <table:table-cell/>
          <table:table-cell table:formula="of:=ABS([AccelerationDiffGesamt.A4]- [AccelerationDiffGesamt.A5])" office:value-type="float" office:value="0.01923076" calcext:value-type="float">
            <text:p>0,01923076</text:p>
          </table:table-cell>
          <table:table-cell table:formula="of:=ABS([AccelerationDiffGesamt.B4]- [AccelerationDiffGesamt.B5])" office:value-type="float" office:value="0.0317460000000001" calcext:value-type="float">
            <text:p>0,031746</text:p>
          </table:table-cell>
          <table:table-cell table:formula="of:=ABS([AccelerationDiffGesamt.C4]- [AccelerationDiffGesamt.C5])" office:value-type="float" office:value="0.03827751" calcext:value-type="float">
            <text:p>0,03827751</text:p>
          </table:table-cell>
          <table:table-cell/>
          <table:table-cell table:style-name="ce7" office:value-type="string" calcext:value-type="string">
            <text:p>max Werte</text:p>
          </table:table-cell>
          <table:table-cell table:formula="of:=MAX([.B2:.B693])" office:value-type="float" office:value="0.07692308" calcext:value-type="float">
            <text:p>0,07692308</text:p>
          </table:table-cell>
          <table:table-cell table:formula="of:=MAX([.C2:.C693])" office:value-type="float" office:value="0.0423281000000001" calcext:value-type="float">
            <text:p>0,0423281</text:p>
          </table:table-cell>
          <table:table-cell table:formula="of:=MAX([.D2:.D693])" office:value-type="float" office:value="0.086124399" calcext:value-type="float">
            <text:p>0,086124399</text:p>
          </table:table-cell>
          <table:table-cell/>
        </table:table-row>
        <table:table-row table:style-name="ro1">
          <table:table-cell/>
          <table:table-cell table:formula="of:=ABS([AccelerationDiffGesamt.A5]- [AccelerationDiffGesamt.A6])" office:value-type="float" office:value="0.05769231" calcext:value-type="float">
            <text:p>0,05769231</text:p>
          </table:table-cell>
          <table:table-cell table:formula="of:=ABS([AccelerationDiffGesamt.B5]- [AccelerationDiffGesamt.B6])" office:value-type="float" office:value="0.0423280000000001" calcext:value-type="float">
            <text:p>0,042328</text:p>
          </table:table-cell>
          <table:table-cell table:formula="of:=ABS([AccelerationDiffGesamt.C5]- [AccelerationDiffGesamt.C6])" office:value-type="float" office:value="0.038277511" calcext:value-type="float">
            <text:p>0,038277511</text:p>
          </table:table-cell>
          <table:table-cell/>
          <table:table-cell table:style-name="ce7" office:value-type="string" calcext:value-type="string">
            <text:p>min Wert</text:p>
          </table:table-cell>
          <table:table-cell table:formula="of:=MIN([.B2:.B693])" office:value-type="float" office:value="0" calcext:value-type="float">
            <text:p>0</text:p>
          </table:table-cell>
          <table:table-cell table:formula="of:=MIN([.C2:.C693])" office:value-type="float" office:value="0" calcext:value-type="float">
            <text:p>0</text:p>
          </table:table-cell>
          <table:table-cell table:formula="of:=MIN([.D2:.D69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ABS([AccelerationDiffGesamt.A6]- [AccelerationDiffGesamt.A7])" office:value-type="float" office:value="0.019230765" calcext:value-type="float">
            <text:p>0,019230765</text:p>
          </table:table-cell>
          <table:table-cell table:formula="of:=ABS([AccelerationDiffGesamt.B6]- [AccelerationDiffGesamt.B7])" office:value-type="float" office:value="0" calcext:value-type="float">
            <text:p>0</text:p>
          </table:table-cell>
          <table:table-cell table:formula="of:=ABS([AccelerationDiffGesamt.C6]- [AccelerationDiffGesamt.C7])" office:value-type="float" office:value="0.028708131" calcext:value-type="float">
            <text:p>0,028708131</text:p>
          </table:table-cell>
          <table:table-cell/>
          <table:table-cell table:style-name="ce7" office:value-type="string" calcext:value-type="string">
            <text:p>Diff</text:p>
          </table:table-cell>
          <table:table-cell table:style-name="ce4" table:formula="of:=[.G4]-[.G5]" office:value-type="float" office:value="0.07692308" calcext:value-type="float">
            <text:p>0,07692308</text:p>
          </table:table-cell>
          <table:table-cell table:formula="of:=[.H4]-[.H5]" office:value-type="float" office:value="0.0423281000000001" calcext:value-type="float">
            <text:p>0,0423281</text:p>
          </table:table-cell>
          <table:table-cell table:formula="of:=[.I4]-[.I5]" office:value-type="float" office:value="0.086124399" calcext:value-type="float">
            <text:p>0,086124399</text:p>
          </table:table-cell>
          <table:table-cell/>
        </table:table-row>
        <table:table-row table:style-name="ro1">
          <table:table-cell/>
          <table:table-cell table:formula="of:=ABS([AccelerationDiffGesamt.A7]- [AccelerationDiffGesamt.A8])" office:value-type="float" office:value="0.028846155" calcext:value-type="float">
            <text:p>0,028846155</text:p>
          </table:table-cell>
          <table:table-cell table:formula="of:=ABS([AccelerationDiffGesamt.B7]- [AccelerationDiffGesamt.B8])" office:value-type="float" office:value="0.0317461" calcext:value-type="float">
            <text:p>0,0317461</text:p>
          </table:table-cell>
          <table:table-cell table:formula="of:=ABS([AccelerationDiffGesamt.C7]- [AccelerationDiffGesamt.C8])" office:value-type="float" office:value="0.04784689" calcext:value-type="float">
            <text:p>0,04784689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formula="of:=ABS([AccelerationDiffGesamt.A8]- [AccelerationDiffGesamt.A9])" office:value-type="float" office:value="0" calcext:value-type="float">
            <text:p>0</text:p>
          </table:table-cell>
          <table:table-cell table:formula="of:=ABS([AccelerationDiffGesamt.B8]- [AccelerationDiffGesamt.B9])" office:value-type="float" office:value="0" calcext:value-type="float">
            <text:p>0</text:p>
          </table:table-cell>
          <table:table-cell table:formula="of:=ABS([AccelerationDiffGesamt.C8]- [AccelerationDiffGesamt.C9])" office:value-type="float" office:value="0" calcext:value-type="float">
            <text:p>0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formula="of:=ABS([AccelerationDiffGesamt.A9]- [AccelerationDiffGesamt.A10])" office:value-type="float" office:value="0.05769231" calcext:value-type="float">
            <text:p>0,05769231</text:p>
          </table:table-cell>
          <table:table-cell table:formula="of:=ABS([AccelerationDiffGesamt.B9]- [AccelerationDiffGesamt.B10])" office:value-type="float" office:value="0.0317461" calcext:value-type="float">
            <text:p>0,0317461</text:p>
          </table:table-cell>
          <table:table-cell table:formula="of:=ABS([AccelerationDiffGesamt.C9]- [AccelerationDiffGesamt.C10])" office:value-type="float" office:value="0.076555021" calcext:value-type="float">
            <text:p>0,076555021</text:p>
          </table:table-cell>
          <table:table-cell/>
          <table:table-cell table:style-name="ce8" office:value-type="string" calcext:value-type="string" table:number-columns-spanned="4" table:number-rows-spanned="1">
            <text:p>Neigungswinkel errechnet aus Wiimotewert [-1,1] * 90 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formula="of:=ABS([AccelerationDiffGesamt.A10]- [AccelerationDiffGesamt.A11])" office:value-type="float" office:value="0.01923077" calcext:value-type="float">
            <text:p>0,01923077</text:p>
          </table:table-cell>
          <table:table-cell table:formula="of:=ABS([AccelerationDiffGesamt.B10]- [AccelerationDiffGesamt.B11])" office:value-type="float" office:value="0" calcext:value-type="float">
            <text:p>0</text:p>
          </table:table-cell>
          <table:table-cell table:formula="of:=ABS([AccelerationDiffGesamt.C10]- [AccelerationDiffGesamt.C11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-&gt; max. Fehler in Grad:</text:p>
          </table:table-cell>
          <table:table-cell table:formula="of:=[.G$6]*90" office:value-type="float" office:value="6.9230772" calcext:value-type="float">
            <text:p>6,9230772</text:p>
          </table:table-cell>
          <table:table-cell table:formula="of:=[.H$6]*90" office:value-type="float" office:value="3.80952900000001" calcext:value-type="float">
            <text:p>3,80952900000001</text:p>
          </table:table-cell>
          <table:table-cell table:formula="of:=[.I$6]*90" office:value-type="float" office:value="7.75119591" calcext:value-type="float">
            <text:p>7,75119591</text:p>
          </table:table-cell>
          <table:table-cell/>
        </table:table-row>
        <table:table-row table:style-name="ro1">
          <table:table-cell/>
          <table:table-cell table:formula="of:=ABS([AccelerationDiffGesamt.A11]- [AccelerationDiffGesamt.A12])" office:value-type="float" office:value="0.03846154" calcext:value-type="float">
            <text:p>0,03846154</text:p>
          </table:table-cell>
          <table:table-cell table:formula="of:=ABS([AccelerationDiffGesamt.B11]- [AccelerationDiffGesamt.B12])" office:value-type="float" office:value="0.0317461" calcext:value-type="float">
            <text:p>0,0317461</text:p>
          </table:table-cell>
          <table:table-cell table:formula="of:=ABS([AccelerationDiffGesamt.C11]- [AccelerationDiffGesamt.C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]- [AccelerationDiffGesamt.A13])" office:value-type="float" office:value="0.07692308" calcext:value-type="float">
            <text:p>0,07692308</text:p>
          </table:table-cell>
          <table:table-cell table:formula="of:=ABS([AccelerationDiffGesamt.B12]- [AccelerationDiffGesamt.B13])" office:value-type="float" office:value="0.0423281000000001" calcext:value-type="float">
            <text:p>0,0423281</text:p>
          </table:table-cell>
          <table:table-cell table:formula="of:=ABS([AccelerationDiffGesamt.C12]- [AccelerationDiffGesamt.C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]- [AccelerationDiffGesamt.A14])" office:value-type="float" office:value="0" calcext:value-type="float">
            <text:p>0</text:p>
          </table:table-cell>
          <table:table-cell table:formula="of:=ABS([AccelerationDiffGesamt.B13]- [AccelerationDiffGesamt.B14])" office:value-type="float" office:value="0" calcext:value-type="float">
            <text:p>0</text:p>
          </table:table-cell>
          <table:table-cell table:formula="of:=ABS([AccelerationDiffGesamt.C13]- [AccelerationDiffGesamt.C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]- [AccelerationDiffGesamt.A15])" office:value-type="float" office:value="0.03846154" calcext:value-type="float">
            <text:p>0,03846154</text:p>
          </table:table-cell>
          <table:table-cell table:formula="of:=ABS([AccelerationDiffGesamt.B14]- [AccelerationDiffGesamt.B15])" office:value-type="float" office:value="0" calcext:value-type="float">
            <text:p>0</text:p>
          </table:table-cell>
          <table:table-cell table:formula="of:=ABS([AccelerationDiffGesamt.C14]- [AccelerationDiffGesamt.C15])" office:value-type="float" office:value="0.009569378" calcext:value-type="float">
            <text:p>0,009569378</text:p>
          </table:table-cell>
          <table:table-cell/>
          <table:table-cell table:style-name="ce7" office:value-type="string" calcext:value-type="string">
            <text:p>haeufigkeitDiffGroesserAls…[~Grad]</text:p>
          </table:table-cell>
          <table:table-cell table:style-name="ce7" office:value-type="string" calcext:value-type="string">
            <text:p>zu Spalte K</text:p>
          </table:table-cell>
          <table:table-cell table:style-name="ce7" office:value-type="string" calcext:value-type="string">
            <text:p>zu Spalte L</text:p>
          </table:table-cell>
          <table:table-cell table:style-name="ce7" office:value-type="string" calcext:value-type="string">
            <text:p>zu Spalte M</text:p>
          </table:table-cell>
          <table:table-cell/>
        </table:table-row>
        <table:table-row table:style-name="ro1">
          <table:table-cell/>
          <table:table-cell table:formula="of:=ABS([AccelerationDiffGesamt.A15]- [AccelerationDiffGesamt.A16])" office:value-type="float" office:value="0.03846154" calcext:value-type="float">
            <text:p>0,03846154</text:p>
          </table:table-cell>
          <table:table-cell table:formula="of:=ABS([AccelerationDiffGesamt.B15]- [AccelerationDiffGesamt.B16])" office:value-type="float" office:value="0.0105820000000001" calcext:value-type="float">
            <text:p>0,010582</text:p>
          </table:table-cell>
          <table:table-cell table:formula="of:=ABS([AccelerationDiffGesamt.C15]- [AccelerationDiffGesamt.C16])" office:value-type="float" office:value="0.009569378" calcext:value-type="float">
            <text:p>0,009569378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formula="of:=COUNTIF([.B$2:.B$693]; &quot;&gt;0,01&quot;)" office:value-type="float" office:value="15" calcext:value-type="float">
            <text:p>15</text:p>
          </table:table-cell>
          <table:table-cell table:number-columns-repeated="2"/>
          <table:table-cell table:formula="of:=1/90" office:value-type="float" office:value="0.0111111111111111" calcext:value-type="float">
            <text:p>0,011111111111111</text:p>
          </table:table-cell>
        </table:table-row>
        <table:table-row table:style-name="ro1">
          <table:table-cell/>
          <table:table-cell table:formula="of:=ABS([AccelerationDiffGesamt.A16]- [AccelerationDiffGesamt.A17])" office:value-type="float" office:value="0.03846154" calcext:value-type="float">
            <text:p>0,03846154</text:p>
          </table:table-cell>
          <table:table-cell table:formula="of:=ABS([AccelerationDiffGesamt.B16]- [AccelerationDiffGesamt.B17])" office:value-type="float" office:value="0.0317461" calcext:value-type="float">
            <text:p>0,0317461</text:p>
          </table:table-cell>
          <table:table-cell table:formula="of:=ABS([AccelerationDiffGesamt.C16]- [AccelerationDiffGesamt.C17])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formula="of:=COUNTIF([.B$2:.B$693]; &quot;&gt;0,02&quot;)" office:value-type="float" office:value="9" calcext:value-type="float">
            <text:p>9</text:p>
          </table:table-cell>
          <table:table-cell table:number-columns-repeated="2"/>
          <table:table-cell table:formula="of:=2/90" office:value-type="float" office:value="0.0222222222222222" calcext:value-type="float">
            <text:p>0,022222222222222</text:p>
          </table:table-cell>
        </table:table-row>
        <table:table-row table:style-name="ro1">
          <table:table-cell/>
          <table:table-cell table:formula="of:=ABS([AccelerationDiffGesamt.A17]- [AccelerationDiffGesamt.A18])" office:value-type="float" office:value="0.01923077" calcext:value-type="float">
            <text:p>0,01923077</text:p>
          </table:table-cell>
          <table:table-cell table:formula="of:=ABS([AccelerationDiffGesamt.B17]- [AccelerationDiffGesamt.B18])" office:value-type="float" office:value="0.0317461" calcext:value-type="float">
            <text:p>0,0317461</text:p>
          </table:table-cell>
          <table:table-cell table:formula="of:=ABS([AccelerationDiffGesamt.C17]- [AccelerationDiffGesamt.C18])" office:value-type="float" office:value="0" calcext:value-type="float">
            <text:p>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formula="of:=COUNTIF([.B$2:.B$693]; &quot;&gt;0,03&quot;)" office:value-type="float" office:value="8" calcext:value-type="float">
            <text:p>8</text:p>
          </table:table-cell>
          <table:table-cell table:number-columns-repeated="2"/>
          <table:table-cell table:formula="of:=3/90" office:value-type="float" office:value="0.0333333333333333" calcext:value-type="float">
            <text:p>0,033333333333333</text:p>
          </table:table-cell>
        </table:table-row>
        <table:table-row table:style-name="ro1">
          <table:table-cell/>
          <table:table-cell table:formula="of:=ABS([AccelerationDiffGesamt.A18]- [AccelerationDiffGesamt.A19])" office:value-type="float" office:value="0" calcext:value-type="float">
            <text:p>0</text:p>
          </table:table-cell>
          <table:table-cell table:formula="of:=ABS([AccelerationDiffGesamt.B18]- [AccelerationDiffGesamt.B19])" office:value-type="float" office:value="0" calcext:value-type="float">
            <text:p>0</text:p>
          </table:table-cell>
          <table:table-cell table:formula="of:=ABS([AccelerationDiffGesamt.C18]- [AccelerationDiffGesamt.C19])" office:value-type="float" office:value="0" calcext:value-type="float">
            <text:p>0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formula="of:=COUNTIF([.B$2:.B$693]; &quot;&gt;0,04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ABS([AccelerationDiffGesamt.A19]- [AccelerationDiffGesamt.A20])" office:value-type="float" office:value="0" calcext:value-type="float">
            <text:p>0</text:p>
          </table:table-cell>
          <table:table-cell table:formula="of:=ABS([AccelerationDiffGesamt.B19]- [AccelerationDiffGesamt.B20])" office:value-type="float" office:value="0" calcext:value-type="float">
            <text:p>0</text:p>
          </table:table-cell>
          <table:table-cell table:formula="of:=ABS([AccelerationDiffGesamt.C19]- [AccelerationDiffGesamt.C20])" office:value-type="float" office:value="0" calcext:value-type="float">
            <text:p>0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formula="of:=COUNTIF([.B$2:.B$693]; &quot;&gt;0,05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ABS([AccelerationDiffGesamt.A20]- [AccelerationDiffGesamt.A21])" office:value-type="float" office:value="0" calcext:value-type="float">
            <text:p>0</text:p>
          </table:table-cell>
          <table:table-cell table:formula="of:=ABS([AccelerationDiffGesamt.B20]- [AccelerationDiffGesamt.B21])" office:value-type="float" office:value="0" calcext:value-type="float">
            <text:p>0</text:p>
          </table:table-cell>
          <table:table-cell table:formula="of:=ABS([AccelerationDiffGesamt.C20]- [AccelerationDiffGesamt.C21])" office:value-type="float" office:value="0" calcext:value-type="float">
            <text:p>0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formula="of:=COUNTIF([.B$2:.B$693]; &quot;&gt;0,06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ABS([AccelerationDiffGesamt.A21]- [AccelerationDiffGesamt.A22])" office:value-type="float" office:value="0" calcext:value-type="float">
            <text:p>0</text:p>
          </table:table-cell>
          <table:table-cell table:formula="of:=ABS([AccelerationDiffGesamt.B21]- [AccelerationDiffGesamt.B22])" office:value-type="float" office:value="0" calcext:value-type="float">
            <text:p>0</text:p>
          </table:table-cell>
          <table:table-cell table:formula="of:=ABS([AccelerationDiffGesamt.C21]- [AccelerationDiffGesamt.C22])" office:value-type="float" office:value="0" calcext:value-type="float">
            <text:p>0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formula="of:=COUNTIF([.B$2:.B$693]; &quot;&gt;0,07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ABS([AccelerationDiffGesamt.A22]- [AccelerationDiffGesamt.A23])" office:value-type="float" office:value="0" calcext:value-type="float">
            <text:p>0</text:p>
          </table:table-cell>
          <table:table-cell table:formula="of:=ABS([AccelerationDiffGesamt.B22]- [AccelerationDiffGesamt.B23])" office:value-type="float" office:value="0" calcext:value-type="float">
            <text:p>0</text:p>
          </table:table-cell>
          <table:table-cell table:formula="of:=ABS([AccelerationDiffGesamt.C22]- [AccelerationDiffGesamt.C23])"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formula="of:=COUNTIF([.B$2:.B$693]; &quot;&gt;0,08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ABS([AccelerationDiffGesamt.A23]- [AccelerationDiffGesamt.A24])" office:value-type="float" office:value="0" calcext:value-type="float">
            <text:p>0</text:p>
          </table:table-cell>
          <table:table-cell table:formula="of:=ABS([AccelerationDiffGesamt.B23]- [AccelerationDiffGesamt.B24])" office:value-type="float" office:value="0" calcext:value-type="float">
            <text:p>0</text:p>
          </table:table-cell>
          <table:table-cell table:formula="of:=ABS([AccelerationDiffGesamt.C23]- [AccelerationDiffGesamt.C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]- [AccelerationDiffGesamt.A25])" office:value-type="float" office:value="0.01923077" calcext:value-type="float">
            <text:p>0,01923077</text:p>
          </table:table-cell>
          <table:table-cell table:formula="of:=ABS([AccelerationDiffGesamt.B24]- [AccelerationDiffGesamt.B25])" office:value-type="float" office:value="0" calcext:value-type="float">
            <text:p>0</text:p>
          </table:table-cell>
          <table:table-cell table:formula="of:=ABS([AccelerationDiffGesamt.C24]- [AccelerationDiffGesamt.C25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]- [AccelerationDiffGesamt.A26])" office:value-type="float" office:value="0.00961539" calcext:value-type="float">
            <text:p>0,00961539</text:p>
          </table:table-cell>
          <table:table-cell table:formula="of:=ABS([AccelerationDiffGesamt.B25]- [AccelerationDiffGesamt.B26])" office:value-type="float" office:value="0" calcext:value-type="float">
            <text:p>0</text:p>
          </table:table-cell>
          <table:table-cell table:formula="of:=ABS([AccelerationDiffGesamt.C25]- [AccelerationDiffGesamt.C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]- [AccelerationDiffGesamt.A27])" office:value-type="float" office:value="0" calcext:value-type="float">
            <text:p>0</text:p>
          </table:table-cell>
          <table:table-cell table:formula="of:=ABS([AccelerationDiffGesamt.B26]- [AccelerationDiffGesamt.B27])" office:value-type="float" office:value="0" calcext:value-type="float">
            <text:p>0</text:p>
          </table:table-cell>
          <table:table-cell table:formula="of:=ABS([AccelerationDiffGesamt.C26]- [AccelerationDiffGesamt.C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]- [AccelerationDiffGesamt.A28])" office:value-type="float" office:value="0" calcext:value-type="float">
            <text:p>0</text:p>
          </table:table-cell>
          <table:table-cell table:formula="of:=ABS([AccelerationDiffGesamt.B27]- [AccelerationDiffGesamt.B28])" office:value-type="float" office:value="0" calcext:value-type="float">
            <text:p>0</text:p>
          </table:table-cell>
          <table:table-cell table:formula="of:=ABS([AccelerationDiffGesamt.C27]- [AccelerationDiffGesamt.C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]- [AccelerationDiffGesamt.A29])" office:value-type="float" office:value="0" calcext:value-type="float">
            <text:p>0</text:p>
          </table:table-cell>
          <table:table-cell table:formula="of:=ABS([AccelerationDiffGesamt.B28]- [AccelerationDiffGesamt.B29])" office:value-type="float" office:value="0" calcext:value-type="float">
            <text:p>0</text:p>
          </table:table-cell>
          <table:table-cell table:formula="of:=ABS([AccelerationDiffGesamt.C28]- [AccelerationDiffGesamt.C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]- [AccelerationDiffGesamt.A30])" office:value-type="float" office:value="0" calcext:value-type="float">
            <text:p>0</text:p>
          </table:table-cell>
          <table:table-cell table:formula="of:=ABS([AccelerationDiffGesamt.B29]- [AccelerationDiffGesamt.B30])" office:value-type="float" office:value="0" calcext:value-type="float">
            <text:p>0</text:p>
          </table:table-cell>
          <table:table-cell table:formula="of:=ABS([AccelerationDiffGesamt.C29]- [AccelerationDiffGesamt.C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]- [AccelerationDiffGesamt.A31])" office:value-type="float" office:value="0" calcext:value-type="float">
            <text:p>0</text:p>
          </table:table-cell>
          <table:table-cell table:formula="of:=ABS([AccelerationDiffGesamt.B30]- [AccelerationDiffGesamt.B31])" office:value-type="float" office:value="0" calcext:value-type="float">
            <text:p>0</text:p>
          </table:table-cell>
          <table:table-cell table:formula="of:=ABS([AccelerationDiffGesamt.C30]- [AccelerationDiffGesamt.C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]- [AccelerationDiffGesamt.A32])" office:value-type="float" office:value="0.00961539" calcext:value-type="float">
            <text:p>0,00961539</text:p>
          </table:table-cell>
          <table:table-cell table:formula="of:=ABS([AccelerationDiffGesamt.B31]- [AccelerationDiffGesamt.B32])" office:value-type="float" office:value="0" calcext:value-type="float">
            <text:p>0</text:p>
          </table:table-cell>
          <table:table-cell table:formula="of:=ABS([AccelerationDiffGesamt.C31]- [AccelerationDiffGesamt.C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]- [AccelerationDiffGesamt.A33])" office:value-type="float" office:value="0" calcext:value-type="float">
            <text:p>0</text:p>
          </table:table-cell>
          <table:table-cell table:formula="of:=ABS([AccelerationDiffGesamt.B32]- [AccelerationDiffGesamt.B33])" office:value-type="float" office:value="0" calcext:value-type="float">
            <text:p>0</text:p>
          </table:table-cell>
          <table:table-cell table:formula="of:=ABS([AccelerationDiffGesamt.C32]- [AccelerationDiffGesamt.C3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]- [AccelerationDiffGesamt.A34])" office:value-type="float" office:value="0.00961539" calcext:value-type="float">
            <text:p>0,00961539</text:p>
          </table:table-cell>
          <table:table-cell table:formula="of:=ABS([AccelerationDiffGesamt.B33]- [AccelerationDiffGesamt.B34])" office:value-type="float" office:value="0.0105820000000001" calcext:value-type="float">
            <text:p>0,010582</text:p>
          </table:table-cell>
          <table:table-cell table:formula="of:=ABS([AccelerationDiffGesamt.C33]- [AccelerationDiffGesamt.C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]- [AccelerationDiffGesamt.A35])" office:value-type="float" office:value="0" calcext:value-type="float">
            <text:p>0</text:p>
          </table:table-cell>
          <table:table-cell table:formula="of:=ABS([AccelerationDiffGesamt.B34]- [AccelerationDiffGesamt.B35])" office:value-type="float" office:value="0" calcext:value-type="float">
            <text:p>0</text:p>
          </table:table-cell>
          <table:table-cell table:formula="of:=ABS([AccelerationDiffGesamt.C34]- [AccelerationDiffGesamt.C3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]- [AccelerationDiffGesamt.A36])" office:value-type="float" office:value="0" calcext:value-type="float">
            <text:p>0</text:p>
          </table:table-cell>
          <table:table-cell table:formula="of:=ABS([AccelerationDiffGesamt.B35]- [AccelerationDiffGesamt.B36])" office:value-type="float" office:value="0" calcext:value-type="float">
            <text:p>0</text:p>
          </table:table-cell>
          <table:table-cell table:formula="of:=ABS([AccelerationDiffGesamt.C35]- [AccelerationDiffGesamt.C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]- [AccelerationDiffGesamt.A37])" office:value-type="float" office:value="0.00961538" calcext:value-type="float">
            <text:p>0,00961538</text:p>
          </table:table-cell>
          <table:table-cell table:formula="of:=ABS([AccelerationDiffGesamt.B36]- [AccelerationDiffGesamt.B37])" office:value-type="float" office:value="0.0105820000000001" calcext:value-type="float">
            <text:p>0,010582</text:p>
          </table:table-cell>
          <table:table-cell table:formula="of:=ABS([AccelerationDiffGesamt.C36]- [AccelerationDiffGesamt.C37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]- [AccelerationDiffGesamt.A38])" office:value-type="float" office:value="0" calcext:value-type="float">
            <text:p>0</text:p>
          </table:table-cell>
          <table:table-cell table:formula="of:=ABS([AccelerationDiffGesamt.B37]- [AccelerationDiffGesamt.B38])" office:value-type="float" office:value="0" calcext:value-type="float">
            <text:p>0</text:p>
          </table:table-cell>
          <table:table-cell table:formula="of:=ABS([AccelerationDiffGesamt.C37]- [AccelerationDiffGesamt.C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]- [AccelerationDiffGesamt.A39])" office:value-type="float" office:value="0" calcext:value-type="float">
            <text:p>0</text:p>
          </table:table-cell>
          <table:table-cell table:formula="of:=ABS([AccelerationDiffGesamt.B38]- [AccelerationDiffGesamt.B39])" office:value-type="float" office:value="0" calcext:value-type="float">
            <text:p>0</text:p>
          </table:table-cell>
          <table:table-cell table:formula="of:=ABS([AccelerationDiffGesamt.C38]- [AccelerationDiffGesamt.C3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]- [AccelerationDiffGesamt.A40])" office:value-type="float" office:value="0" calcext:value-type="float">
            <text:p>0</text:p>
          </table:table-cell>
          <table:table-cell table:formula="of:=ABS([AccelerationDiffGesamt.B39]- [AccelerationDiffGesamt.B40])" office:value-type="float" office:value="0" calcext:value-type="float">
            <text:p>0</text:p>
          </table:table-cell>
          <table:table-cell table:formula="of:=ABS([AccelerationDiffGesamt.C39]- [AccelerationDiffGesamt.C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]- [AccelerationDiffGesamt.A41])" office:value-type="float" office:value="0.01923077" calcext:value-type="float">
            <text:p>0,01923077</text:p>
          </table:table-cell>
          <table:table-cell table:formula="of:=ABS([AccelerationDiffGesamt.B40]- [AccelerationDiffGesamt.B41])" office:value-type="float" office:value="0.0105820000000001" calcext:value-type="float">
            <text:p>0,010582</text:p>
          </table:table-cell>
          <table:table-cell table:formula="of:=ABS([AccelerationDiffGesamt.C40]- [AccelerationDiffGesamt.C41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]- [AccelerationDiffGesamt.A42])" office:value-type="float" office:value="0.00961539" calcext:value-type="float">
            <text:p>0,00961539</text:p>
          </table:table-cell>
          <table:table-cell table:formula="of:=ABS([AccelerationDiffGesamt.B41]- [AccelerationDiffGesamt.B42])" office:value-type="float" office:value="0" calcext:value-type="float">
            <text:p>0</text:p>
          </table:table-cell>
          <table:table-cell table:formula="of:=ABS([AccelerationDiffGesamt.C41]- [AccelerationDiffGesamt.C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]- [AccelerationDiffGesamt.A43])" office:value-type="float" office:value="0" calcext:value-type="float">
            <text:p>0</text:p>
          </table:table-cell>
          <table:table-cell table:formula="of:=ABS([AccelerationDiffGesamt.B42]- [AccelerationDiffGesamt.B43])" office:value-type="float" office:value="0" calcext:value-type="float">
            <text:p>0</text:p>
          </table:table-cell>
          <table:table-cell table:formula="of:=ABS([AccelerationDiffGesamt.C42]- [AccelerationDiffGesamt.C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]- [AccelerationDiffGesamt.A44])" office:value-type="float" office:value="0" calcext:value-type="float">
            <text:p>0</text:p>
          </table:table-cell>
          <table:table-cell table:formula="of:=ABS([AccelerationDiffGesamt.B43]- [AccelerationDiffGesamt.B44])" office:value-type="float" office:value="0" calcext:value-type="float">
            <text:p>0</text:p>
          </table:table-cell>
          <table:table-cell table:formula="of:=ABS([AccelerationDiffGesamt.C43]- [AccelerationDiffGesamt.C4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]- [AccelerationDiffGesamt.A45])" office:value-type="float" office:value="0" calcext:value-type="float">
            <text:p>0</text:p>
          </table:table-cell>
          <table:table-cell table:formula="of:=ABS([AccelerationDiffGesamt.B44]- [AccelerationDiffGesamt.B45])" office:value-type="float" office:value="0" calcext:value-type="float">
            <text:p>0</text:p>
          </table:table-cell>
          <table:table-cell table:formula="of:=ABS([AccelerationDiffGesamt.C44]- [AccelerationDiffGesamt.C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]- [AccelerationDiffGesamt.A46])" office:value-type="float" office:value="0" calcext:value-type="float">
            <text:p>0</text:p>
          </table:table-cell>
          <table:table-cell table:formula="of:=ABS([AccelerationDiffGesamt.B45]- [AccelerationDiffGesamt.B46])" office:value-type="float" office:value="0" calcext:value-type="float">
            <text:p>0</text:p>
          </table:table-cell>
          <table:table-cell table:formula="of:=ABS([AccelerationDiffGesamt.C45]- [AccelerationDiffGesamt.C46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]- [AccelerationDiffGesamt.A47])" office:value-type="float" office:value="0" calcext:value-type="float">
            <text:p>0</text:p>
          </table:table-cell>
          <table:table-cell table:formula="of:=ABS([AccelerationDiffGesamt.B46]- [AccelerationDiffGesamt.B47])" office:value-type="float" office:value="0" calcext:value-type="float">
            <text:p>0</text:p>
          </table:table-cell>
          <table:table-cell table:formula="of:=ABS([AccelerationDiffGesamt.C46]- [AccelerationDiffGesamt.C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]- [AccelerationDiffGesamt.A48])" office:value-type="float" office:value="0" calcext:value-type="float">
            <text:p>0</text:p>
          </table:table-cell>
          <table:table-cell table:formula="of:=ABS([AccelerationDiffGesamt.B47]- [AccelerationDiffGesamt.B48])" office:value-type="float" office:value="0" calcext:value-type="float">
            <text:p>0</text:p>
          </table:table-cell>
          <table:table-cell table:formula="of:=ABS([AccelerationDiffGesamt.C47]- [AccelerationDiffGesamt.C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]- [AccelerationDiffGesamt.A49])" office:value-type="float" office:value="0" calcext:value-type="float">
            <text:p>0</text:p>
          </table:table-cell>
          <table:table-cell table:formula="of:=ABS([AccelerationDiffGesamt.B48]- [AccelerationDiffGesamt.B49])" office:value-type="float" office:value="0" calcext:value-type="float">
            <text:p>0</text:p>
          </table:table-cell>
          <table:table-cell table:formula="of:=ABS([AccelerationDiffGesamt.C48]- [AccelerationDiffGesamt.C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]- [AccelerationDiffGesamt.A50])" office:value-type="float" office:value="0" calcext:value-type="float">
            <text:p>0</text:p>
          </table:table-cell>
          <table:table-cell table:formula="of:=ABS([AccelerationDiffGesamt.B49]- [AccelerationDiffGesamt.B50])" office:value-type="float" office:value="0" calcext:value-type="float">
            <text:p>0</text:p>
          </table:table-cell>
          <table:table-cell table:formula="of:=ABS([AccelerationDiffGesamt.C49]- [AccelerationDiffGesamt.C5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]- [AccelerationDiffGesamt.A51])" office:value-type="float" office:value="0" calcext:value-type="float">
            <text:p>0</text:p>
          </table:table-cell>
          <table:table-cell table:formula="of:=ABS([AccelerationDiffGesamt.B50]- [AccelerationDiffGesamt.B51])" office:value-type="float" office:value="0" calcext:value-type="float">
            <text:p>0</text:p>
          </table:table-cell>
          <table:table-cell table:formula="of:=ABS([AccelerationDiffGesamt.C50]- [AccelerationDiffGesamt.C5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]- [AccelerationDiffGesamt.A52])" office:value-type="float" office:value="0" calcext:value-type="float">
            <text:p>0</text:p>
          </table:table-cell>
          <table:table-cell table:formula="of:=ABS([AccelerationDiffGesamt.B51]- [AccelerationDiffGesamt.B52])" office:value-type="float" office:value="0" calcext:value-type="float">
            <text:p>0</text:p>
          </table:table-cell>
          <table:table-cell table:formula="of:=ABS([AccelerationDiffGesamt.C51]- [AccelerationDiffGesamt.C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]- [AccelerationDiffGesamt.A53])" office:value-type="float" office:value="0" calcext:value-type="float">
            <text:p>0</text:p>
          </table:table-cell>
          <table:table-cell table:formula="of:=ABS([AccelerationDiffGesamt.B52]- [AccelerationDiffGesamt.B53])" office:value-type="float" office:value="0" calcext:value-type="float">
            <text:p>0</text:p>
          </table:table-cell>
          <table:table-cell table:formula="of:=ABS([AccelerationDiffGesamt.C52]- [AccelerationDiffGesamt.C5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]- [AccelerationDiffGesamt.A54])" office:value-type="float" office:value="0" calcext:value-type="float">
            <text:p>0</text:p>
          </table:table-cell>
          <table:table-cell table:formula="of:=ABS([AccelerationDiffGesamt.B53]- [AccelerationDiffGesamt.B54])" office:value-type="float" office:value="0" calcext:value-type="float">
            <text:p>0</text:p>
          </table:table-cell>
          <table:table-cell table:formula="of:=ABS([AccelerationDiffGesamt.C53]- [AccelerationDiffGesamt.C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]- [AccelerationDiffGesamt.A55])" office:value-type="float" office:value="0" calcext:value-type="float">
            <text:p>0</text:p>
          </table:table-cell>
          <table:table-cell table:formula="of:=ABS([AccelerationDiffGesamt.B54]- [AccelerationDiffGesamt.B55])" office:value-type="float" office:value="0" calcext:value-type="float">
            <text:p>0</text:p>
          </table:table-cell>
          <table:table-cell table:formula="of:=ABS([AccelerationDiffGesamt.C54]- [AccelerationDiffGesamt.C5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]- [AccelerationDiffGesamt.A56])" office:value-type="float" office:value="0" calcext:value-type="float">
            <text:p>0</text:p>
          </table:table-cell>
          <table:table-cell table:formula="of:=ABS([AccelerationDiffGesamt.B55]- [AccelerationDiffGesamt.B56])" office:value-type="float" office:value="0" calcext:value-type="float">
            <text:p>0</text:p>
          </table:table-cell>
          <table:table-cell table:formula="of:=ABS([AccelerationDiffGesamt.C55]- [AccelerationDiffGesamt.C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]- [AccelerationDiffGesamt.A57])" office:value-type="float" office:value="0" calcext:value-type="float">
            <text:p>0</text:p>
          </table:table-cell>
          <table:table-cell table:formula="of:=ABS([AccelerationDiffGesamt.B56]- [AccelerationDiffGesamt.B57])" office:value-type="float" office:value="0" calcext:value-type="float">
            <text:p>0</text:p>
          </table:table-cell>
          <table:table-cell table:formula="of:=ABS([AccelerationDiffGesamt.C56]- [AccelerationDiffGesamt.C5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]- [AccelerationDiffGesamt.A58])" office:value-type="float" office:value="0" calcext:value-type="float">
            <text:p>0</text:p>
          </table:table-cell>
          <table:table-cell table:formula="of:=ABS([AccelerationDiffGesamt.B57]- [AccelerationDiffGesamt.B58])" office:value-type="float" office:value="0" calcext:value-type="float">
            <text:p>0</text:p>
          </table:table-cell>
          <table:table-cell table:formula="of:=ABS([AccelerationDiffGesamt.C57]- [AccelerationDiffGesamt.C5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]- [AccelerationDiffGesamt.A59])" office:value-type="float" office:value="0" calcext:value-type="float">
            <text:p>0</text:p>
          </table:table-cell>
          <table:table-cell table:formula="of:=ABS([AccelerationDiffGesamt.B58]- [AccelerationDiffGesamt.B59])" office:value-type="float" office:value="0" calcext:value-type="float">
            <text:p>0</text:p>
          </table:table-cell>
          <table:table-cell table:formula="of:=ABS([AccelerationDiffGesamt.C58]- [AccelerationDiffGesamt.C5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]- [AccelerationDiffGesamt.A60])" office:value-type="float" office:value="0" calcext:value-type="float">
            <text:p>0</text:p>
          </table:table-cell>
          <table:table-cell table:formula="of:=ABS([AccelerationDiffGesamt.B59]- [AccelerationDiffGesamt.B60])" office:value-type="float" office:value="0" calcext:value-type="float">
            <text:p>0</text:p>
          </table:table-cell>
          <table:table-cell table:formula="of:=ABS([AccelerationDiffGesamt.C59]- [AccelerationDiffGesamt.C6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]- [AccelerationDiffGesamt.A61])" office:value-type="float" office:value="0" calcext:value-type="float">
            <text:p>0</text:p>
          </table:table-cell>
          <table:table-cell table:formula="of:=ABS([AccelerationDiffGesamt.B60]- [AccelerationDiffGesamt.B61])" office:value-type="float" office:value="0" calcext:value-type="float">
            <text:p>0</text:p>
          </table:table-cell>
          <table:table-cell table:formula="of:=ABS([AccelerationDiffGesamt.C60]- [AccelerationDiffGesamt.C6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]- [AccelerationDiffGesamt.A62])" office:value-type="float" office:value="0" calcext:value-type="float">
            <text:p>0</text:p>
          </table:table-cell>
          <table:table-cell table:formula="of:=ABS([AccelerationDiffGesamt.B61]- [AccelerationDiffGesamt.B62])" office:value-type="float" office:value="0" calcext:value-type="float">
            <text:p>0</text:p>
          </table:table-cell>
          <table:table-cell table:formula="of:=ABS([AccelerationDiffGesamt.C61]- [AccelerationDiffGesamt.C6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]- [AccelerationDiffGesamt.A63])" office:value-type="float" office:value="0" calcext:value-type="float">
            <text:p>0</text:p>
          </table:table-cell>
          <table:table-cell table:formula="of:=ABS([AccelerationDiffGesamt.B62]- [AccelerationDiffGesamt.B63])" office:value-type="float" office:value="0" calcext:value-type="float">
            <text:p>0</text:p>
          </table:table-cell>
          <table:table-cell table:formula="of:=ABS([AccelerationDiffGesamt.C62]- [AccelerationDiffGesamt.C6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]- [AccelerationDiffGesamt.A64])" office:value-type="float" office:value="0" calcext:value-type="float">
            <text:p>0</text:p>
          </table:table-cell>
          <table:table-cell table:formula="of:=ABS([AccelerationDiffGesamt.B63]- [AccelerationDiffGesamt.B64])" office:value-type="float" office:value="0" calcext:value-type="float">
            <text:p>0</text:p>
          </table:table-cell>
          <table:table-cell table:formula="of:=ABS([AccelerationDiffGesamt.C63]- [AccelerationDiffGesamt.C6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]- [AccelerationDiffGesamt.A65])" office:value-type="float" office:value="0" calcext:value-type="float">
            <text:p>0</text:p>
          </table:table-cell>
          <table:table-cell table:formula="of:=ABS([AccelerationDiffGesamt.B64]- [AccelerationDiffGesamt.B65])" office:value-type="float" office:value="0" calcext:value-type="float">
            <text:p>0</text:p>
          </table:table-cell>
          <table:table-cell table:formula="of:=ABS([AccelerationDiffGesamt.C64]- [AccelerationDiffGesamt.C6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]- [AccelerationDiffGesamt.A66])" office:value-type="float" office:value="0" calcext:value-type="float">
            <text:p>0</text:p>
          </table:table-cell>
          <table:table-cell table:formula="of:=ABS([AccelerationDiffGesamt.B65]- [AccelerationDiffGesamt.B66])" office:value-type="float" office:value="0" calcext:value-type="float">
            <text:p>0</text:p>
          </table:table-cell>
          <table:table-cell table:formula="of:=ABS([AccelerationDiffGesamt.C65]- [AccelerationDiffGesamt.C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]- [AccelerationDiffGesamt.A67])" office:value-type="float" office:value="0" calcext:value-type="float">
            <text:p>0</text:p>
          </table:table-cell>
          <table:table-cell table:formula="of:=ABS([AccelerationDiffGesamt.B66]- [AccelerationDiffGesamt.B67])" office:value-type="float" office:value="0" calcext:value-type="float">
            <text:p>0</text:p>
          </table:table-cell>
          <table:table-cell table:formula="of:=ABS([AccelerationDiffGesamt.C66]- [AccelerationDiffGesamt.C6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]- [AccelerationDiffGesamt.A68])" office:value-type="float" office:value="0" calcext:value-type="float">
            <text:p>0</text:p>
          </table:table-cell>
          <table:table-cell table:formula="of:=ABS([AccelerationDiffGesamt.B67]- [AccelerationDiffGesamt.B68])" office:value-type="float" office:value="0" calcext:value-type="float">
            <text:p>0</text:p>
          </table:table-cell>
          <table:table-cell table:formula="of:=ABS([AccelerationDiffGesamt.C67]- [AccelerationDiffGesamt.C6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]- [AccelerationDiffGesamt.A69])" office:value-type="float" office:value="0" calcext:value-type="float">
            <text:p>0</text:p>
          </table:table-cell>
          <table:table-cell table:formula="of:=ABS([AccelerationDiffGesamt.B68]- [AccelerationDiffGesamt.B69])" office:value-type="float" office:value="0" calcext:value-type="float">
            <text:p>0</text:p>
          </table:table-cell>
          <table:table-cell table:formula="of:=ABS([AccelerationDiffGesamt.C68]- [AccelerationDiffGesamt.C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9]- [AccelerationDiffGesamt.A70])" office:value-type="float" office:value="0" calcext:value-type="float">
            <text:p>0</text:p>
          </table:table-cell>
          <table:table-cell table:formula="of:=ABS([AccelerationDiffGesamt.B69]- [AccelerationDiffGesamt.B70])" office:value-type="float" office:value="0" calcext:value-type="float">
            <text:p>0</text:p>
          </table:table-cell>
          <table:table-cell table:formula="of:=ABS([AccelerationDiffGesamt.C69]- [AccelerationDiffGesamt.C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0]- [AccelerationDiffGesamt.A71])" office:value-type="float" office:value="0" calcext:value-type="float">
            <text:p>0</text:p>
          </table:table-cell>
          <table:table-cell table:formula="of:=ABS([AccelerationDiffGesamt.B70]- [AccelerationDiffGesamt.B71])" office:value-type="float" office:value="0" calcext:value-type="float">
            <text:p>0</text:p>
          </table:table-cell>
          <table:table-cell table:formula="of:=ABS([AccelerationDiffGesamt.C70]- [AccelerationDiffGesamt.C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1]- [AccelerationDiffGesamt.A72])" office:value-type="float" office:value="0" calcext:value-type="float">
            <text:p>0</text:p>
          </table:table-cell>
          <table:table-cell table:formula="of:=ABS([AccelerationDiffGesamt.B71]- [AccelerationDiffGesamt.B72])" office:value-type="float" office:value="0" calcext:value-type="float">
            <text:p>0</text:p>
          </table:table-cell>
          <table:table-cell table:formula="of:=ABS([AccelerationDiffGesamt.C71]- [AccelerationDiffGesamt.C7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2]- [AccelerationDiffGesamt.A73])" office:value-type="float" office:value="0" calcext:value-type="float">
            <text:p>0</text:p>
          </table:table-cell>
          <table:table-cell table:formula="of:=ABS([AccelerationDiffGesamt.B72]- [AccelerationDiffGesamt.B73])" office:value-type="float" office:value="0" calcext:value-type="float">
            <text:p>0</text:p>
          </table:table-cell>
          <table:table-cell table:formula="of:=ABS([AccelerationDiffGesamt.C72]- [AccelerationDiffGesamt.C7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3]- [AccelerationDiffGesamt.A74])" office:value-type="float" office:value="0" calcext:value-type="float">
            <text:p>0</text:p>
          </table:table-cell>
          <table:table-cell table:formula="of:=ABS([AccelerationDiffGesamt.B73]- [AccelerationDiffGesamt.B74])" office:value-type="float" office:value="0" calcext:value-type="float">
            <text:p>0</text:p>
          </table:table-cell>
          <table:table-cell table:formula="of:=ABS([AccelerationDiffGesamt.C73]- [AccelerationDiffGesamt.C7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4]- [AccelerationDiffGesamt.A75])" office:value-type="float" office:value="0" calcext:value-type="float">
            <text:p>0</text:p>
          </table:table-cell>
          <table:table-cell table:formula="of:=ABS([AccelerationDiffGesamt.B74]- [AccelerationDiffGesamt.B75])" office:value-type="float" office:value="0" calcext:value-type="float">
            <text:p>0</text:p>
          </table:table-cell>
          <table:table-cell table:formula="of:=ABS([AccelerationDiffGesamt.C74]- [AccelerationDiffGesamt.C7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5]- [AccelerationDiffGesamt.A76])" office:value-type="float" office:value="0" calcext:value-type="float">
            <text:p>0</text:p>
          </table:table-cell>
          <table:table-cell table:formula="of:=ABS([AccelerationDiffGesamt.B75]- [AccelerationDiffGesamt.B76])" office:value-type="float" office:value="0" calcext:value-type="float">
            <text:p>0</text:p>
          </table:table-cell>
          <table:table-cell table:formula="of:=ABS([AccelerationDiffGesamt.C75]- [AccelerationDiffGesamt.C7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6]- [AccelerationDiffGesamt.A77])" office:value-type="float" office:value="0" calcext:value-type="float">
            <text:p>0</text:p>
          </table:table-cell>
          <table:table-cell table:formula="of:=ABS([AccelerationDiffGesamt.B76]- [AccelerationDiffGesamt.B77])" office:value-type="float" office:value="0" calcext:value-type="float">
            <text:p>0</text:p>
          </table:table-cell>
          <table:table-cell table:formula="of:=ABS([AccelerationDiffGesamt.C76]- [AccelerationDiffGesamt.C7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7]- [AccelerationDiffGesamt.A78])" office:value-type="float" office:value="0" calcext:value-type="float">
            <text:p>0</text:p>
          </table:table-cell>
          <table:table-cell table:formula="of:=ABS([AccelerationDiffGesamt.B77]- [AccelerationDiffGesamt.B78])" office:value-type="float" office:value="0" calcext:value-type="float">
            <text:p>0</text:p>
          </table:table-cell>
          <table:table-cell table:formula="of:=ABS([AccelerationDiffGesamt.C77]- [AccelerationDiffGesamt.C7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8]- [AccelerationDiffGesamt.A79])" office:value-type="float" office:value="0" calcext:value-type="float">
            <text:p>0</text:p>
          </table:table-cell>
          <table:table-cell table:formula="of:=ABS([AccelerationDiffGesamt.B78]- [AccelerationDiffGesamt.B79])" office:value-type="float" office:value="0" calcext:value-type="float">
            <text:p>0</text:p>
          </table:table-cell>
          <table:table-cell table:formula="of:=ABS([AccelerationDiffGesamt.C78]- [AccelerationDiffGesamt.C7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79]- [AccelerationDiffGesamt.A80])" office:value-type="float" office:value="0" calcext:value-type="float">
            <text:p>0</text:p>
          </table:table-cell>
          <table:table-cell table:formula="of:=ABS([AccelerationDiffGesamt.B79]- [AccelerationDiffGesamt.B80])" office:value-type="float" office:value="0" calcext:value-type="float">
            <text:p>0</text:p>
          </table:table-cell>
          <table:table-cell table:formula="of:=ABS([AccelerationDiffGesamt.C79]- [AccelerationDiffGesamt.C8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0]- [AccelerationDiffGesamt.A81])" office:value-type="float" office:value="0" calcext:value-type="float">
            <text:p>0</text:p>
          </table:table-cell>
          <table:table-cell table:formula="of:=ABS([AccelerationDiffGesamt.B80]- [AccelerationDiffGesamt.B81])" office:value-type="float" office:value="0" calcext:value-type="float">
            <text:p>0</text:p>
          </table:table-cell>
          <table:table-cell table:formula="of:=ABS([AccelerationDiffGesamt.C80]- [AccelerationDiffGesamt.C8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1]- [AccelerationDiffGesamt.A82])" office:value-type="float" office:value="0" calcext:value-type="float">
            <text:p>0</text:p>
          </table:table-cell>
          <table:table-cell table:formula="of:=ABS([AccelerationDiffGesamt.B81]- [AccelerationDiffGesamt.B82])" office:value-type="float" office:value="0" calcext:value-type="float">
            <text:p>0</text:p>
          </table:table-cell>
          <table:table-cell table:formula="of:=ABS([AccelerationDiffGesamt.C81]- [AccelerationDiffGesamt.C8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2]- [AccelerationDiffGesamt.A83])" office:value-type="float" office:value="0" calcext:value-type="float">
            <text:p>0</text:p>
          </table:table-cell>
          <table:table-cell table:formula="of:=ABS([AccelerationDiffGesamt.B82]- [AccelerationDiffGesamt.B83])" office:value-type="float" office:value="0" calcext:value-type="float">
            <text:p>0</text:p>
          </table:table-cell>
          <table:table-cell table:formula="of:=ABS([AccelerationDiffGesamt.C82]- [AccelerationDiffGesamt.C8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3]- [AccelerationDiffGesamt.A84])" office:value-type="float" office:value="0" calcext:value-type="float">
            <text:p>0</text:p>
          </table:table-cell>
          <table:table-cell table:formula="of:=ABS([AccelerationDiffGesamt.B83]- [AccelerationDiffGesamt.B84])" office:value-type="float" office:value="0" calcext:value-type="float">
            <text:p>0</text:p>
          </table:table-cell>
          <table:table-cell table:formula="of:=ABS([AccelerationDiffGesamt.C83]- [AccelerationDiffGesamt.C8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4]- [AccelerationDiffGesamt.A85])" office:value-type="float" office:value="0" calcext:value-type="float">
            <text:p>0</text:p>
          </table:table-cell>
          <table:table-cell table:formula="of:=ABS([AccelerationDiffGesamt.B84]- [AccelerationDiffGesamt.B85])" office:value-type="float" office:value="0" calcext:value-type="float">
            <text:p>0</text:p>
          </table:table-cell>
          <table:table-cell table:formula="of:=ABS([AccelerationDiffGesamt.C84]- [AccelerationDiffGesamt.C8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5]- [AccelerationDiffGesamt.A86])" office:value-type="float" office:value="0" calcext:value-type="float">
            <text:p>0</text:p>
          </table:table-cell>
          <table:table-cell table:formula="of:=ABS([AccelerationDiffGesamt.B85]- [AccelerationDiffGesamt.B86])" office:value-type="float" office:value="0" calcext:value-type="float">
            <text:p>0</text:p>
          </table:table-cell>
          <table:table-cell table:formula="of:=ABS([AccelerationDiffGesamt.C85]- [AccelerationDiffGesamt.C8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6]- [AccelerationDiffGesamt.A87])" office:value-type="float" office:value="0" calcext:value-type="float">
            <text:p>0</text:p>
          </table:table-cell>
          <table:table-cell table:formula="of:=ABS([AccelerationDiffGesamt.B86]- [AccelerationDiffGesamt.B87])" office:value-type="float" office:value="0" calcext:value-type="float">
            <text:p>0</text:p>
          </table:table-cell>
          <table:table-cell table:formula="of:=ABS([AccelerationDiffGesamt.C86]- [AccelerationDiffGesamt.C8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7]- [AccelerationDiffGesamt.A88])" office:value-type="float" office:value="0" calcext:value-type="float">
            <text:p>0</text:p>
          </table:table-cell>
          <table:table-cell table:formula="of:=ABS([AccelerationDiffGesamt.B87]- [AccelerationDiffGesamt.B88])" office:value-type="float" office:value="0" calcext:value-type="float">
            <text:p>0</text:p>
          </table:table-cell>
          <table:table-cell table:formula="of:=ABS([AccelerationDiffGesamt.C87]- [AccelerationDiffGesamt.C8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8]- [AccelerationDiffGesamt.A89])" office:value-type="float" office:value="0" calcext:value-type="float">
            <text:p>0</text:p>
          </table:table-cell>
          <table:table-cell table:formula="of:=ABS([AccelerationDiffGesamt.B88]- [AccelerationDiffGesamt.B89])" office:value-type="float" office:value="0" calcext:value-type="float">
            <text:p>0</text:p>
          </table:table-cell>
          <table:table-cell table:formula="of:=ABS([AccelerationDiffGesamt.C88]- [AccelerationDiffGesamt.C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89]- [AccelerationDiffGesamt.A90])" office:value-type="float" office:value="0" calcext:value-type="float">
            <text:p>0</text:p>
          </table:table-cell>
          <table:table-cell table:formula="of:=ABS([AccelerationDiffGesamt.B89]- [AccelerationDiffGesamt.B90])" office:value-type="float" office:value="0" calcext:value-type="float">
            <text:p>0</text:p>
          </table:table-cell>
          <table:table-cell table:formula="of:=ABS([AccelerationDiffGesamt.C89]- [AccelerationDiffGesamt.C9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0]- [AccelerationDiffGesamt.A91])" office:value-type="float" office:value="0" calcext:value-type="float">
            <text:p>0</text:p>
          </table:table-cell>
          <table:table-cell table:formula="of:=ABS([AccelerationDiffGesamt.B90]- [AccelerationDiffGesamt.B91])" office:value-type="float" office:value="0" calcext:value-type="float">
            <text:p>0</text:p>
          </table:table-cell>
          <table:table-cell table:formula="of:=ABS([AccelerationDiffGesamt.C90]- [AccelerationDiffGesamt.C9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1]- [AccelerationDiffGesamt.A92])" office:value-type="float" office:value="0" calcext:value-type="float">
            <text:p>0</text:p>
          </table:table-cell>
          <table:table-cell table:formula="of:=ABS([AccelerationDiffGesamt.B91]- [AccelerationDiffGesamt.B92])" office:value-type="float" office:value="0" calcext:value-type="float">
            <text:p>0</text:p>
          </table:table-cell>
          <table:table-cell table:formula="of:=ABS([AccelerationDiffGesamt.C91]- [AccelerationDiffGesamt.C9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2]- [AccelerationDiffGesamt.A93])" office:value-type="float" office:value="0" calcext:value-type="float">
            <text:p>0</text:p>
          </table:table-cell>
          <table:table-cell table:formula="of:=ABS([AccelerationDiffGesamt.B92]- [AccelerationDiffGesamt.B93])" office:value-type="float" office:value="0" calcext:value-type="float">
            <text:p>0</text:p>
          </table:table-cell>
          <table:table-cell table:formula="of:=ABS([AccelerationDiffGesamt.C92]- [AccelerationDiffGesamt.C9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3]- [AccelerationDiffGesamt.A94])" office:value-type="float" office:value="0" calcext:value-type="float">
            <text:p>0</text:p>
          </table:table-cell>
          <table:table-cell table:formula="of:=ABS([AccelerationDiffGesamt.B93]- [AccelerationDiffGesamt.B94])" office:value-type="float" office:value="0" calcext:value-type="float">
            <text:p>0</text:p>
          </table:table-cell>
          <table:table-cell table:formula="of:=ABS([AccelerationDiffGesamt.C93]- [AccelerationDiffGesamt.C9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4]- [AccelerationDiffGesamt.A95])" office:value-type="float" office:value="0" calcext:value-type="float">
            <text:p>0</text:p>
          </table:table-cell>
          <table:table-cell table:formula="of:=ABS([AccelerationDiffGesamt.B94]- [AccelerationDiffGesamt.B95])" office:value-type="float" office:value="0" calcext:value-type="float">
            <text:p>0</text:p>
          </table:table-cell>
          <table:table-cell table:formula="of:=ABS([AccelerationDiffGesamt.C94]- [AccelerationDiffGesamt.C9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5]- [AccelerationDiffGesamt.A96])" office:value-type="float" office:value="0.00961538" calcext:value-type="float">
            <text:p>0,00961538</text:p>
          </table:table-cell>
          <table:table-cell table:formula="of:=ABS([AccelerationDiffGesamt.B95]- [AccelerationDiffGesamt.B96])" office:value-type="float" office:value="0.0105820000000001" calcext:value-type="float">
            <text:p>0,010582</text:p>
          </table:table-cell>
          <table:table-cell table:formula="of:=ABS([AccelerationDiffGesamt.C95]- [AccelerationDiffGesamt.C9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6]- [AccelerationDiffGesamt.A97])" office:value-type="float" office:value="0" calcext:value-type="float">
            <text:p>0</text:p>
          </table:table-cell>
          <table:table-cell table:formula="of:=ABS([AccelerationDiffGesamt.B96]- [AccelerationDiffGesamt.B97])" office:value-type="float" office:value="0" calcext:value-type="float">
            <text:p>0</text:p>
          </table:table-cell>
          <table:table-cell table:formula="of:=ABS([AccelerationDiffGesamt.C96]- [AccelerationDiffGesamt.C9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7]- [AccelerationDiffGesamt.A98])" office:value-type="float" office:value="0" calcext:value-type="float">
            <text:p>0</text:p>
          </table:table-cell>
          <table:table-cell table:formula="of:=ABS([AccelerationDiffGesamt.B97]- [AccelerationDiffGesamt.B98])" office:value-type="float" office:value="0" calcext:value-type="float">
            <text:p>0</text:p>
          </table:table-cell>
          <table:table-cell table:formula="of:=ABS([AccelerationDiffGesamt.C97]- [AccelerationDiffGesamt.C9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8]- [AccelerationDiffGesamt.A99])" office:value-type="float" office:value="0" calcext:value-type="float">
            <text:p>0</text:p>
          </table:table-cell>
          <table:table-cell table:formula="of:=ABS([AccelerationDiffGesamt.B98]- [AccelerationDiffGesamt.B99])" office:value-type="float" office:value="0" calcext:value-type="float">
            <text:p>0</text:p>
          </table:table-cell>
          <table:table-cell table:formula="of:=ABS([AccelerationDiffGesamt.C98]- [AccelerationDiffGesamt.C9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99]- [AccelerationDiffGesamt.A100])" office:value-type="float" office:value="0" calcext:value-type="float">
            <text:p>0</text:p>
          </table:table-cell>
          <table:table-cell table:formula="of:=ABS([AccelerationDiffGesamt.B99]- [AccelerationDiffGesamt.B100])" office:value-type="float" office:value="0" calcext:value-type="float">
            <text:p>0</text:p>
          </table:table-cell>
          <table:table-cell table:formula="of:=ABS([AccelerationDiffGesamt.C99]- [AccelerationDiffGesamt.C10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0]- [AccelerationDiffGesamt.A101])" office:value-type="float" office:value="0" calcext:value-type="float">
            <text:p>0</text:p>
          </table:table-cell>
          <table:table-cell table:formula="of:=ABS([AccelerationDiffGesamt.B100]- [AccelerationDiffGesamt.B101])" office:value-type="float" office:value="0" calcext:value-type="float">
            <text:p>0</text:p>
          </table:table-cell>
          <table:table-cell table:formula="of:=ABS([AccelerationDiffGesamt.C100]- [AccelerationDiffGesamt.C10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1]- [AccelerationDiffGesamt.A102])" office:value-type="float" office:value="0" calcext:value-type="float">
            <text:p>0</text:p>
          </table:table-cell>
          <table:table-cell table:formula="of:=ABS([AccelerationDiffGesamt.B101]- [AccelerationDiffGesamt.B102])" office:value-type="float" office:value="0" calcext:value-type="float">
            <text:p>0</text:p>
          </table:table-cell>
          <table:table-cell table:formula="of:=ABS([AccelerationDiffGesamt.C101]- [AccelerationDiffGesamt.C10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2]- [AccelerationDiffGesamt.A103])" office:value-type="float" office:value="0" calcext:value-type="float">
            <text:p>0</text:p>
          </table:table-cell>
          <table:table-cell table:formula="of:=ABS([AccelerationDiffGesamt.B102]- [AccelerationDiffGesamt.B103])" office:value-type="float" office:value="0" calcext:value-type="float">
            <text:p>0</text:p>
          </table:table-cell>
          <table:table-cell table:formula="of:=ABS([AccelerationDiffGesamt.C102]- [AccelerationDiffGesamt.C1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3]- [AccelerationDiffGesamt.A104])" office:value-type="float" office:value="0" calcext:value-type="float">
            <text:p>0</text:p>
          </table:table-cell>
          <table:table-cell table:formula="of:=ABS([AccelerationDiffGesamt.B103]- [AccelerationDiffGesamt.B104])" office:value-type="float" office:value="0" calcext:value-type="float">
            <text:p>0</text:p>
          </table:table-cell>
          <table:table-cell table:formula="of:=ABS([AccelerationDiffGesamt.C103]- [AccelerationDiffGesamt.C1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4]- [AccelerationDiffGesamt.A105])" office:value-type="float" office:value="0" calcext:value-type="float">
            <text:p>0</text:p>
          </table:table-cell>
          <table:table-cell table:formula="of:=ABS([AccelerationDiffGesamt.B104]- [AccelerationDiffGesamt.B105])" office:value-type="float" office:value="0" calcext:value-type="float">
            <text:p>0</text:p>
          </table:table-cell>
          <table:table-cell table:formula="of:=ABS([AccelerationDiffGesamt.C104]- [AccelerationDiffGesamt.C1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5]- [AccelerationDiffGesamt.A106])" office:value-type="float" office:value="0" calcext:value-type="float">
            <text:p>0</text:p>
          </table:table-cell>
          <table:table-cell table:formula="of:=ABS([AccelerationDiffGesamt.B105]- [AccelerationDiffGesamt.B106])" office:value-type="float" office:value="0" calcext:value-type="float">
            <text:p>0</text:p>
          </table:table-cell>
          <table:table-cell table:formula="of:=ABS([AccelerationDiffGesamt.C105]- [AccelerationDiffGesamt.C10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6]- [AccelerationDiffGesamt.A107])" office:value-type="float" office:value="0" calcext:value-type="float">
            <text:p>0</text:p>
          </table:table-cell>
          <table:table-cell table:formula="of:=ABS([AccelerationDiffGesamt.B106]- [AccelerationDiffGesamt.B107])" office:value-type="float" office:value="0" calcext:value-type="float">
            <text:p>0</text:p>
          </table:table-cell>
          <table:table-cell table:formula="of:=ABS([AccelerationDiffGesamt.C106]- [AccelerationDiffGesamt.C10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7]- [AccelerationDiffGesamt.A108])" office:value-type="float" office:value="0" calcext:value-type="float">
            <text:p>0</text:p>
          </table:table-cell>
          <table:table-cell table:formula="of:=ABS([AccelerationDiffGesamt.B107]- [AccelerationDiffGesamt.B108])" office:value-type="float" office:value="0" calcext:value-type="float">
            <text:p>0</text:p>
          </table:table-cell>
          <table:table-cell table:formula="of:=ABS([AccelerationDiffGesamt.C107]- [AccelerationDiffGesamt.C10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8]- [AccelerationDiffGesamt.A109])" office:value-type="float" office:value="0" calcext:value-type="float">
            <text:p>0</text:p>
          </table:table-cell>
          <table:table-cell table:formula="of:=ABS([AccelerationDiffGesamt.B108]- [AccelerationDiffGesamt.B109])" office:value-type="float" office:value="0" calcext:value-type="float">
            <text:p>0</text:p>
          </table:table-cell>
          <table:table-cell table:formula="of:=ABS([AccelerationDiffGesamt.C108]- [AccelerationDiffGesamt.C1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09]- [AccelerationDiffGesamt.A110])" office:value-type="float" office:value="0" calcext:value-type="float">
            <text:p>0</text:p>
          </table:table-cell>
          <table:table-cell table:formula="of:=ABS([AccelerationDiffGesamt.B109]- [AccelerationDiffGesamt.B110])" office:value-type="float" office:value="0.0423280000000001" calcext:value-type="float">
            <text:p>0,042328</text:p>
          </table:table-cell>
          <table:table-cell table:formula="of:=ABS([AccelerationDiffGesamt.C109]- [AccelerationDiffGesamt.C110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0]- [AccelerationDiffGesamt.A111])" office:value-type="float" office:value="0.009615385" calcext:value-type="float">
            <text:p>0,009615385</text:p>
          </table:table-cell>
          <table:table-cell table:formula="of:=ABS([AccelerationDiffGesamt.B110]- [AccelerationDiffGesamt.B111])" office:value-type="float" office:value="0.0317460000000001" calcext:value-type="float">
            <text:p>0,031746</text:p>
          </table:table-cell>
          <table:table-cell table:formula="of:=ABS([AccelerationDiffGesamt.C110]- [AccelerationDiffGesamt.C1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1]- [AccelerationDiffGesamt.A112])" office:value-type="float" office:value="0" calcext:value-type="float">
            <text:p>0</text:p>
          </table:table-cell>
          <table:table-cell table:formula="of:=ABS([AccelerationDiffGesamt.B111]- [AccelerationDiffGesamt.B112])" office:value-type="float" office:value="0" calcext:value-type="float">
            <text:p>0</text:p>
          </table:table-cell>
          <table:table-cell table:formula="of:=ABS([AccelerationDiffGesamt.C111]- [AccelerationDiffGesamt.C1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2]- [AccelerationDiffGesamt.A113])" office:value-type="float" office:value="0" calcext:value-type="float">
            <text:p>0</text:p>
          </table:table-cell>
          <table:table-cell table:formula="of:=ABS([AccelerationDiffGesamt.B112]- [AccelerationDiffGesamt.B113])" office:value-type="float" office:value="0" calcext:value-type="float">
            <text:p>0</text:p>
          </table:table-cell>
          <table:table-cell table:formula="of:=ABS([AccelerationDiffGesamt.C112]- [AccelerationDiffGesamt.C1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3]- [AccelerationDiffGesamt.A114])" office:value-type="float" office:value="0" calcext:value-type="float">
            <text:p>0</text:p>
          </table:table-cell>
          <table:table-cell table:formula="of:=ABS([AccelerationDiffGesamt.B113]- [AccelerationDiffGesamt.B114])" office:value-type="float" office:value="0" calcext:value-type="float">
            <text:p>0</text:p>
          </table:table-cell>
          <table:table-cell table:formula="of:=ABS([AccelerationDiffGesamt.C113]- [AccelerationDiffGesamt.C1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4]- [AccelerationDiffGesamt.A115])" office:value-type="float" office:value="0" calcext:value-type="float">
            <text:p>0</text:p>
          </table:table-cell>
          <table:table-cell table:formula="of:=ABS([AccelerationDiffGesamt.B114]- [AccelerationDiffGesamt.B115])" office:value-type="float" office:value="0" calcext:value-type="float">
            <text:p>0</text:p>
          </table:table-cell>
          <table:table-cell table:formula="of:=ABS([AccelerationDiffGesamt.C114]- [AccelerationDiffGesamt.C1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5]- [AccelerationDiffGesamt.A116])" office:value-type="float" office:value="0" calcext:value-type="float">
            <text:p>0</text:p>
          </table:table-cell>
          <table:table-cell table:formula="of:=ABS([AccelerationDiffGesamt.B115]- [AccelerationDiffGesamt.B116])" office:value-type="float" office:value="0" calcext:value-type="float">
            <text:p>0</text:p>
          </table:table-cell>
          <table:table-cell table:formula="of:=ABS([AccelerationDiffGesamt.C115]- [AccelerationDiffGesamt.C1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6]- [AccelerationDiffGesamt.A117])" office:value-type="float" office:value="0" calcext:value-type="float">
            <text:p>0</text:p>
          </table:table-cell>
          <table:table-cell table:formula="of:=ABS([AccelerationDiffGesamt.B116]- [AccelerationDiffGesamt.B117])" office:value-type="float" office:value="0" calcext:value-type="float">
            <text:p>0</text:p>
          </table:table-cell>
          <table:table-cell table:formula="of:=ABS([AccelerationDiffGesamt.C116]- [AccelerationDiffGesamt.C1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7]- [AccelerationDiffGesamt.A118])" office:value-type="float" office:value="0" calcext:value-type="float">
            <text:p>0</text:p>
          </table:table-cell>
          <table:table-cell table:formula="of:=ABS([AccelerationDiffGesamt.B117]- [AccelerationDiffGesamt.B118])" office:value-type="float" office:value="0" calcext:value-type="float">
            <text:p>0</text:p>
          </table:table-cell>
          <table:table-cell table:formula="of:=ABS([AccelerationDiffGesamt.C117]- [AccelerationDiffGesamt.C11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8]- [AccelerationDiffGesamt.A119])" office:value-type="float" office:value="0" calcext:value-type="float">
            <text:p>0</text:p>
          </table:table-cell>
          <table:table-cell table:formula="of:=ABS([AccelerationDiffGesamt.B118]- [AccelerationDiffGesamt.B119])" office:value-type="float" office:value="0" calcext:value-type="float">
            <text:p>0</text:p>
          </table:table-cell>
          <table:table-cell table:formula="of:=ABS([AccelerationDiffGesamt.C118]- [AccelerationDiffGesamt.C1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19]- [AccelerationDiffGesamt.A120])" office:value-type="float" office:value="0" calcext:value-type="float">
            <text:p>0</text:p>
          </table:table-cell>
          <table:table-cell table:formula="of:=ABS([AccelerationDiffGesamt.B119]- [AccelerationDiffGesamt.B120])" office:value-type="float" office:value="0" calcext:value-type="float">
            <text:p>0</text:p>
          </table:table-cell>
          <table:table-cell table:formula="of:=ABS([AccelerationDiffGesamt.C119]- [AccelerationDiffGesamt.C1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0]- [AccelerationDiffGesamt.A121])" office:value-type="float" office:value="0" calcext:value-type="float">
            <text:p>0</text:p>
          </table:table-cell>
          <table:table-cell table:formula="of:=ABS([AccelerationDiffGesamt.B120]- [AccelerationDiffGesamt.B121])" office:value-type="float" office:value="0" calcext:value-type="float">
            <text:p>0</text:p>
          </table:table-cell>
          <table:table-cell table:formula="of:=ABS([AccelerationDiffGesamt.C120]- [AccelerationDiffGesamt.C1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1]- [AccelerationDiffGesamt.A122])" office:value-type="float" office:value="0" calcext:value-type="float">
            <text:p>0</text:p>
          </table:table-cell>
          <table:table-cell table:formula="of:=ABS([AccelerationDiffGesamt.B121]- [AccelerationDiffGesamt.B122])" office:value-type="float" office:value="0" calcext:value-type="float">
            <text:p>0</text:p>
          </table:table-cell>
          <table:table-cell table:formula="of:=ABS([AccelerationDiffGesamt.C121]- [AccelerationDiffGesamt.C1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2]- [AccelerationDiffGesamt.A123])" office:value-type="float" office:value="0" calcext:value-type="float">
            <text:p>0</text:p>
          </table:table-cell>
          <table:table-cell table:formula="of:=ABS([AccelerationDiffGesamt.B122]- [AccelerationDiffGesamt.B123])" office:value-type="float" office:value="0" calcext:value-type="float">
            <text:p>0</text:p>
          </table:table-cell>
          <table:table-cell table:formula="of:=ABS([AccelerationDiffGesamt.C122]- [AccelerationDiffGesamt.C1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3]- [AccelerationDiffGesamt.A124])" office:value-type="float" office:value="0" calcext:value-type="float">
            <text:p>0</text:p>
          </table:table-cell>
          <table:table-cell table:formula="of:=ABS([AccelerationDiffGesamt.B123]- [AccelerationDiffGesamt.B124])" office:value-type="float" office:value="0" calcext:value-type="float">
            <text:p>0</text:p>
          </table:table-cell>
          <table:table-cell table:formula="of:=ABS([AccelerationDiffGesamt.C123]- [AccelerationDiffGesamt.C1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4]- [AccelerationDiffGesamt.A125])" office:value-type="float" office:value="0" calcext:value-type="float">
            <text:p>0</text:p>
          </table:table-cell>
          <table:table-cell table:formula="of:=ABS([AccelerationDiffGesamt.B124]- [AccelerationDiffGesamt.B125])" office:value-type="float" office:value="0" calcext:value-type="float">
            <text:p>0</text:p>
          </table:table-cell>
          <table:table-cell table:formula="of:=ABS([AccelerationDiffGesamt.C124]- [AccelerationDiffGesamt.C1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5]- [AccelerationDiffGesamt.A126])" office:value-type="float" office:value="0.009615385" calcext:value-type="float">
            <text:p>0,009615385</text:p>
          </table:table-cell>
          <table:table-cell table:formula="of:=ABS([AccelerationDiffGesamt.B125]- [AccelerationDiffGesamt.B126])" office:value-type="float" office:value="0" calcext:value-type="float">
            <text:p>0</text:p>
          </table:table-cell>
          <table:table-cell table:formula="of:=ABS([AccelerationDiffGesamt.C125]- [AccelerationDiffGesamt.C1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6]- [AccelerationDiffGesamt.A127])" office:value-type="float" office:value="0" calcext:value-type="float">
            <text:p>0</text:p>
          </table:table-cell>
          <table:table-cell table:formula="of:=ABS([AccelerationDiffGesamt.B126]- [AccelerationDiffGesamt.B127])" office:value-type="float" office:value="0" calcext:value-type="float">
            <text:p>0</text:p>
          </table:table-cell>
          <table:table-cell table:formula="of:=ABS([AccelerationDiffGesamt.C126]- [AccelerationDiffGesamt.C1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7]- [AccelerationDiffGesamt.A128])" office:value-type="float" office:value="0" calcext:value-type="float">
            <text:p>0</text:p>
          </table:table-cell>
          <table:table-cell table:formula="of:=ABS([AccelerationDiffGesamt.B127]- [AccelerationDiffGesamt.B128])" office:value-type="float" office:value="0" calcext:value-type="float">
            <text:p>0</text:p>
          </table:table-cell>
          <table:table-cell table:formula="of:=ABS([AccelerationDiffGesamt.C127]- [AccelerationDiffGesamt.C1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8]- [AccelerationDiffGesamt.A129])" office:value-type="float" office:value="0" calcext:value-type="float">
            <text:p>0</text:p>
          </table:table-cell>
          <table:table-cell table:formula="of:=ABS([AccelerationDiffGesamt.B128]- [AccelerationDiffGesamt.B129])" office:value-type="float" office:value="0" calcext:value-type="float">
            <text:p>0</text:p>
          </table:table-cell>
          <table:table-cell table:formula="of:=ABS([AccelerationDiffGesamt.C128]- [AccelerationDiffGesamt.C1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29]- [AccelerationDiffGesamt.A130])" office:value-type="float" office:value="0" calcext:value-type="float">
            <text:p>0</text:p>
          </table:table-cell>
          <table:table-cell table:formula="of:=ABS([AccelerationDiffGesamt.B129]- [AccelerationDiffGesamt.B130])" office:value-type="float" office:value="0" calcext:value-type="float">
            <text:p>0</text:p>
          </table:table-cell>
          <table:table-cell table:formula="of:=ABS([AccelerationDiffGesamt.C129]- [AccelerationDiffGesamt.C1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0]- [AccelerationDiffGesamt.A131])" office:value-type="float" office:value="0" calcext:value-type="float">
            <text:p>0</text:p>
          </table:table-cell>
          <table:table-cell table:formula="of:=ABS([AccelerationDiffGesamt.B130]- [AccelerationDiffGesamt.B131])" office:value-type="float" office:value="0" calcext:value-type="float">
            <text:p>0</text:p>
          </table:table-cell>
          <table:table-cell table:formula="of:=ABS([AccelerationDiffGesamt.C130]- [AccelerationDiffGesamt.C1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1]- [AccelerationDiffGesamt.A132])" office:value-type="float" office:value="0" calcext:value-type="float">
            <text:p>0</text:p>
          </table:table-cell>
          <table:table-cell table:formula="of:=ABS([AccelerationDiffGesamt.B131]- [AccelerationDiffGesamt.B132])" office:value-type="float" office:value="0" calcext:value-type="float">
            <text:p>0</text:p>
          </table:table-cell>
          <table:table-cell table:formula="of:=ABS([AccelerationDiffGesamt.C131]- [AccelerationDiffGesamt.C1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2]- [AccelerationDiffGesamt.A133])" office:value-type="float" office:value="0" calcext:value-type="float">
            <text:p>0</text:p>
          </table:table-cell>
          <table:table-cell table:formula="of:=ABS([AccelerationDiffGesamt.B132]- [AccelerationDiffGesamt.B133])" office:value-type="float" office:value="0" calcext:value-type="float">
            <text:p>0</text:p>
          </table:table-cell>
          <table:table-cell table:formula="of:=ABS([AccelerationDiffGesamt.C132]- [AccelerationDiffGesamt.C13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3]- [AccelerationDiffGesamt.A134])" office:value-type="float" office:value="0" calcext:value-type="float">
            <text:p>0</text:p>
          </table:table-cell>
          <table:table-cell table:formula="of:=ABS([AccelerationDiffGesamt.B133]- [AccelerationDiffGesamt.B134])" office:value-type="float" office:value="0" calcext:value-type="float">
            <text:p>0</text:p>
          </table:table-cell>
          <table:table-cell table:formula="of:=ABS([AccelerationDiffGesamt.C133]- [AccelerationDiffGesamt.C1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4]- [AccelerationDiffGesamt.A135])" office:value-type="float" office:value="0" calcext:value-type="float">
            <text:p>0</text:p>
          </table:table-cell>
          <table:table-cell table:formula="of:=ABS([AccelerationDiffGesamt.B134]- [AccelerationDiffGesamt.B135])" office:value-type="float" office:value="0" calcext:value-type="float">
            <text:p>0</text:p>
          </table:table-cell>
          <table:table-cell table:formula="of:=ABS([AccelerationDiffGesamt.C134]- [AccelerationDiffGesamt.C13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5]- [AccelerationDiffGesamt.A136])" office:value-type="float" office:value="0" calcext:value-type="float">
            <text:p>0</text:p>
          </table:table-cell>
          <table:table-cell table:formula="of:=ABS([AccelerationDiffGesamt.B135]- [AccelerationDiffGesamt.B136])" office:value-type="float" office:value="0" calcext:value-type="float">
            <text:p>0</text:p>
          </table:table-cell>
          <table:table-cell table:formula="of:=ABS([AccelerationDiffGesamt.C135]- [AccelerationDiffGesamt.C1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6]- [AccelerationDiffGesamt.A137])" office:value-type="float" office:value="0" calcext:value-type="float">
            <text:p>0</text:p>
          </table:table-cell>
          <table:table-cell table:formula="of:=ABS([AccelerationDiffGesamt.B136]- [AccelerationDiffGesamt.B137])" office:value-type="float" office:value="0" calcext:value-type="float">
            <text:p>0</text:p>
          </table:table-cell>
          <table:table-cell table:formula="of:=ABS([AccelerationDiffGesamt.C136]- [AccelerationDiffGesamt.C13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7]- [AccelerationDiffGesamt.A138])" office:value-type="float" office:value="0" calcext:value-type="float">
            <text:p>0</text:p>
          </table:table-cell>
          <table:table-cell table:formula="of:=ABS([AccelerationDiffGesamt.B137]- [AccelerationDiffGesamt.B138])" office:value-type="float" office:value="0" calcext:value-type="float">
            <text:p>0</text:p>
          </table:table-cell>
          <table:table-cell table:formula="of:=ABS([AccelerationDiffGesamt.C137]- [AccelerationDiffGesamt.C1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8]- [AccelerationDiffGesamt.A139])" office:value-type="float" office:value="0" calcext:value-type="float">
            <text:p>0</text:p>
          </table:table-cell>
          <table:table-cell table:formula="of:=ABS([AccelerationDiffGesamt.B138]- [AccelerationDiffGesamt.B139])" office:value-type="float" office:value="0" calcext:value-type="float">
            <text:p>0</text:p>
          </table:table-cell>
          <table:table-cell table:formula="of:=ABS([AccelerationDiffGesamt.C138]- [AccelerationDiffGesamt.C13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39]- [AccelerationDiffGesamt.A140])" office:value-type="float" office:value="0" calcext:value-type="float">
            <text:p>0</text:p>
          </table:table-cell>
          <table:table-cell table:formula="of:=ABS([AccelerationDiffGesamt.B139]- [AccelerationDiffGesamt.B140])" office:value-type="float" office:value="0" calcext:value-type="float">
            <text:p>0</text:p>
          </table:table-cell>
          <table:table-cell table:formula="of:=ABS([AccelerationDiffGesamt.C139]- [AccelerationDiffGesamt.C1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0]- [AccelerationDiffGesamt.A141])" office:value-type="float" office:value="0" calcext:value-type="float">
            <text:p>0</text:p>
          </table:table-cell>
          <table:table-cell table:formula="of:=ABS([AccelerationDiffGesamt.B140]- [AccelerationDiffGesamt.B141])" office:value-type="float" office:value="0" calcext:value-type="float">
            <text:p>0</text:p>
          </table:table-cell>
          <table:table-cell table:formula="of:=ABS([AccelerationDiffGesamt.C140]- [AccelerationDiffGesamt.C14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1]- [AccelerationDiffGesamt.A142])" office:value-type="float" office:value="0" calcext:value-type="float">
            <text:p>0</text:p>
          </table:table-cell>
          <table:table-cell table:formula="of:=ABS([AccelerationDiffGesamt.B141]- [AccelerationDiffGesamt.B142])" office:value-type="float" office:value="0" calcext:value-type="float">
            <text:p>0</text:p>
          </table:table-cell>
          <table:table-cell table:formula="of:=ABS([AccelerationDiffGesamt.C141]- [AccelerationDiffGesamt.C1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2]- [AccelerationDiffGesamt.A143])" office:value-type="float" office:value="0" calcext:value-type="float">
            <text:p>0</text:p>
          </table:table-cell>
          <table:table-cell table:formula="of:=ABS([AccelerationDiffGesamt.B142]- [AccelerationDiffGesamt.B143])" office:value-type="float" office:value="0" calcext:value-type="float">
            <text:p>0</text:p>
          </table:table-cell>
          <table:table-cell table:formula="of:=ABS([AccelerationDiffGesamt.C142]- [AccelerationDiffGesamt.C1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3]- [AccelerationDiffGesamt.A144])" office:value-type="float" office:value="0" calcext:value-type="float">
            <text:p>0</text:p>
          </table:table-cell>
          <table:table-cell table:formula="of:=ABS([AccelerationDiffGesamt.B143]- [AccelerationDiffGesamt.B144])" office:value-type="float" office:value="0" calcext:value-type="float">
            <text:p>0</text:p>
          </table:table-cell>
          <table:table-cell table:formula="of:=ABS([AccelerationDiffGesamt.C143]- [AccelerationDiffGesamt.C14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4]- [AccelerationDiffGesamt.A145])" office:value-type="float" office:value="0" calcext:value-type="float">
            <text:p>0</text:p>
          </table:table-cell>
          <table:table-cell table:formula="of:=ABS([AccelerationDiffGesamt.B144]- [AccelerationDiffGesamt.B145])" office:value-type="float" office:value="0" calcext:value-type="float">
            <text:p>0</text:p>
          </table:table-cell>
          <table:table-cell table:formula="of:=ABS([AccelerationDiffGesamt.C144]- [AccelerationDiffGesamt.C1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5]- [AccelerationDiffGesamt.A146])" office:value-type="float" office:value="0" calcext:value-type="float">
            <text:p>0</text:p>
          </table:table-cell>
          <table:table-cell table:formula="of:=ABS([AccelerationDiffGesamt.B145]- [AccelerationDiffGesamt.B146])" office:value-type="float" office:value="0" calcext:value-type="float">
            <text:p>0</text:p>
          </table:table-cell>
          <table:table-cell table:formula="of:=ABS([AccelerationDiffGesamt.C145]- [AccelerationDiffGesamt.C1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6]- [AccelerationDiffGesamt.A147])" office:value-type="float" office:value="0" calcext:value-type="float">
            <text:p>0</text:p>
          </table:table-cell>
          <table:table-cell table:formula="of:=ABS([AccelerationDiffGesamt.B146]- [AccelerationDiffGesamt.B147])" office:value-type="float" office:value="0" calcext:value-type="float">
            <text:p>0</text:p>
          </table:table-cell>
          <table:table-cell table:formula="of:=ABS([AccelerationDiffGesamt.C146]- [AccelerationDiffGesamt.C1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7]- [AccelerationDiffGesamt.A148])" office:value-type="float" office:value="0" calcext:value-type="float">
            <text:p>0</text:p>
          </table:table-cell>
          <table:table-cell table:formula="of:=ABS([AccelerationDiffGesamt.B147]- [AccelerationDiffGesamt.B148])" office:value-type="float" office:value="0" calcext:value-type="float">
            <text:p>0</text:p>
          </table:table-cell>
          <table:table-cell table:formula="of:=ABS([AccelerationDiffGesamt.C147]- [AccelerationDiffGesamt.C1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8]- [AccelerationDiffGesamt.A149])" office:value-type="float" office:value="0" calcext:value-type="float">
            <text:p>0</text:p>
          </table:table-cell>
          <table:table-cell table:formula="of:=ABS([AccelerationDiffGesamt.B148]- [AccelerationDiffGesamt.B149])" office:value-type="float" office:value="0" calcext:value-type="float">
            <text:p>0</text:p>
          </table:table-cell>
          <table:table-cell table:formula="of:=ABS([AccelerationDiffGesamt.C148]- [AccelerationDiffGesamt.C1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49]- [AccelerationDiffGesamt.A150])" office:value-type="float" office:value="0" calcext:value-type="float">
            <text:p>0</text:p>
          </table:table-cell>
          <table:table-cell table:formula="of:=ABS([AccelerationDiffGesamt.B149]- [AccelerationDiffGesamt.B150])" office:value-type="float" office:value="0" calcext:value-type="float">
            <text:p>0</text:p>
          </table:table-cell>
          <table:table-cell table:formula="of:=ABS([AccelerationDiffGesamt.C149]- [AccelerationDiffGesamt.C15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0]- [AccelerationDiffGesamt.A151])" office:value-type="float" office:value="0" calcext:value-type="float">
            <text:p>0</text:p>
          </table:table-cell>
          <table:table-cell table:formula="of:=ABS([AccelerationDiffGesamt.B150]- [AccelerationDiffGesamt.B151])" office:value-type="float" office:value="0" calcext:value-type="float">
            <text:p>0</text:p>
          </table:table-cell>
          <table:table-cell table:formula="of:=ABS([AccelerationDiffGesamt.C150]- [AccelerationDiffGesamt.C15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1]- [AccelerationDiffGesamt.A152])" office:value-type="float" office:value="0" calcext:value-type="float">
            <text:p>0</text:p>
          </table:table-cell>
          <table:table-cell table:formula="of:=ABS([AccelerationDiffGesamt.B151]- [AccelerationDiffGesamt.B152])" office:value-type="float" office:value="0" calcext:value-type="float">
            <text:p>0</text:p>
          </table:table-cell>
          <table:table-cell table:formula="of:=ABS([AccelerationDiffGesamt.C151]- [AccelerationDiffGesamt.C1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2]- [AccelerationDiffGesamt.A153])" office:value-type="float" office:value="0" calcext:value-type="float">
            <text:p>0</text:p>
          </table:table-cell>
          <table:table-cell table:formula="of:=ABS([AccelerationDiffGesamt.B152]- [AccelerationDiffGesamt.B153])" office:value-type="float" office:value="0" calcext:value-type="float">
            <text:p>0</text:p>
          </table:table-cell>
          <table:table-cell table:formula="of:=ABS([AccelerationDiffGesamt.C152]- [AccelerationDiffGesamt.C15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3]- [AccelerationDiffGesamt.A154])" office:value-type="float" office:value="0" calcext:value-type="float">
            <text:p>0</text:p>
          </table:table-cell>
          <table:table-cell table:formula="of:=ABS([AccelerationDiffGesamt.B153]- [AccelerationDiffGesamt.B154])" office:value-type="float" office:value="0" calcext:value-type="float">
            <text:p>0</text:p>
          </table:table-cell>
          <table:table-cell table:formula="of:=ABS([AccelerationDiffGesamt.C153]- [AccelerationDiffGesamt.C1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4]- [AccelerationDiffGesamt.A155])" office:value-type="float" office:value="0" calcext:value-type="float">
            <text:p>0</text:p>
          </table:table-cell>
          <table:table-cell table:formula="of:=ABS([AccelerationDiffGesamt.B154]- [AccelerationDiffGesamt.B155])" office:value-type="float" office:value="0" calcext:value-type="float">
            <text:p>0</text:p>
          </table:table-cell>
          <table:table-cell table:formula="of:=ABS([AccelerationDiffGesamt.C154]- [AccelerationDiffGesamt.C15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5]- [AccelerationDiffGesamt.A156])" office:value-type="float" office:value="0" calcext:value-type="float">
            <text:p>0</text:p>
          </table:table-cell>
          <table:table-cell table:formula="of:=ABS([AccelerationDiffGesamt.B155]- [AccelerationDiffGesamt.B156])" office:value-type="float" office:value="0" calcext:value-type="float">
            <text:p>0</text:p>
          </table:table-cell>
          <table:table-cell table:formula="of:=ABS([AccelerationDiffGesamt.C155]- [AccelerationDiffGesamt.C1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6]- [AccelerationDiffGesamt.A157])" office:value-type="float" office:value="0" calcext:value-type="float">
            <text:p>0</text:p>
          </table:table-cell>
          <table:table-cell table:formula="of:=ABS([AccelerationDiffGesamt.B156]- [AccelerationDiffGesamt.B157])" office:value-type="float" office:value="0" calcext:value-type="float">
            <text:p>0</text:p>
          </table:table-cell>
          <table:table-cell table:formula="of:=ABS([AccelerationDiffGesamt.C156]- [AccelerationDiffGesamt.C15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7]- [AccelerationDiffGesamt.A158])" office:value-type="float" office:value="0" calcext:value-type="float">
            <text:p>0</text:p>
          </table:table-cell>
          <table:table-cell table:formula="of:=ABS([AccelerationDiffGesamt.B157]- [AccelerationDiffGesamt.B158])" office:value-type="float" office:value="0" calcext:value-type="float">
            <text:p>0</text:p>
          </table:table-cell>
          <table:table-cell table:formula="of:=ABS([AccelerationDiffGesamt.C157]- [AccelerationDiffGesamt.C15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8]- [AccelerationDiffGesamt.A159])" office:value-type="float" office:value="0" calcext:value-type="float">
            <text:p>0</text:p>
          </table:table-cell>
          <table:table-cell table:formula="of:=ABS([AccelerationDiffGesamt.B158]- [AccelerationDiffGesamt.B159])" office:value-type="float" office:value="0" calcext:value-type="float">
            <text:p>0</text:p>
          </table:table-cell>
          <table:table-cell table:formula="of:=ABS([AccelerationDiffGesamt.C158]- [AccelerationDiffGesamt.C15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59]- [AccelerationDiffGesamt.A160])" office:value-type="float" office:value="0" calcext:value-type="float">
            <text:p>0</text:p>
          </table:table-cell>
          <table:table-cell table:formula="of:=ABS([AccelerationDiffGesamt.B159]- [AccelerationDiffGesamt.B160])" office:value-type="float" office:value="0" calcext:value-type="float">
            <text:p>0</text:p>
          </table:table-cell>
          <table:table-cell table:formula="of:=ABS([AccelerationDiffGesamt.C159]- [AccelerationDiffGesamt.C16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0]- [AccelerationDiffGesamt.A161])" office:value-type="float" office:value="0" calcext:value-type="float">
            <text:p>0</text:p>
          </table:table-cell>
          <table:table-cell table:formula="of:=ABS([AccelerationDiffGesamt.B160]- [AccelerationDiffGesamt.B161])" office:value-type="float" office:value="0" calcext:value-type="float">
            <text:p>0</text:p>
          </table:table-cell>
          <table:table-cell table:formula="of:=ABS([AccelerationDiffGesamt.C160]- [AccelerationDiffGesamt.C16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1]- [AccelerationDiffGesamt.A162])" office:value-type="float" office:value="0" calcext:value-type="float">
            <text:p>0</text:p>
          </table:table-cell>
          <table:table-cell table:formula="of:=ABS([AccelerationDiffGesamt.B161]- [AccelerationDiffGesamt.B162])" office:value-type="float" office:value="0" calcext:value-type="float">
            <text:p>0</text:p>
          </table:table-cell>
          <table:table-cell table:formula="of:=ABS([AccelerationDiffGesamt.C161]- [AccelerationDiffGesamt.C16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2]- [AccelerationDiffGesamt.A163])" office:value-type="float" office:value="0" calcext:value-type="float">
            <text:p>0</text:p>
          </table:table-cell>
          <table:table-cell table:formula="of:=ABS([AccelerationDiffGesamt.B162]- [AccelerationDiffGesamt.B163])" office:value-type="float" office:value="0" calcext:value-type="float">
            <text:p>0</text:p>
          </table:table-cell>
          <table:table-cell table:formula="of:=ABS([AccelerationDiffGesamt.C162]- [AccelerationDiffGesamt.C16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3]- [AccelerationDiffGesamt.A164])" office:value-type="float" office:value="0" calcext:value-type="float">
            <text:p>0</text:p>
          </table:table-cell>
          <table:table-cell table:formula="of:=ABS([AccelerationDiffGesamt.B163]- [AccelerationDiffGesamt.B164])" office:value-type="float" office:value="0" calcext:value-type="float">
            <text:p>0</text:p>
          </table:table-cell>
          <table:table-cell table:formula="of:=ABS([AccelerationDiffGesamt.C163]- [AccelerationDiffGesamt.C16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4]- [AccelerationDiffGesamt.A165])" office:value-type="float" office:value="0.009615385" calcext:value-type="float">
            <text:p>0,009615385</text:p>
          </table:table-cell>
          <table:table-cell table:formula="of:=ABS([AccelerationDiffGesamt.B164]- [AccelerationDiffGesamt.B165])" office:value-type="float" office:value="0.0317460000000001" calcext:value-type="float">
            <text:p>0,031746</text:p>
          </table:table-cell>
          <table:table-cell table:formula="of:=ABS([AccelerationDiffGesamt.C164]- [AccelerationDiffGesamt.C16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5]- [AccelerationDiffGesamt.A166])" office:value-type="float" office:value="0.009615385" calcext:value-type="float">
            <text:p>0,009615385</text:p>
          </table:table-cell>
          <table:table-cell table:formula="of:=ABS([AccelerationDiffGesamt.B165]- [AccelerationDiffGesamt.B166])" office:value-type="float" office:value="0.0317460000000001" calcext:value-type="float">
            <text:p>0,031746</text:p>
          </table:table-cell>
          <table:table-cell table:formula="of:=ABS([AccelerationDiffGesamt.C165]- [AccelerationDiffGesamt.C1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6]- [AccelerationDiffGesamt.A167])" office:value-type="float" office:value="0" calcext:value-type="float">
            <text:p>0</text:p>
          </table:table-cell>
          <table:table-cell table:formula="of:=ABS([AccelerationDiffGesamt.B166]- [AccelerationDiffGesamt.B167])" office:value-type="float" office:value="0" calcext:value-type="float">
            <text:p>0</text:p>
          </table:table-cell>
          <table:table-cell table:formula="of:=ABS([AccelerationDiffGesamt.C166]- [AccelerationDiffGesamt.C16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7]- [AccelerationDiffGesamt.A168])" office:value-type="float" office:value="0" calcext:value-type="float">
            <text:p>0</text:p>
          </table:table-cell>
          <table:table-cell table:formula="of:=ABS([AccelerationDiffGesamt.B167]- [AccelerationDiffGesamt.B168])" office:value-type="float" office:value="0" calcext:value-type="float">
            <text:p>0</text:p>
          </table:table-cell>
          <table:table-cell table:formula="of:=ABS([AccelerationDiffGesamt.C167]- [AccelerationDiffGesamt.C16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8]- [AccelerationDiffGesamt.A169])" office:value-type="float" office:value="0" calcext:value-type="float">
            <text:p>0</text:p>
          </table:table-cell>
          <table:table-cell table:formula="of:=ABS([AccelerationDiffGesamt.B168]- [AccelerationDiffGesamt.B169])" office:value-type="float" office:value="0" calcext:value-type="float">
            <text:p>0</text:p>
          </table:table-cell>
          <table:table-cell table:formula="of:=ABS([AccelerationDiffGesamt.C168]- [AccelerationDiffGesamt.C1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69]- [AccelerationDiffGesamt.A170])" office:value-type="float" office:value="0" calcext:value-type="float">
            <text:p>0</text:p>
          </table:table-cell>
          <table:table-cell table:formula="of:=ABS([AccelerationDiffGesamt.B169]- [AccelerationDiffGesamt.B170])" office:value-type="float" office:value="0" calcext:value-type="float">
            <text:p>0</text:p>
          </table:table-cell>
          <table:table-cell table:formula="of:=ABS([AccelerationDiffGesamt.C169]- [AccelerationDiffGesamt.C1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0]- [AccelerationDiffGesamt.A171])" office:value-type="float" office:value="0" calcext:value-type="float">
            <text:p>0</text:p>
          </table:table-cell>
          <table:table-cell table:formula="of:=ABS([AccelerationDiffGesamt.B170]- [AccelerationDiffGesamt.B171])" office:value-type="float" office:value="0" calcext:value-type="float">
            <text:p>0</text:p>
          </table:table-cell>
          <table:table-cell table:formula="of:=ABS([AccelerationDiffGesamt.C170]- [AccelerationDiffGesamt.C1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1]- [AccelerationDiffGesamt.A172])" office:value-type="float" office:value="0" calcext:value-type="float">
            <text:p>0</text:p>
          </table:table-cell>
          <table:table-cell table:formula="of:=ABS([AccelerationDiffGesamt.B171]- [AccelerationDiffGesamt.B172])" office:value-type="float" office:value="0" calcext:value-type="float">
            <text:p>0</text:p>
          </table:table-cell>
          <table:table-cell table:formula="of:=ABS([AccelerationDiffGesamt.C171]- [AccelerationDiffGesamt.C172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2]- [AccelerationDiffGesamt.A173])" office:value-type="float" office:value="0" calcext:value-type="float">
            <text:p>0</text:p>
          </table:table-cell>
          <table:table-cell table:formula="of:=ABS([AccelerationDiffGesamt.B172]- [AccelerationDiffGesamt.B173])" office:value-type="float" office:value="0" calcext:value-type="float">
            <text:p>0</text:p>
          </table:table-cell>
          <table:table-cell table:formula="of:=ABS([AccelerationDiffGesamt.C172]- [AccelerationDiffGesamt.C17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3]- [AccelerationDiffGesamt.A174])" office:value-type="float" office:value="0" calcext:value-type="float">
            <text:p>0</text:p>
          </table:table-cell>
          <table:table-cell table:formula="of:=ABS([AccelerationDiffGesamt.B173]- [AccelerationDiffGesamt.B174])" office:value-type="float" office:value="0" calcext:value-type="float">
            <text:p>0</text:p>
          </table:table-cell>
          <table:table-cell table:formula="of:=ABS([AccelerationDiffGesamt.C173]- [AccelerationDiffGesamt.C17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4]- [AccelerationDiffGesamt.A175])" office:value-type="float" office:value="0" calcext:value-type="float">
            <text:p>0</text:p>
          </table:table-cell>
          <table:table-cell table:formula="of:=ABS([AccelerationDiffGesamt.B174]- [AccelerationDiffGesamt.B175])" office:value-type="float" office:value="0" calcext:value-type="float">
            <text:p>0</text:p>
          </table:table-cell>
          <table:table-cell table:formula="of:=ABS([AccelerationDiffGesamt.C174]- [AccelerationDiffGesamt.C17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5]- [AccelerationDiffGesamt.A176])" office:value-type="float" office:value="0" calcext:value-type="float">
            <text:p>0</text:p>
          </table:table-cell>
          <table:table-cell table:formula="of:=ABS([AccelerationDiffGesamt.B175]- [AccelerationDiffGesamt.B176])" office:value-type="float" office:value="0" calcext:value-type="float">
            <text:p>0</text:p>
          </table:table-cell>
          <table:table-cell table:formula="of:=ABS([AccelerationDiffGesamt.C175]- [AccelerationDiffGesamt.C17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6]- [AccelerationDiffGesamt.A177])" office:value-type="float" office:value="0" calcext:value-type="float">
            <text:p>0</text:p>
          </table:table-cell>
          <table:table-cell table:formula="of:=ABS([AccelerationDiffGesamt.B176]- [AccelerationDiffGesamt.B177])" office:value-type="float" office:value="0" calcext:value-type="float">
            <text:p>0</text:p>
          </table:table-cell>
          <table:table-cell table:formula="of:=ABS([AccelerationDiffGesamt.C176]- [AccelerationDiffGesamt.C17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7]- [AccelerationDiffGesamt.A178])" office:value-type="float" office:value="0" calcext:value-type="float">
            <text:p>0</text:p>
          </table:table-cell>
          <table:table-cell table:formula="of:=ABS([AccelerationDiffGesamt.B177]- [AccelerationDiffGesamt.B178])" office:value-type="float" office:value="0.0317460000000001" calcext:value-type="float">
            <text:p>0,031746</text:p>
          </table:table-cell>
          <table:table-cell table:formula="of:=ABS([AccelerationDiffGesamt.C177]- [AccelerationDiffGesamt.C178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8]- [AccelerationDiffGesamt.A179])" office:value-type="float" office:value="0" calcext:value-type="float">
            <text:p>0</text:p>
          </table:table-cell>
          <table:table-cell table:formula="of:=ABS([AccelerationDiffGesamt.B178]- [AccelerationDiffGesamt.B179])" office:value-type="float" office:value="0.0317460000000001" calcext:value-type="float">
            <text:p>0,031746</text:p>
          </table:table-cell>
          <table:table-cell table:formula="of:=ABS([AccelerationDiffGesamt.C178]- [AccelerationDiffGesamt.C179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79]- [AccelerationDiffGesamt.A180])" office:value-type="float" office:value="0" calcext:value-type="float">
            <text:p>0</text:p>
          </table:table-cell>
          <table:table-cell table:formula="of:=ABS([AccelerationDiffGesamt.B179]- [AccelerationDiffGesamt.B180])" office:value-type="float" office:value="0" calcext:value-type="float">
            <text:p>0</text:p>
          </table:table-cell>
          <table:table-cell table:formula="of:=ABS([AccelerationDiffGesamt.C179]- [AccelerationDiffGesamt.C18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0]- [AccelerationDiffGesamt.A181])" office:value-type="float" office:value="0" calcext:value-type="float">
            <text:p>0</text:p>
          </table:table-cell>
          <table:table-cell table:formula="of:=ABS([AccelerationDiffGesamt.B180]- [AccelerationDiffGesamt.B181])" office:value-type="float" office:value="0" calcext:value-type="float">
            <text:p>0</text:p>
          </table:table-cell>
          <table:table-cell table:formula="of:=ABS([AccelerationDiffGesamt.C180]- [AccelerationDiffGesamt.C18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1]- [AccelerationDiffGesamt.A182])" office:value-type="float" office:value="0" calcext:value-type="float">
            <text:p>0</text:p>
          </table:table-cell>
          <table:table-cell table:formula="of:=ABS([AccelerationDiffGesamt.B181]- [AccelerationDiffGesamt.B182])" office:value-type="float" office:value="0" calcext:value-type="float">
            <text:p>0</text:p>
          </table:table-cell>
          <table:table-cell table:formula="of:=ABS([AccelerationDiffGesamt.C181]- [AccelerationDiffGesamt.C18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2]- [AccelerationDiffGesamt.A183])" office:value-type="float" office:value="0" calcext:value-type="float">
            <text:p>0</text:p>
          </table:table-cell>
          <table:table-cell table:formula="of:=ABS([AccelerationDiffGesamt.B182]- [AccelerationDiffGesamt.B183])" office:value-type="float" office:value="0" calcext:value-type="float">
            <text:p>0</text:p>
          </table:table-cell>
          <table:table-cell table:formula="of:=ABS([AccelerationDiffGesamt.C182]- [AccelerationDiffGesamt.C18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3]- [AccelerationDiffGesamt.A184])" office:value-type="float" office:value="0" calcext:value-type="float">
            <text:p>0</text:p>
          </table:table-cell>
          <table:table-cell table:formula="of:=ABS([AccelerationDiffGesamt.B183]- [AccelerationDiffGesamt.B184])" office:value-type="float" office:value="0" calcext:value-type="float">
            <text:p>0</text:p>
          </table:table-cell>
          <table:table-cell table:formula="of:=ABS([AccelerationDiffGesamt.C183]- [AccelerationDiffGesamt.C18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4]- [AccelerationDiffGesamt.A185])" office:value-type="float" office:value="0" calcext:value-type="float">
            <text:p>0</text:p>
          </table:table-cell>
          <table:table-cell table:formula="of:=ABS([AccelerationDiffGesamt.B184]- [AccelerationDiffGesamt.B185])" office:value-type="float" office:value="0" calcext:value-type="float">
            <text:p>0</text:p>
          </table:table-cell>
          <table:table-cell table:formula="of:=ABS([AccelerationDiffGesamt.C184]- [AccelerationDiffGesamt.C18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5]- [AccelerationDiffGesamt.A186])" office:value-type="float" office:value="0" calcext:value-type="float">
            <text:p>0</text:p>
          </table:table-cell>
          <table:table-cell table:formula="of:=ABS([AccelerationDiffGesamt.B185]- [AccelerationDiffGesamt.B186])" office:value-type="float" office:value="0" calcext:value-type="float">
            <text:p>0</text:p>
          </table:table-cell>
          <table:table-cell table:formula="of:=ABS([AccelerationDiffGesamt.C185]- [AccelerationDiffGesamt.C18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6]- [AccelerationDiffGesamt.A187])" office:value-type="float" office:value="0" calcext:value-type="float">
            <text:p>0</text:p>
          </table:table-cell>
          <table:table-cell table:formula="of:=ABS([AccelerationDiffGesamt.B186]- [AccelerationDiffGesamt.B187])" office:value-type="float" office:value="0" calcext:value-type="float">
            <text:p>0</text:p>
          </table:table-cell>
          <table:table-cell table:formula="of:=ABS([AccelerationDiffGesamt.C186]- [AccelerationDiffGesamt.C18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7]- [AccelerationDiffGesamt.A188])" office:value-type="float" office:value="0" calcext:value-type="float">
            <text:p>0</text:p>
          </table:table-cell>
          <table:table-cell table:formula="of:=ABS([AccelerationDiffGesamt.B187]- [AccelerationDiffGesamt.B188])" office:value-type="float" office:value="0" calcext:value-type="float">
            <text:p>0</text:p>
          </table:table-cell>
          <table:table-cell table:formula="of:=ABS([AccelerationDiffGesamt.C187]- [AccelerationDiffGesamt.C18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8]- [AccelerationDiffGesamt.A189])" office:value-type="float" office:value="0.00961538" calcext:value-type="float">
            <text:p>0,00961538</text:p>
          </table:table-cell>
          <table:table-cell table:formula="of:=ABS([AccelerationDiffGesamt.B188]- [AccelerationDiffGesamt.B189])" office:value-type="float" office:value="0" calcext:value-type="float">
            <text:p>0</text:p>
          </table:table-cell>
          <table:table-cell table:formula="of:=ABS([AccelerationDiffGesamt.C188]- [AccelerationDiffGesamt.C1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89]- [AccelerationDiffGesamt.A190])" office:value-type="float" office:value="0" calcext:value-type="float">
            <text:p>0</text:p>
          </table:table-cell>
          <table:table-cell table:formula="of:=ABS([AccelerationDiffGesamt.B189]- [AccelerationDiffGesamt.B190])" office:value-type="float" office:value="0" calcext:value-type="float">
            <text:p>0</text:p>
          </table:table-cell>
          <table:table-cell table:formula="of:=ABS([AccelerationDiffGesamt.C189]- [AccelerationDiffGesamt.C19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0]- [AccelerationDiffGesamt.A191])" office:value-type="float" office:value="0" calcext:value-type="float">
            <text:p>0</text:p>
          </table:table-cell>
          <table:table-cell table:formula="of:=ABS([AccelerationDiffGesamt.B190]- [AccelerationDiffGesamt.B191])" office:value-type="float" office:value="0" calcext:value-type="float">
            <text:p>0</text:p>
          </table:table-cell>
          <table:table-cell table:formula="of:=ABS([AccelerationDiffGesamt.C190]- [AccelerationDiffGesamt.C19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1]- [AccelerationDiffGesamt.A192])" office:value-type="float" office:value="0" calcext:value-type="float">
            <text:p>0</text:p>
          </table:table-cell>
          <table:table-cell table:formula="of:=ABS([AccelerationDiffGesamt.B191]- [AccelerationDiffGesamt.B192])" office:value-type="float" office:value="0" calcext:value-type="float">
            <text:p>0</text:p>
          </table:table-cell>
          <table:table-cell table:formula="of:=ABS([AccelerationDiffGesamt.C191]- [AccelerationDiffGesamt.C19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2]- [AccelerationDiffGesamt.A193])" office:value-type="float" office:value="0" calcext:value-type="float">
            <text:p>0</text:p>
          </table:table-cell>
          <table:table-cell table:formula="of:=ABS([AccelerationDiffGesamt.B192]- [AccelerationDiffGesamt.B193])" office:value-type="float" office:value="0" calcext:value-type="float">
            <text:p>0</text:p>
          </table:table-cell>
          <table:table-cell table:formula="of:=ABS([AccelerationDiffGesamt.C192]- [AccelerationDiffGesamt.C19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3]- [AccelerationDiffGesamt.A194])" office:value-type="float" office:value="0" calcext:value-type="float">
            <text:p>0</text:p>
          </table:table-cell>
          <table:table-cell table:formula="of:=ABS([AccelerationDiffGesamt.B193]- [AccelerationDiffGesamt.B194])" office:value-type="float" office:value="0" calcext:value-type="float">
            <text:p>0</text:p>
          </table:table-cell>
          <table:table-cell table:formula="of:=ABS([AccelerationDiffGesamt.C193]- [AccelerationDiffGesamt.C19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4]- [AccelerationDiffGesamt.A195])" office:value-type="float" office:value="0" calcext:value-type="float">
            <text:p>0</text:p>
          </table:table-cell>
          <table:table-cell table:formula="of:=ABS([AccelerationDiffGesamt.B194]- [AccelerationDiffGesamt.B195])" office:value-type="float" office:value="0" calcext:value-type="float">
            <text:p>0</text:p>
          </table:table-cell>
          <table:table-cell table:formula="of:=ABS([AccelerationDiffGesamt.C194]- [AccelerationDiffGesamt.C19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5]- [AccelerationDiffGesamt.A196])" office:value-type="float" office:value="0" calcext:value-type="float">
            <text:p>0</text:p>
          </table:table-cell>
          <table:table-cell table:formula="of:=ABS([AccelerationDiffGesamt.B195]- [AccelerationDiffGesamt.B196])" office:value-type="float" office:value="0" calcext:value-type="float">
            <text:p>0</text:p>
          </table:table-cell>
          <table:table-cell table:formula="of:=ABS([AccelerationDiffGesamt.C195]- [AccelerationDiffGesamt.C19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6]- [AccelerationDiffGesamt.A197])" office:value-type="float" office:value="0" calcext:value-type="float">
            <text:p>0</text:p>
          </table:table-cell>
          <table:table-cell table:formula="of:=ABS([AccelerationDiffGesamt.B196]- [AccelerationDiffGesamt.B197])" office:value-type="float" office:value="0" calcext:value-type="float">
            <text:p>0</text:p>
          </table:table-cell>
          <table:table-cell table:formula="of:=ABS([AccelerationDiffGesamt.C196]- [AccelerationDiffGesamt.C19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7]- [AccelerationDiffGesamt.A198])" office:value-type="float" office:value="0" calcext:value-type="float">
            <text:p>0</text:p>
          </table:table-cell>
          <table:table-cell table:formula="of:=ABS([AccelerationDiffGesamt.B197]- [AccelerationDiffGesamt.B198])" office:value-type="float" office:value="0" calcext:value-type="float">
            <text:p>0</text:p>
          </table:table-cell>
          <table:table-cell table:formula="of:=ABS([AccelerationDiffGesamt.C197]- [AccelerationDiffGesamt.C19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8]- [AccelerationDiffGesamt.A199])" office:value-type="float" office:value="0" calcext:value-type="float">
            <text:p>0</text:p>
          </table:table-cell>
          <table:table-cell table:formula="of:=ABS([AccelerationDiffGesamt.B198]- [AccelerationDiffGesamt.B199])" office:value-type="float" office:value="0" calcext:value-type="float">
            <text:p>0</text:p>
          </table:table-cell>
          <table:table-cell table:formula="of:=ABS([AccelerationDiffGesamt.C198]- [AccelerationDiffGesamt.C19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199]- [AccelerationDiffGesamt.A200])" office:value-type="float" office:value="0" calcext:value-type="float">
            <text:p>0</text:p>
          </table:table-cell>
          <table:table-cell table:formula="of:=ABS([AccelerationDiffGesamt.B199]- [AccelerationDiffGesamt.B200])" office:value-type="float" office:value="0" calcext:value-type="float">
            <text:p>0</text:p>
          </table:table-cell>
          <table:table-cell table:formula="of:=ABS([AccelerationDiffGesamt.C199]- [AccelerationDiffGesamt.C20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0]- [AccelerationDiffGesamt.A201])" office:value-type="float" office:value="0.00961538" calcext:value-type="float">
            <text:p>0,00961538</text:p>
          </table:table-cell>
          <table:table-cell table:formula="of:=ABS([AccelerationDiffGesamt.B200]- [AccelerationDiffGesamt.B201])" office:value-type="float" office:value="0.0317460000000001" calcext:value-type="float">
            <text:p>0,031746</text:p>
          </table:table-cell>
          <table:table-cell table:formula="of:=ABS([AccelerationDiffGesamt.C200]- [AccelerationDiffGesamt.C201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1]- [AccelerationDiffGesamt.A202])" office:value-type="float" office:value="0" calcext:value-type="float">
            <text:p>0</text:p>
          </table:table-cell>
          <table:table-cell table:formula="of:=ABS([AccelerationDiffGesamt.B201]- [AccelerationDiffGesamt.B202])" office:value-type="float" office:value="0.0317460000000001" calcext:value-type="float">
            <text:p>0,031746</text:p>
          </table:table-cell>
          <table:table-cell table:formula="of:=ABS([AccelerationDiffGesamt.C201]- [AccelerationDiffGesamt.C20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2]- [AccelerationDiffGesamt.A203])" office:value-type="float" office:value="0" calcext:value-type="float">
            <text:p>0</text:p>
          </table:table-cell>
          <table:table-cell table:formula="of:=ABS([AccelerationDiffGesamt.B202]- [AccelerationDiffGesamt.B203])" office:value-type="float" office:value="0" calcext:value-type="float">
            <text:p>0</text:p>
          </table:table-cell>
          <table:table-cell table:formula="of:=ABS([AccelerationDiffGesamt.C202]- [AccelerationDiffGesamt.C2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3]- [AccelerationDiffGesamt.A204])" office:value-type="float" office:value="0" calcext:value-type="float">
            <text:p>0</text:p>
          </table:table-cell>
          <table:table-cell table:formula="of:=ABS([AccelerationDiffGesamt.B203]- [AccelerationDiffGesamt.B204])" office:value-type="float" office:value="0" calcext:value-type="float">
            <text:p>0</text:p>
          </table:table-cell>
          <table:table-cell table:formula="of:=ABS([AccelerationDiffGesamt.C203]- [AccelerationDiffGesamt.C2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4]- [AccelerationDiffGesamt.A205])" office:value-type="float" office:value="0" calcext:value-type="float">
            <text:p>0</text:p>
          </table:table-cell>
          <table:table-cell table:formula="of:=ABS([AccelerationDiffGesamt.B204]- [AccelerationDiffGesamt.B205])" office:value-type="float" office:value="0" calcext:value-type="float">
            <text:p>0</text:p>
          </table:table-cell>
          <table:table-cell table:formula="of:=ABS([AccelerationDiffGesamt.C204]- [AccelerationDiffGesamt.C2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5]- [AccelerationDiffGesamt.A206])" office:value-type="float" office:value="0" calcext:value-type="float">
            <text:p>0</text:p>
          </table:table-cell>
          <table:table-cell table:formula="of:=ABS([AccelerationDiffGesamt.B205]- [AccelerationDiffGesamt.B206])" office:value-type="float" office:value="0" calcext:value-type="float">
            <text:p>0</text:p>
          </table:table-cell>
          <table:table-cell table:formula="of:=ABS([AccelerationDiffGesamt.C205]- [AccelerationDiffGesamt.C20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6]- [AccelerationDiffGesamt.A207])" office:value-type="float" office:value="0" calcext:value-type="float">
            <text:p>0</text:p>
          </table:table-cell>
          <table:table-cell table:formula="of:=ABS([AccelerationDiffGesamt.B206]- [AccelerationDiffGesamt.B207])" office:value-type="float" office:value="0" calcext:value-type="float">
            <text:p>0</text:p>
          </table:table-cell>
          <table:table-cell table:formula="of:=ABS([AccelerationDiffGesamt.C206]- [AccelerationDiffGesamt.C20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7]- [AccelerationDiffGesamt.A208])" office:value-type="float" office:value="0" calcext:value-type="float">
            <text:p>0</text:p>
          </table:table-cell>
          <table:table-cell table:formula="of:=ABS([AccelerationDiffGesamt.B207]- [AccelerationDiffGesamt.B208])" office:value-type="float" office:value="0" calcext:value-type="float">
            <text:p>0</text:p>
          </table:table-cell>
          <table:table-cell table:formula="of:=ABS([AccelerationDiffGesamt.C207]- [AccelerationDiffGesamt.C20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8]- [AccelerationDiffGesamt.A209])" office:value-type="float" office:value="0" calcext:value-type="float">
            <text:p>0</text:p>
          </table:table-cell>
          <table:table-cell table:formula="of:=ABS([AccelerationDiffGesamt.B208]- [AccelerationDiffGesamt.B209])" office:value-type="float" office:value="0" calcext:value-type="float">
            <text:p>0</text:p>
          </table:table-cell>
          <table:table-cell table:formula="of:=ABS([AccelerationDiffGesamt.C208]- [AccelerationDiffGesamt.C2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09]- [AccelerationDiffGesamt.A210])" office:value-type="float" office:value="0" calcext:value-type="float">
            <text:p>0</text:p>
          </table:table-cell>
          <table:table-cell table:formula="of:=ABS([AccelerationDiffGesamt.B209]- [AccelerationDiffGesamt.B210])" office:value-type="float" office:value="0" calcext:value-type="float">
            <text:p>0</text:p>
          </table:table-cell>
          <table:table-cell table:formula="of:=ABS([AccelerationDiffGesamt.C209]- [AccelerationDiffGesamt.C210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0]- [AccelerationDiffGesamt.A211])" office:value-type="float" office:value="0" calcext:value-type="float">
            <text:p>0</text:p>
          </table:table-cell>
          <table:table-cell table:formula="of:=ABS([AccelerationDiffGesamt.B210]- [AccelerationDiffGesamt.B211])" office:value-type="float" office:value="0" calcext:value-type="float">
            <text:p>0</text:p>
          </table:table-cell>
          <table:table-cell table:formula="of:=ABS([AccelerationDiffGesamt.C210]- [AccelerationDiffGesamt.C2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1]- [AccelerationDiffGesamt.A212])" office:value-type="float" office:value="0" calcext:value-type="float">
            <text:p>0</text:p>
          </table:table-cell>
          <table:table-cell table:formula="of:=ABS([AccelerationDiffGesamt.B211]- [AccelerationDiffGesamt.B212])" office:value-type="float" office:value="0" calcext:value-type="float">
            <text:p>0</text:p>
          </table:table-cell>
          <table:table-cell table:formula="of:=ABS([AccelerationDiffGesamt.C211]- [AccelerationDiffGesamt.C2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2]- [AccelerationDiffGesamt.A213])" office:value-type="float" office:value="0" calcext:value-type="float">
            <text:p>0</text:p>
          </table:table-cell>
          <table:table-cell table:formula="of:=ABS([AccelerationDiffGesamt.B212]- [AccelerationDiffGesamt.B213])" office:value-type="float" office:value="0" calcext:value-type="float">
            <text:p>0</text:p>
          </table:table-cell>
          <table:table-cell table:formula="of:=ABS([AccelerationDiffGesamt.C212]- [AccelerationDiffGesamt.C2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3]- [AccelerationDiffGesamt.A214])" office:value-type="float" office:value="0" calcext:value-type="float">
            <text:p>0</text:p>
          </table:table-cell>
          <table:table-cell table:formula="of:=ABS([AccelerationDiffGesamt.B213]- [AccelerationDiffGesamt.B214])" office:value-type="float" office:value="0" calcext:value-type="float">
            <text:p>0</text:p>
          </table:table-cell>
          <table:table-cell table:formula="of:=ABS([AccelerationDiffGesamt.C213]- [AccelerationDiffGesamt.C2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4]- [AccelerationDiffGesamt.A215])" office:value-type="float" office:value="0" calcext:value-type="float">
            <text:p>0</text:p>
          </table:table-cell>
          <table:table-cell table:formula="of:=ABS([AccelerationDiffGesamt.B214]- [AccelerationDiffGesamt.B215])" office:value-type="float" office:value="0" calcext:value-type="float">
            <text:p>0</text:p>
          </table:table-cell>
          <table:table-cell table:formula="of:=ABS([AccelerationDiffGesamt.C214]- [AccelerationDiffGesamt.C2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5]- [AccelerationDiffGesamt.A216])" office:value-type="float" office:value="0" calcext:value-type="float">
            <text:p>0</text:p>
          </table:table-cell>
          <table:table-cell table:formula="of:=ABS([AccelerationDiffGesamt.B215]- [AccelerationDiffGesamt.B216])" office:value-type="float" office:value="0" calcext:value-type="float">
            <text:p>0</text:p>
          </table:table-cell>
          <table:table-cell table:formula="of:=ABS([AccelerationDiffGesamt.C215]- [AccelerationDiffGesamt.C2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6]- [AccelerationDiffGesamt.A217])" office:value-type="float" office:value="0" calcext:value-type="float">
            <text:p>0</text:p>
          </table:table-cell>
          <table:table-cell table:formula="of:=ABS([AccelerationDiffGesamt.B216]- [AccelerationDiffGesamt.B217])" office:value-type="float" office:value="0" calcext:value-type="float">
            <text:p>0</text:p>
          </table:table-cell>
          <table:table-cell table:formula="of:=ABS([AccelerationDiffGesamt.C216]- [AccelerationDiffGesamt.C2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7]- [AccelerationDiffGesamt.A218])" office:value-type="float" office:value="0" calcext:value-type="float">
            <text:p>0</text:p>
          </table:table-cell>
          <table:table-cell table:formula="of:=ABS([AccelerationDiffGesamt.B217]- [AccelerationDiffGesamt.B218])" office:value-type="float" office:value="0" calcext:value-type="float">
            <text:p>0</text:p>
          </table:table-cell>
          <table:table-cell table:formula="of:=ABS([AccelerationDiffGesamt.C217]- [AccelerationDiffGesamt.C21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8]- [AccelerationDiffGesamt.A219])" office:value-type="float" office:value="0.009615385" calcext:value-type="float">
            <text:p>0,009615385</text:p>
          </table:table-cell>
          <table:table-cell table:formula="of:=ABS([AccelerationDiffGesamt.B218]- [AccelerationDiffGesamt.B219])" office:value-type="float" office:value="0.0317460000000001" calcext:value-type="float">
            <text:p>0,031746</text:p>
          </table:table-cell>
          <table:table-cell table:formula="of:=ABS([AccelerationDiffGesamt.C218]- [AccelerationDiffGesamt.C2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19]- [AccelerationDiffGesamt.A220])" office:value-type="float" office:value="0" calcext:value-type="float">
            <text:p>0</text:p>
          </table:table-cell>
          <table:table-cell table:formula="of:=ABS([AccelerationDiffGesamt.B219]- [AccelerationDiffGesamt.B220])" office:value-type="float" office:value="0.0317460000000001" calcext:value-type="float">
            <text:p>0,031746</text:p>
          </table:table-cell>
          <table:table-cell table:formula="of:=ABS([AccelerationDiffGesamt.C219]- [AccelerationDiffGesamt.C2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0]- [AccelerationDiffGesamt.A221])" office:value-type="float" office:value="0" calcext:value-type="float">
            <text:p>0</text:p>
          </table:table-cell>
          <table:table-cell table:formula="of:=ABS([AccelerationDiffGesamt.B220]- [AccelerationDiffGesamt.B221])" office:value-type="float" office:value="0" calcext:value-type="float">
            <text:p>0</text:p>
          </table:table-cell>
          <table:table-cell table:formula="of:=ABS([AccelerationDiffGesamt.C220]- [AccelerationDiffGesamt.C2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1]- [AccelerationDiffGesamt.A222])" office:value-type="float" office:value="0" calcext:value-type="float">
            <text:p>0</text:p>
          </table:table-cell>
          <table:table-cell table:formula="of:=ABS([AccelerationDiffGesamt.B221]- [AccelerationDiffGesamt.B222])" office:value-type="float" office:value="0" calcext:value-type="float">
            <text:p>0</text:p>
          </table:table-cell>
          <table:table-cell table:formula="of:=ABS([AccelerationDiffGesamt.C221]- [AccelerationDiffGesamt.C2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2]- [AccelerationDiffGesamt.A223])" office:value-type="float" office:value="0" calcext:value-type="float">
            <text:p>0</text:p>
          </table:table-cell>
          <table:table-cell table:formula="of:=ABS([AccelerationDiffGesamt.B222]- [AccelerationDiffGesamt.B223])" office:value-type="float" office:value="0" calcext:value-type="float">
            <text:p>0</text:p>
          </table:table-cell>
          <table:table-cell table:formula="of:=ABS([AccelerationDiffGesamt.C222]- [AccelerationDiffGesamt.C2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3]- [AccelerationDiffGesamt.A224])" office:value-type="float" office:value="0" calcext:value-type="float">
            <text:p>0</text:p>
          </table:table-cell>
          <table:table-cell table:formula="of:=ABS([AccelerationDiffGesamt.B223]- [AccelerationDiffGesamt.B224])" office:value-type="float" office:value="0" calcext:value-type="float">
            <text:p>0</text:p>
          </table:table-cell>
          <table:table-cell table:formula="of:=ABS([AccelerationDiffGesamt.C223]- [AccelerationDiffGesamt.C2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4]- [AccelerationDiffGesamt.A225])" office:value-type="float" office:value="0" calcext:value-type="float">
            <text:p>0</text:p>
          </table:table-cell>
          <table:table-cell table:formula="of:=ABS([AccelerationDiffGesamt.B224]- [AccelerationDiffGesamt.B225])" office:value-type="float" office:value="0" calcext:value-type="float">
            <text:p>0</text:p>
          </table:table-cell>
          <table:table-cell table:formula="of:=ABS([AccelerationDiffGesamt.C224]- [AccelerationDiffGesamt.C2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5]- [AccelerationDiffGesamt.A226])" office:value-type="float" office:value="0" calcext:value-type="float">
            <text:p>0</text:p>
          </table:table-cell>
          <table:table-cell table:formula="of:=ABS([AccelerationDiffGesamt.B225]- [AccelerationDiffGesamt.B226])" office:value-type="float" office:value="0" calcext:value-type="float">
            <text:p>0</text:p>
          </table:table-cell>
          <table:table-cell table:formula="of:=ABS([AccelerationDiffGesamt.C225]- [AccelerationDiffGesamt.C2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6]- [AccelerationDiffGesamt.A227])" office:value-type="float" office:value="0" calcext:value-type="float">
            <text:p>0</text:p>
          </table:table-cell>
          <table:table-cell table:formula="of:=ABS([AccelerationDiffGesamt.B226]- [AccelerationDiffGesamt.B227])" office:value-type="float" office:value="0" calcext:value-type="float">
            <text:p>0</text:p>
          </table:table-cell>
          <table:table-cell table:formula="of:=ABS([AccelerationDiffGesamt.C226]- [AccelerationDiffGesamt.C2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7]- [AccelerationDiffGesamt.A228])" office:value-type="float" office:value="0" calcext:value-type="float">
            <text:p>0</text:p>
          </table:table-cell>
          <table:table-cell table:formula="of:=ABS([AccelerationDiffGesamt.B227]- [AccelerationDiffGesamt.B228])" office:value-type="float" office:value="0" calcext:value-type="float">
            <text:p>0</text:p>
          </table:table-cell>
          <table:table-cell table:formula="of:=ABS([AccelerationDiffGesamt.C227]- [AccelerationDiffGesamt.C2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8]- [AccelerationDiffGesamt.A229])" office:value-type="float" office:value="0.009615385" calcext:value-type="float">
            <text:p>0,009615385</text:p>
          </table:table-cell>
          <table:table-cell table:formula="of:=ABS([AccelerationDiffGesamt.B228]- [AccelerationDiffGesamt.B229])" office:value-type="float" office:value="0" calcext:value-type="float">
            <text:p>0</text:p>
          </table:table-cell>
          <table:table-cell table:formula="of:=ABS([AccelerationDiffGesamt.C228]- [AccelerationDiffGesamt.C2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29]- [AccelerationDiffGesamt.A230])" office:value-type="float" office:value="0" calcext:value-type="float">
            <text:p>0</text:p>
          </table:table-cell>
          <table:table-cell table:formula="of:=ABS([AccelerationDiffGesamt.B229]- [AccelerationDiffGesamt.B230])" office:value-type="float" office:value="0" calcext:value-type="float">
            <text:p>0</text:p>
          </table:table-cell>
          <table:table-cell table:formula="of:=ABS([AccelerationDiffGesamt.C229]- [AccelerationDiffGesamt.C2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0]- [AccelerationDiffGesamt.A231])" office:value-type="float" office:value="0" calcext:value-type="float">
            <text:p>0</text:p>
          </table:table-cell>
          <table:table-cell table:formula="of:=ABS([AccelerationDiffGesamt.B230]- [AccelerationDiffGesamt.B231])" office:value-type="float" office:value="0" calcext:value-type="float">
            <text:p>0</text:p>
          </table:table-cell>
          <table:table-cell table:formula="of:=ABS([AccelerationDiffGesamt.C230]- [AccelerationDiffGesamt.C2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1]- [AccelerationDiffGesamt.A232])" office:value-type="float" office:value="0" calcext:value-type="float">
            <text:p>0</text:p>
          </table:table-cell>
          <table:table-cell table:formula="of:=ABS([AccelerationDiffGesamt.B231]- [AccelerationDiffGesamt.B232])" office:value-type="float" office:value="0" calcext:value-type="float">
            <text:p>0</text:p>
          </table:table-cell>
          <table:table-cell table:formula="of:=ABS([AccelerationDiffGesamt.C231]- [AccelerationDiffGesamt.C2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2]- [AccelerationDiffGesamt.A233])" office:value-type="float" office:value="0" calcext:value-type="float">
            <text:p>0</text:p>
          </table:table-cell>
          <table:table-cell table:formula="of:=ABS([AccelerationDiffGesamt.B232]- [AccelerationDiffGesamt.B233])" office:value-type="float" office:value="0" calcext:value-type="float">
            <text:p>0</text:p>
          </table:table-cell>
          <table:table-cell table:formula="of:=ABS([AccelerationDiffGesamt.C232]- [AccelerationDiffGesamt.C23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3]- [AccelerationDiffGesamt.A234])" office:value-type="float" office:value="0" calcext:value-type="float">
            <text:p>0</text:p>
          </table:table-cell>
          <table:table-cell table:formula="of:=ABS([AccelerationDiffGesamt.B233]- [AccelerationDiffGesamt.B234])" office:value-type="float" office:value="0" calcext:value-type="float">
            <text:p>0</text:p>
          </table:table-cell>
          <table:table-cell table:formula="of:=ABS([AccelerationDiffGesamt.C233]- [AccelerationDiffGesamt.C2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4]- [AccelerationDiffGesamt.A235])" office:value-type="float" office:value="0" calcext:value-type="float">
            <text:p>0</text:p>
          </table:table-cell>
          <table:table-cell table:formula="of:=ABS([AccelerationDiffGesamt.B234]- [AccelerationDiffGesamt.B235])" office:value-type="float" office:value="0" calcext:value-type="float">
            <text:p>0</text:p>
          </table:table-cell>
          <table:table-cell table:formula="of:=ABS([AccelerationDiffGesamt.C234]- [AccelerationDiffGesamt.C23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5]- [AccelerationDiffGesamt.A236])" office:value-type="float" office:value="0" calcext:value-type="float">
            <text:p>0</text:p>
          </table:table-cell>
          <table:table-cell table:formula="of:=ABS([AccelerationDiffGesamt.B235]- [AccelerationDiffGesamt.B236])" office:value-type="float" office:value="0" calcext:value-type="float">
            <text:p>0</text:p>
          </table:table-cell>
          <table:table-cell table:formula="of:=ABS([AccelerationDiffGesamt.C235]- [AccelerationDiffGesamt.C2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6]- [AccelerationDiffGesamt.A237])" office:value-type="float" office:value="0" calcext:value-type="float">
            <text:p>0</text:p>
          </table:table-cell>
          <table:table-cell table:formula="of:=ABS([AccelerationDiffGesamt.B236]- [AccelerationDiffGesamt.B237])" office:value-type="float" office:value="0" calcext:value-type="float">
            <text:p>0</text:p>
          </table:table-cell>
          <table:table-cell table:formula="of:=ABS([AccelerationDiffGesamt.C236]- [AccelerationDiffGesamt.C23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7]- [AccelerationDiffGesamt.A238])" office:value-type="float" office:value="0" calcext:value-type="float">
            <text:p>0</text:p>
          </table:table-cell>
          <table:table-cell table:formula="of:=ABS([AccelerationDiffGesamt.B237]- [AccelerationDiffGesamt.B238])" office:value-type="float" office:value="0" calcext:value-type="float">
            <text:p>0</text:p>
          </table:table-cell>
          <table:table-cell table:formula="of:=ABS([AccelerationDiffGesamt.C237]- [AccelerationDiffGesamt.C2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8]- [AccelerationDiffGesamt.A239])" office:value-type="float" office:value="0" calcext:value-type="float">
            <text:p>0</text:p>
          </table:table-cell>
          <table:table-cell table:formula="of:=ABS([AccelerationDiffGesamt.B238]- [AccelerationDiffGesamt.B239])" office:value-type="float" office:value="0" calcext:value-type="float">
            <text:p>0</text:p>
          </table:table-cell>
          <table:table-cell table:formula="of:=ABS([AccelerationDiffGesamt.C238]- [AccelerationDiffGesamt.C23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39]- [AccelerationDiffGesamt.A240])" office:value-type="float" office:value="0" calcext:value-type="float">
            <text:p>0</text:p>
          </table:table-cell>
          <table:table-cell table:formula="of:=ABS([AccelerationDiffGesamt.B239]- [AccelerationDiffGesamt.B240])" office:value-type="float" office:value="0" calcext:value-type="float">
            <text:p>0</text:p>
          </table:table-cell>
          <table:table-cell table:formula="of:=ABS([AccelerationDiffGesamt.C239]- [AccelerationDiffGesamt.C2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0]- [AccelerationDiffGesamt.A241])" office:value-type="float" office:value="0" calcext:value-type="float">
            <text:p>0</text:p>
          </table:table-cell>
          <table:table-cell table:formula="of:=ABS([AccelerationDiffGesamt.B240]- [AccelerationDiffGesamt.B241])" office:value-type="float" office:value="0" calcext:value-type="float">
            <text:p>0</text:p>
          </table:table-cell>
          <table:table-cell table:formula="of:=ABS([AccelerationDiffGesamt.C240]- [AccelerationDiffGesamt.C24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1]- [AccelerationDiffGesamt.A242])" office:value-type="float" office:value="0" calcext:value-type="float">
            <text:p>0</text:p>
          </table:table-cell>
          <table:table-cell table:formula="of:=ABS([AccelerationDiffGesamt.B241]- [AccelerationDiffGesamt.B242])" office:value-type="float" office:value="0" calcext:value-type="float">
            <text:p>0</text:p>
          </table:table-cell>
          <table:table-cell table:formula="of:=ABS([AccelerationDiffGesamt.C241]- [AccelerationDiffGesamt.C242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2]- [AccelerationDiffGesamt.A243])" office:value-type="float" office:value="0" calcext:value-type="float">
            <text:p>0</text:p>
          </table:table-cell>
          <table:table-cell table:formula="of:=ABS([AccelerationDiffGesamt.B242]- [AccelerationDiffGesamt.B243])" office:value-type="float" office:value="0" calcext:value-type="float">
            <text:p>0</text:p>
          </table:table-cell>
          <table:table-cell table:formula="of:=ABS([AccelerationDiffGesamt.C242]- [AccelerationDiffGesamt.C2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3]- [AccelerationDiffGesamt.A244])" office:value-type="float" office:value="0" calcext:value-type="float">
            <text:p>0</text:p>
          </table:table-cell>
          <table:table-cell table:formula="of:=ABS([AccelerationDiffGesamt.B243]- [AccelerationDiffGesamt.B244])" office:value-type="float" office:value="0" calcext:value-type="float">
            <text:p>0</text:p>
          </table:table-cell>
          <table:table-cell table:formula="of:=ABS([AccelerationDiffGesamt.C243]- [AccelerationDiffGesamt.C24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4]- [AccelerationDiffGesamt.A245])" office:value-type="float" office:value="0" calcext:value-type="float">
            <text:p>0</text:p>
          </table:table-cell>
          <table:table-cell table:formula="of:=ABS([AccelerationDiffGesamt.B244]- [AccelerationDiffGesamt.B245])" office:value-type="float" office:value="0" calcext:value-type="float">
            <text:p>0</text:p>
          </table:table-cell>
          <table:table-cell table:formula="of:=ABS([AccelerationDiffGesamt.C244]- [AccelerationDiffGesamt.C2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5]- [AccelerationDiffGesamt.A246])" office:value-type="float" office:value="0" calcext:value-type="float">
            <text:p>0</text:p>
          </table:table-cell>
          <table:table-cell table:formula="of:=ABS([AccelerationDiffGesamt.B245]- [AccelerationDiffGesamt.B246])" office:value-type="float" office:value="0" calcext:value-type="float">
            <text:p>0</text:p>
          </table:table-cell>
          <table:table-cell table:formula="of:=ABS([AccelerationDiffGesamt.C245]- [AccelerationDiffGesamt.C2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6]- [AccelerationDiffGesamt.A247])" office:value-type="float" office:value="0" calcext:value-type="float">
            <text:p>0</text:p>
          </table:table-cell>
          <table:table-cell table:formula="of:=ABS([AccelerationDiffGesamt.B246]- [AccelerationDiffGesamt.B247])" office:value-type="float" office:value="0" calcext:value-type="float">
            <text:p>0</text:p>
          </table:table-cell>
          <table:table-cell table:formula="of:=ABS([AccelerationDiffGesamt.C246]- [AccelerationDiffGesamt.C2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7]- [AccelerationDiffGesamt.A248])" office:value-type="float" office:value="0" calcext:value-type="float">
            <text:p>0</text:p>
          </table:table-cell>
          <table:table-cell table:formula="of:=ABS([AccelerationDiffGesamt.B247]- [AccelerationDiffGesamt.B248])" office:value-type="float" office:value="0" calcext:value-type="float">
            <text:p>0</text:p>
          </table:table-cell>
          <table:table-cell table:formula="of:=ABS([AccelerationDiffGesamt.C247]- [AccelerationDiffGesamt.C2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8]- [AccelerationDiffGesamt.A249])" office:value-type="float" office:value="0" calcext:value-type="float">
            <text:p>0</text:p>
          </table:table-cell>
          <table:table-cell table:formula="of:=ABS([AccelerationDiffGesamt.B248]- [AccelerationDiffGesamt.B249])" office:value-type="float" office:value="0" calcext:value-type="float">
            <text:p>0</text:p>
          </table:table-cell>
          <table:table-cell table:formula="of:=ABS([AccelerationDiffGesamt.C248]- [AccelerationDiffGesamt.C249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49]- [AccelerationDiffGesamt.A250])" office:value-type="float" office:value="0" calcext:value-type="float">
            <text:p>0</text:p>
          </table:table-cell>
          <table:table-cell table:formula="of:=ABS([AccelerationDiffGesamt.B249]- [AccelerationDiffGesamt.B250])" office:value-type="float" office:value="0" calcext:value-type="float">
            <text:p>0</text:p>
          </table:table-cell>
          <table:table-cell table:formula="of:=ABS([AccelerationDiffGesamt.C249]- [AccelerationDiffGesamt.C25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0]- [AccelerationDiffGesamt.A251])" office:value-type="float" office:value="0" calcext:value-type="float">
            <text:p>0</text:p>
          </table:table-cell>
          <table:table-cell table:formula="of:=ABS([AccelerationDiffGesamt.B250]- [AccelerationDiffGesamt.B251])" office:value-type="float" office:value="0" calcext:value-type="float">
            <text:p>0</text:p>
          </table:table-cell>
          <table:table-cell table:formula="of:=ABS([AccelerationDiffGesamt.C250]- [AccelerationDiffGesamt.C25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1]- [AccelerationDiffGesamt.A252])" office:value-type="float" office:value="0" calcext:value-type="float">
            <text:p>0</text:p>
          </table:table-cell>
          <table:table-cell table:formula="of:=ABS([AccelerationDiffGesamt.B251]- [AccelerationDiffGesamt.B252])" office:value-type="float" office:value="0" calcext:value-type="float">
            <text:p>0</text:p>
          </table:table-cell>
          <table:table-cell table:formula="of:=ABS([AccelerationDiffGesamt.C251]- [AccelerationDiffGesamt.C2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2]- [AccelerationDiffGesamt.A253])" office:value-type="float" office:value="0" calcext:value-type="float">
            <text:p>0</text:p>
          </table:table-cell>
          <table:table-cell table:formula="of:=ABS([AccelerationDiffGesamt.B252]- [AccelerationDiffGesamt.B253])" office:value-type="float" office:value="0" calcext:value-type="float">
            <text:p>0</text:p>
          </table:table-cell>
          <table:table-cell table:formula="of:=ABS([AccelerationDiffGesamt.C252]- [AccelerationDiffGesamt.C25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3]- [AccelerationDiffGesamt.A254])" office:value-type="float" office:value="0" calcext:value-type="float">
            <text:p>0</text:p>
          </table:table-cell>
          <table:table-cell table:formula="of:=ABS([AccelerationDiffGesamt.B253]- [AccelerationDiffGesamt.B254])" office:value-type="float" office:value="0" calcext:value-type="float">
            <text:p>0</text:p>
          </table:table-cell>
          <table:table-cell table:formula="of:=ABS([AccelerationDiffGesamt.C253]- [AccelerationDiffGesamt.C2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4]- [AccelerationDiffGesamt.A255])" office:value-type="float" office:value="0" calcext:value-type="float">
            <text:p>0</text:p>
          </table:table-cell>
          <table:table-cell table:formula="of:=ABS([AccelerationDiffGesamt.B254]- [AccelerationDiffGesamt.B255])" office:value-type="float" office:value="0" calcext:value-type="float">
            <text:p>0</text:p>
          </table:table-cell>
          <table:table-cell table:formula="of:=ABS([AccelerationDiffGesamt.C254]- [AccelerationDiffGesamt.C25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5]- [AccelerationDiffGesamt.A256])" office:value-type="float" office:value="0" calcext:value-type="float">
            <text:p>0</text:p>
          </table:table-cell>
          <table:table-cell table:formula="of:=ABS([AccelerationDiffGesamt.B255]- [AccelerationDiffGesamt.B256])" office:value-type="float" office:value="0" calcext:value-type="float">
            <text:p>0</text:p>
          </table:table-cell>
          <table:table-cell table:formula="of:=ABS([AccelerationDiffGesamt.C255]- [AccelerationDiffGesamt.C2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6]- [AccelerationDiffGesamt.A257])" office:value-type="float" office:value="0" calcext:value-type="float">
            <text:p>0</text:p>
          </table:table-cell>
          <table:table-cell table:formula="of:=ABS([AccelerationDiffGesamt.B256]- [AccelerationDiffGesamt.B257])" office:value-type="float" office:value="0" calcext:value-type="float">
            <text:p>0</text:p>
          </table:table-cell>
          <table:table-cell table:formula="of:=ABS([AccelerationDiffGesamt.C256]- [AccelerationDiffGesamt.C25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7]- [AccelerationDiffGesamt.A258])" office:value-type="float" office:value="0" calcext:value-type="float">
            <text:p>0</text:p>
          </table:table-cell>
          <table:table-cell table:formula="of:=ABS([AccelerationDiffGesamt.B257]- [AccelerationDiffGesamt.B258])" office:value-type="float" office:value="0" calcext:value-type="float">
            <text:p>0</text:p>
          </table:table-cell>
          <table:table-cell table:formula="of:=ABS([AccelerationDiffGesamt.C257]- [AccelerationDiffGesamt.C25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8]- [AccelerationDiffGesamt.A259])" office:value-type="float" office:value="0" calcext:value-type="float">
            <text:p>0</text:p>
          </table:table-cell>
          <table:table-cell table:formula="of:=ABS([AccelerationDiffGesamt.B258]- [AccelerationDiffGesamt.B259])" office:value-type="float" office:value="0.0317460000000001" calcext:value-type="float">
            <text:p>0,031746</text:p>
          </table:table-cell>
          <table:table-cell table:formula="of:=ABS([AccelerationDiffGesamt.C258]- [AccelerationDiffGesamt.C259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59]- [AccelerationDiffGesamt.A260])" office:value-type="float" office:value="0" calcext:value-type="float">
            <text:p>0</text:p>
          </table:table-cell>
          <table:table-cell table:formula="of:=ABS([AccelerationDiffGesamt.B259]- [AccelerationDiffGesamt.B260])" office:value-type="float" office:value="0" calcext:value-type="float">
            <text:p>0</text:p>
          </table:table-cell>
          <table:table-cell table:formula="of:=ABS([AccelerationDiffGesamt.C259]- [AccelerationDiffGesamt.C26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0]- [AccelerationDiffGesamt.A261])" office:value-type="float" office:value="0" calcext:value-type="float">
            <text:p>0</text:p>
          </table:table-cell>
          <table:table-cell table:formula="of:=ABS([AccelerationDiffGesamt.B260]- [AccelerationDiffGesamt.B261])" office:value-type="float" office:value="0" calcext:value-type="float">
            <text:p>0</text:p>
          </table:table-cell>
          <table:table-cell table:formula="of:=ABS([AccelerationDiffGesamt.C260]- [AccelerationDiffGesamt.C26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1]- [AccelerationDiffGesamt.A262])" office:value-type="float" office:value="0" calcext:value-type="float">
            <text:p>0</text:p>
          </table:table-cell>
          <table:table-cell table:formula="of:=ABS([AccelerationDiffGesamt.B261]- [AccelerationDiffGesamt.B262])" office:value-type="float" office:value="0" calcext:value-type="float">
            <text:p>0</text:p>
          </table:table-cell>
          <table:table-cell table:formula="of:=ABS([AccelerationDiffGesamt.C261]- [AccelerationDiffGesamt.C26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2]- [AccelerationDiffGesamt.A263])" office:value-type="float" office:value="0" calcext:value-type="float">
            <text:p>0</text:p>
          </table:table-cell>
          <table:table-cell table:formula="of:=ABS([AccelerationDiffGesamt.B262]- [AccelerationDiffGesamt.B263])" office:value-type="float" office:value="0" calcext:value-type="float">
            <text:p>0</text:p>
          </table:table-cell>
          <table:table-cell table:formula="of:=ABS([AccelerationDiffGesamt.C262]- [AccelerationDiffGesamt.C26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3]- [AccelerationDiffGesamt.A264])" office:value-type="float" office:value="0" calcext:value-type="float">
            <text:p>0</text:p>
          </table:table-cell>
          <table:table-cell table:formula="of:=ABS([AccelerationDiffGesamt.B263]- [AccelerationDiffGesamt.B264])" office:value-type="float" office:value="0.0317460000000001" calcext:value-type="float">
            <text:p>0,031746</text:p>
          </table:table-cell>
          <table:table-cell table:formula="of:=ABS([AccelerationDiffGesamt.C263]- [AccelerationDiffGesamt.C26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4]- [AccelerationDiffGesamt.A265])" office:value-type="float" office:value="0" calcext:value-type="float">
            <text:p>0</text:p>
          </table:table-cell>
          <table:table-cell table:formula="of:=ABS([AccelerationDiffGesamt.B264]- [AccelerationDiffGesamt.B265])" office:value-type="float" office:value="0" calcext:value-type="float">
            <text:p>0</text:p>
          </table:table-cell>
          <table:table-cell table:formula="of:=ABS([AccelerationDiffGesamt.C264]- [AccelerationDiffGesamt.C26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5]- [AccelerationDiffGesamt.A266])" office:value-type="float" office:value="0" calcext:value-type="float">
            <text:p>0</text:p>
          </table:table-cell>
          <table:table-cell table:formula="of:=ABS([AccelerationDiffGesamt.B265]- [AccelerationDiffGesamt.B266])" office:value-type="float" office:value="0" calcext:value-type="float">
            <text:p>0</text:p>
          </table:table-cell>
          <table:table-cell table:formula="of:=ABS([AccelerationDiffGesamt.C265]- [AccelerationDiffGesamt.C2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6]- [AccelerationDiffGesamt.A267])" office:value-type="float" office:value="0" calcext:value-type="float">
            <text:p>0</text:p>
          </table:table-cell>
          <table:table-cell table:formula="of:=ABS([AccelerationDiffGesamt.B266]- [AccelerationDiffGesamt.B267])" office:value-type="float" office:value="0" calcext:value-type="float">
            <text:p>0</text:p>
          </table:table-cell>
          <table:table-cell table:formula="of:=ABS([AccelerationDiffGesamt.C266]- [AccelerationDiffGesamt.C26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7]- [AccelerationDiffGesamt.A268])" office:value-type="float" office:value="0" calcext:value-type="float">
            <text:p>0</text:p>
          </table:table-cell>
          <table:table-cell table:formula="of:=ABS([AccelerationDiffGesamt.B267]- [AccelerationDiffGesamt.B268])" office:value-type="float" office:value="0" calcext:value-type="float">
            <text:p>0</text:p>
          </table:table-cell>
          <table:table-cell table:formula="of:=ABS([AccelerationDiffGesamt.C267]- [AccelerationDiffGesamt.C26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8]- [AccelerationDiffGesamt.A269])" office:value-type="float" office:value="0" calcext:value-type="float">
            <text:p>0</text:p>
          </table:table-cell>
          <table:table-cell table:formula="of:=ABS([AccelerationDiffGesamt.B268]- [AccelerationDiffGesamt.B269])" office:value-type="float" office:value="0" calcext:value-type="float">
            <text:p>0</text:p>
          </table:table-cell>
          <table:table-cell table:formula="of:=ABS([AccelerationDiffGesamt.C268]- [AccelerationDiffGesamt.C2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69]- [AccelerationDiffGesamt.A270])" office:value-type="float" office:value="0" calcext:value-type="float">
            <text:p>0</text:p>
          </table:table-cell>
          <table:table-cell table:formula="of:=ABS([AccelerationDiffGesamt.B269]- [AccelerationDiffGesamt.B270])" office:value-type="float" office:value="0" calcext:value-type="float">
            <text:p>0</text:p>
          </table:table-cell>
          <table:table-cell table:formula="of:=ABS([AccelerationDiffGesamt.C269]- [AccelerationDiffGesamt.C2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0]- [AccelerationDiffGesamt.A271])" office:value-type="float" office:value="0" calcext:value-type="float">
            <text:p>0</text:p>
          </table:table-cell>
          <table:table-cell table:formula="of:=ABS([AccelerationDiffGesamt.B270]- [AccelerationDiffGesamt.B271])" office:value-type="float" office:value="0" calcext:value-type="float">
            <text:p>0</text:p>
          </table:table-cell>
          <table:table-cell table:formula="of:=ABS([AccelerationDiffGesamt.C270]- [AccelerationDiffGesamt.C2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1]- [AccelerationDiffGesamt.A272])" office:value-type="float" office:value="0" calcext:value-type="float">
            <text:p>0</text:p>
          </table:table-cell>
          <table:table-cell table:formula="of:=ABS([AccelerationDiffGesamt.B271]- [AccelerationDiffGesamt.B272])" office:value-type="float" office:value="0" calcext:value-type="float">
            <text:p>0</text:p>
          </table:table-cell>
          <table:table-cell table:formula="of:=ABS([AccelerationDiffGesamt.C271]- [AccelerationDiffGesamt.C27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2]- [AccelerationDiffGesamt.A273])" office:value-type="float" office:value="0" calcext:value-type="float">
            <text:p>0</text:p>
          </table:table-cell>
          <table:table-cell table:formula="of:=ABS([AccelerationDiffGesamt.B272]- [AccelerationDiffGesamt.B273])" office:value-type="float" office:value="0" calcext:value-type="float">
            <text:p>0</text:p>
          </table:table-cell>
          <table:table-cell table:formula="of:=ABS([AccelerationDiffGesamt.C272]- [AccelerationDiffGesamt.C27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3]- [AccelerationDiffGesamt.A274])" office:value-type="float" office:value="0" calcext:value-type="float">
            <text:p>0</text:p>
          </table:table-cell>
          <table:table-cell table:formula="of:=ABS([AccelerationDiffGesamt.B273]- [AccelerationDiffGesamt.B274])" office:value-type="float" office:value="0" calcext:value-type="float">
            <text:p>0</text:p>
          </table:table-cell>
          <table:table-cell table:formula="of:=ABS([AccelerationDiffGesamt.C273]- [AccelerationDiffGesamt.C27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4]- [AccelerationDiffGesamt.A275])" office:value-type="float" office:value="0" calcext:value-type="float">
            <text:p>0</text:p>
          </table:table-cell>
          <table:table-cell table:formula="of:=ABS([AccelerationDiffGesamt.B274]- [AccelerationDiffGesamt.B275])" office:value-type="float" office:value="0" calcext:value-type="float">
            <text:p>0</text:p>
          </table:table-cell>
          <table:table-cell table:formula="of:=ABS([AccelerationDiffGesamt.C274]- [AccelerationDiffGesamt.C27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5]- [AccelerationDiffGesamt.A276])" office:value-type="float" office:value="0" calcext:value-type="float">
            <text:p>0</text:p>
          </table:table-cell>
          <table:table-cell table:formula="of:=ABS([AccelerationDiffGesamt.B275]- [AccelerationDiffGesamt.B276])" office:value-type="float" office:value="0" calcext:value-type="float">
            <text:p>0</text:p>
          </table:table-cell>
          <table:table-cell table:formula="of:=ABS([AccelerationDiffGesamt.C275]- [AccelerationDiffGesamt.C27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6]- [AccelerationDiffGesamt.A277])" office:value-type="float" office:value="0" calcext:value-type="float">
            <text:p>0</text:p>
          </table:table-cell>
          <table:table-cell table:formula="of:=ABS([AccelerationDiffGesamt.B276]- [AccelerationDiffGesamt.B277])" office:value-type="float" office:value="0" calcext:value-type="float">
            <text:p>0</text:p>
          </table:table-cell>
          <table:table-cell table:formula="of:=ABS([AccelerationDiffGesamt.C276]- [AccelerationDiffGesamt.C27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7]- [AccelerationDiffGesamt.A278])" office:value-type="float" office:value="0" calcext:value-type="float">
            <text:p>0</text:p>
          </table:table-cell>
          <table:table-cell table:formula="of:=ABS([AccelerationDiffGesamt.B277]- [AccelerationDiffGesamt.B278])" office:value-type="float" office:value="0" calcext:value-type="float">
            <text:p>0</text:p>
          </table:table-cell>
          <table:table-cell table:formula="of:=ABS([AccelerationDiffGesamt.C277]- [AccelerationDiffGesamt.C278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8]- [AccelerationDiffGesamt.A279])" office:value-type="float" office:value="0" calcext:value-type="float">
            <text:p>0</text:p>
          </table:table-cell>
          <table:table-cell table:formula="of:=ABS([AccelerationDiffGesamt.B278]- [AccelerationDiffGesamt.B279])" office:value-type="float" office:value="0" calcext:value-type="float">
            <text:p>0</text:p>
          </table:table-cell>
          <table:table-cell table:formula="of:=ABS([AccelerationDiffGesamt.C278]- [AccelerationDiffGesamt.C27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79]- [AccelerationDiffGesamt.A280])" office:value-type="float" office:value="0" calcext:value-type="float">
            <text:p>0</text:p>
          </table:table-cell>
          <table:table-cell table:formula="of:=ABS([AccelerationDiffGesamt.B279]- [AccelerationDiffGesamt.B280])" office:value-type="float" office:value="0" calcext:value-type="float">
            <text:p>0</text:p>
          </table:table-cell>
          <table:table-cell table:formula="of:=ABS([AccelerationDiffGesamt.C279]- [AccelerationDiffGesamt.C28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0]- [AccelerationDiffGesamt.A281])" office:value-type="float" office:value="0" calcext:value-type="float">
            <text:p>0</text:p>
          </table:table-cell>
          <table:table-cell table:formula="of:=ABS([AccelerationDiffGesamt.B280]- [AccelerationDiffGesamt.B281])" office:value-type="float" office:value="0" calcext:value-type="float">
            <text:p>0</text:p>
          </table:table-cell>
          <table:table-cell table:formula="of:=ABS([AccelerationDiffGesamt.C280]- [AccelerationDiffGesamt.C28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1]- [AccelerationDiffGesamt.A282])" office:value-type="float" office:value="0" calcext:value-type="float">
            <text:p>0</text:p>
          </table:table-cell>
          <table:table-cell table:formula="of:=ABS([AccelerationDiffGesamt.B281]- [AccelerationDiffGesamt.B282])" office:value-type="float" office:value="0" calcext:value-type="float">
            <text:p>0</text:p>
          </table:table-cell>
          <table:table-cell table:formula="of:=ABS([AccelerationDiffGesamt.C281]- [AccelerationDiffGesamt.C28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2]- [AccelerationDiffGesamt.A283])" office:value-type="float" office:value="0" calcext:value-type="float">
            <text:p>0</text:p>
          </table:table-cell>
          <table:table-cell table:formula="of:=ABS([AccelerationDiffGesamt.B282]- [AccelerationDiffGesamt.B283])" office:value-type="float" office:value="0" calcext:value-type="float">
            <text:p>0</text:p>
          </table:table-cell>
          <table:table-cell table:formula="of:=ABS([AccelerationDiffGesamt.C282]- [AccelerationDiffGesamt.C28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3]- [AccelerationDiffGesamt.A284])" office:value-type="float" office:value="0" calcext:value-type="float">
            <text:p>0</text:p>
          </table:table-cell>
          <table:table-cell table:formula="of:=ABS([AccelerationDiffGesamt.B283]- [AccelerationDiffGesamt.B284])" office:value-type="float" office:value="0" calcext:value-type="float">
            <text:p>0</text:p>
          </table:table-cell>
          <table:table-cell table:formula="of:=ABS([AccelerationDiffGesamt.C283]- [AccelerationDiffGesamt.C28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4]- [AccelerationDiffGesamt.A285])" office:value-type="float" office:value="0" calcext:value-type="float">
            <text:p>0</text:p>
          </table:table-cell>
          <table:table-cell table:formula="of:=ABS([AccelerationDiffGesamt.B284]- [AccelerationDiffGesamt.B285])" office:value-type="float" office:value="0" calcext:value-type="float">
            <text:p>0</text:p>
          </table:table-cell>
          <table:table-cell table:formula="of:=ABS([AccelerationDiffGesamt.C284]- [AccelerationDiffGesamt.C28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5]- [AccelerationDiffGesamt.A286])" office:value-type="float" office:value="0" calcext:value-type="float">
            <text:p>0</text:p>
          </table:table-cell>
          <table:table-cell table:formula="of:=ABS([AccelerationDiffGesamt.B285]- [AccelerationDiffGesamt.B286])" office:value-type="float" office:value="0" calcext:value-type="float">
            <text:p>0</text:p>
          </table:table-cell>
          <table:table-cell table:formula="of:=ABS([AccelerationDiffGesamt.C285]- [AccelerationDiffGesamt.C28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6]- [AccelerationDiffGesamt.A287])" office:value-type="float" office:value="0" calcext:value-type="float">
            <text:p>0</text:p>
          </table:table-cell>
          <table:table-cell table:formula="of:=ABS([AccelerationDiffGesamt.B286]- [AccelerationDiffGesamt.B287])" office:value-type="float" office:value="0" calcext:value-type="float">
            <text:p>0</text:p>
          </table:table-cell>
          <table:table-cell table:formula="of:=ABS([AccelerationDiffGesamt.C286]- [AccelerationDiffGesamt.C28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7]- [AccelerationDiffGesamt.A288])" office:value-type="float" office:value="0" calcext:value-type="float">
            <text:p>0</text:p>
          </table:table-cell>
          <table:table-cell table:formula="of:=ABS([AccelerationDiffGesamt.B287]- [AccelerationDiffGesamt.B288])" office:value-type="float" office:value="0" calcext:value-type="float">
            <text:p>0</text:p>
          </table:table-cell>
          <table:table-cell table:formula="of:=ABS([AccelerationDiffGesamt.C287]- [AccelerationDiffGesamt.C28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8]- [AccelerationDiffGesamt.A289])" office:value-type="float" office:value="0" calcext:value-type="float">
            <text:p>0</text:p>
          </table:table-cell>
          <table:table-cell table:formula="of:=ABS([AccelerationDiffGesamt.B288]- [AccelerationDiffGesamt.B289])" office:value-type="float" office:value="0" calcext:value-type="float">
            <text:p>0</text:p>
          </table:table-cell>
          <table:table-cell table:formula="of:=ABS([AccelerationDiffGesamt.C288]- [AccelerationDiffGesamt.C2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89]- [AccelerationDiffGesamt.A290])" office:value-type="float" office:value="0" calcext:value-type="float">
            <text:p>0</text:p>
          </table:table-cell>
          <table:table-cell table:formula="of:=ABS([AccelerationDiffGesamt.B289]- [AccelerationDiffGesamt.B290])" office:value-type="float" office:value="0" calcext:value-type="float">
            <text:p>0</text:p>
          </table:table-cell>
          <table:table-cell table:formula="of:=ABS([AccelerationDiffGesamt.C289]- [AccelerationDiffGesamt.C29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0]- [AccelerationDiffGesamt.A291])" office:value-type="float" office:value="0" calcext:value-type="float">
            <text:p>0</text:p>
          </table:table-cell>
          <table:table-cell table:formula="of:=ABS([AccelerationDiffGesamt.B290]- [AccelerationDiffGesamt.B291])" office:value-type="float" office:value="0" calcext:value-type="float">
            <text:p>0</text:p>
          </table:table-cell>
          <table:table-cell table:formula="of:=ABS([AccelerationDiffGesamt.C290]- [AccelerationDiffGesamt.C29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1]- [AccelerationDiffGesamt.A292])" office:value-type="float" office:value="0" calcext:value-type="float">
            <text:p>0</text:p>
          </table:table-cell>
          <table:table-cell table:formula="of:=ABS([AccelerationDiffGesamt.B291]- [AccelerationDiffGesamt.B292])" office:value-type="float" office:value="0" calcext:value-type="float">
            <text:p>0</text:p>
          </table:table-cell>
          <table:table-cell table:formula="of:=ABS([AccelerationDiffGesamt.C291]- [AccelerationDiffGesamt.C29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2]- [AccelerationDiffGesamt.A293])" office:value-type="float" office:value="0" calcext:value-type="float">
            <text:p>0</text:p>
          </table:table-cell>
          <table:table-cell table:formula="of:=ABS([AccelerationDiffGesamt.B292]- [AccelerationDiffGesamt.B293])" office:value-type="float" office:value="0" calcext:value-type="float">
            <text:p>0</text:p>
          </table:table-cell>
          <table:table-cell table:formula="of:=ABS([AccelerationDiffGesamt.C292]- [AccelerationDiffGesamt.C29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3]- [AccelerationDiffGesamt.A294])" office:value-type="float" office:value="0" calcext:value-type="float">
            <text:p>0</text:p>
          </table:table-cell>
          <table:table-cell table:formula="of:=ABS([AccelerationDiffGesamt.B293]- [AccelerationDiffGesamt.B294])" office:value-type="float" office:value="0" calcext:value-type="float">
            <text:p>0</text:p>
          </table:table-cell>
          <table:table-cell table:formula="of:=ABS([AccelerationDiffGesamt.C293]- [AccelerationDiffGesamt.C29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4]- [AccelerationDiffGesamt.A295])" office:value-type="float" office:value="0" calcext:value-type="float">
            <text:p>0</text:p>
          </table:table-cell>
          <table:table-cell table:formula="of:=ABS([AccelerationDiffGesamt.B294]- [AccelerationDiffGesamt.B295])" office:value-type="float" office:value="0" calcext:value-type="float">
            <text:p>0</text:p>
          </table:table-cell>
          <table:table-cell table:formula="of:=ABS([AccelerationDiffGesamt.C294]- [AccelerationDiffGesamt.C295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5]- [AccelerationDiffGesamt.A296])" office:value-type="float" office:value="0" calcext:value-type="float">
            <text:p>0</text:p>
          </table:table-cell>
          <table:table-cell table:formula="of:=ABS([AccelerationDiffGesamt.B295]- [AccelerationDiffGesamt.B296])" office:value-type="float" office:value="0" calcext:value-type="float">
            <text:p>0</text:p>
          </table:table-cell>
          <table:table-cell table:formula="of:=ABS([AccelerationDiffGesamt.C295]- [AccelerationDiffGesamt.C29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6]- [AccelerationDiffGesamt.A297])" office:value-type="float" office:value="0" calcext:value-type="float">
            <text:p>0</text:p>
          </table:table-cell>
          <table:table-cell table:formula="of:=ABS([AccelerationDiffGesamt.B296]- [AccelerationDiffGesamt.B297])" office:value-type="float" office:value="0" calcext:value-type="float">
            <text:p>0</text:p>
          </table:table-cell>
          <table:table-cell table:formula="of:=ABS([AccelerationDiffGesamt.C296]- [AccelerationDiffGesamt.C29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7]- [AccelerationDiffGesamt.A298])" office:value-type="float" office:value="0" calcext:value-type="float">
            <text:p>0</text:p>
          </table:table-cell>
          <table:table-cell table:formula="of:=ABS([AccelerationDiffGesamt.B297]- [AccelerationDiffGesamt.B298])" office:value-type="float" office:value="0" calcext:value-type="float">
            <text:p>0</text:p>
          </table:table-cell>
          <table:table-cell table:formula="of:=ABS([AccelerationDiffGesamt.C297]- [AccelerationDiffGesamt.C29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8]- [AccelerationDiffGesamt.A299])" office:value-type="float" office:value="0" calcext:value-type="float">
            <text:p>0</text:p>
          </table:table-cell>
          <table:table-cell table:formula="of:=ABS([AccelerationDiffGesamt.B298]- [AccelerationDiffGesamt.B299])" office:value-type="float" office:value="0" calcext:value-type="float">
            <text:p>0</text:p>
          </table:table-cell>
          <table:table-cell table:formula="of:=ABS([AccelerationDiffGesamt.C298]- [AccelerationDiffGesamt.C29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299]- [AccelerationDiffGesamt.A300])" office:value-type="float" office:value="0" calcext:value-type="float">
            <text:p>0</text:p>
          </table:table-cell>
          <table:table-cell table:formula="of:=ABS([AccelerationDiffGesamt.B299]- [AccelerationDiffGesamt.B300])" office:value-type="float" office:value="0" calcext:value-type="float">
            <text:p>0</text:p>
          </table:table-cell>
          <table:table-cell table:formula="of:=ABS([AccelerationDiffGesamt.C299]- [AccelerationDiffGesamt.C30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0]- [AccelerationDiffGesamt.A301])" office:value-type="float" office:value="0" calcext:value-type="float">
            <text:p>0</text:p>
          </table:table-cell>
          <table:table-cell table:formula="of:=ABS([AccelerationDiffGesamt.B300]- [AccelerationDiffGesamt.B301])" office:value-type="float" office:value="0" calcext:value-type="float">
            <text:p>0</text:p>
          </table:table-cell>
          <table:table-cell table:formula="of:=ABS([AccelerationDiffGesamt.C300]- [AccelerationDiffGesamt.C30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1]- [AccelerationDiffGesamt.A302])" office:value-type="float" office:value="0" calcext:value-type="float">
            <text:p>0</text:p>
          </table:table-cell>
          <table:table-cell table:formula="of:=ABS([AccelerationDiffGesamt.B301]- [AccelerationDiffGesamt.B302])" office:value-type="float" office:value="0" calcext:value-type="float">
            <text:p>0</text:p>
          </table:table-cell>
          <table:table-cell table:formula="of:=ABS([AccelerationDiffGesamt.C301]- [AccelerationDiffGesamt.C30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2]- [AccelerationDiffGesamt.A303])" office:value-type="float" office:value="0" calcext:value-type="float">
            <text:p>0</text:p>
          </table:table-cell>
          <table:table-cell table:formula="of:=ABS([AccelerationDiffGesamt.B302]- [AccelerationDiffGesamt.B303])" office:value-type="float" office:value="0" calcext:value-type="float">
            <text:p>0</text:p>
          </table:table-cell>
          <table:table-cell table:formula="of:=ABS([AccelerationDiffGesamt.C302]- [AccelerationDiffGesamt.C3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3]- [AccelerationDiffGesamt.A304])" office:value-type="float" office:value="0" calcext:value-type="float">
            <text:p>0</text:p>
          </table:table-cell>
          <table:table-cell table:formula="of:=ABS([AccelerationDiffGesamt.B303]- [AccelerationDiffGesamt.B304])" office:value-type="float" office:value="0" calcext:value-type="float">
            <text:p>0</text:p>
          </table:table-cell>
          <table:table-cell table:formula="of:=ABS([AccelerationDiffGesamt.C303]- [AccelerationDiffGesamt.C3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4]- [AccelerationDiffGesamt.A305])" office:value-type="float" office:value="0" calcext:value-type="float">
            <text:p>0</text:p>
          </table:table-cell>
          <table:table-cell table:formula="of:=ABS([AccelerationDiffGesamt.B304]- [AccelerationDiffGesamt.B305])" office:value-type="float" office:value="0" calcext:value-type="float">
            <text:p>0</text:p>
          </table:table-cell>
          <table:table-cell table:formula="of:=ABS([AccelerationDiffGesamt.C304]- [AccelerationDiffGesamt.C3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5]- [AccelerationDiffGesamt.A306])" office:value-type="float" office:value="0" calcext:value-type="float">
            <text:p>0</text:p>
          </table:table-cell>
          <table:table-cell table:formula="of:=ABS([AccelerationDiffGesamt.B305]- [AccelerationDiffGesamt.B306])" office:value-type="float" office:value="0" calcext:value-type="float">
            <text:p>0</text:p>
          </table:table-cell>
          <table:table-cell table:formula="of:=ABS([AccelerationDiffGesamt.C305]- [AccelerationDiffGesamt.C30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6]- [AccelerationDiffGesamt.A307])" office:value-type="float" office:value="0" calcext:value-type="float">
            <text:p>0</text:p>
          </table:table-cell>
          <table:table-cell table:formula="of:=ABS([AccelerationDiffGesamt.B306]- [AccelerationDiffGesamt.B307])" office:value-type="float" office:value="0" calcext:value-type="float">
            <text:p>0</text:p>
          </table:table-cell>
          <table:table-cell table:formula="of:=ABS([AccelerationDiffGesamt.C306]- [AccelerationDiffGesamt.C30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7]- [AccelerationDiffGesamt.A308])" office:value-type="float" office:value="0" calcext:value-type="float">
            <text:p>0</text:p>
          </table:table-cell>
          <table:table-cell table:formula="of:=ABS([AccelerationDiffGesamt.B307]- [AccelerationDiffGesamt.B308])" office:value-type="float" office:value="0" calcext:value-type="float">
            <text:p>0</text:p>
          </table:table-cell>
          <table:table-cell table:formula="of:=ABS([AccelerationDiffGesamt.C307]- [AccelerationDiffGesamt.C30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8]- [AccelerationDiffGesamt.A309])" office:value-type="float" office:value="0" calcext:value-type="float">
            <text:p>0</text:p>
          </table:table-cell>
          <table:table-cell table:formula="of:=ABS([AccelerationDiffGesamt.B308]- [AccelerationDiffGesamt.B309])" office:value-type="float" office:value="0" calcext:value-type="float">
            <text:p>0</text:p>
          </table:table-cell>
          <table:table-cell table:formula="of:=ABS([AccelerationDiffGesamt.C308]- [AccelerationDiffGesamt.C3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09]- [AccelerationDiffGesamt.A310])" office:value-type="float" office:value="0" calcext:value-type="float">
            <text:p>0</text:p>
          </table:table-cell>
          <table:table-cell table:formula="of:=ABS([AccelerationDiffGesamt.B309]- [AccelerationDiffGesamt.B310])" office:value-type="float" office:value="0" calcext:value-type="float">
            <text:p>0</text:p>
          </table:table-cell>
          <table:table-cell table:formula="of:=ABS([AccelerationDiffGesamt.C309]- [AccelerationDiffGesamt.C3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0]- [AccelerationDiffGesamt.A311])" office:value-type="float" office:value="0" calcext:value-type="float">
            <text:p>0</text:p>
          </table:table-cell>
          <table:table-cell table:formula="of:=ABS([AccelerationDiffGesamt.B310]- [AccelerationDiffGesamt.B311])" office:value-type="float" office:value="0" calcext:value-type="float">
            <text:p>0</text:p>
          </table:table-cell>
          <table:table-cell table:formula="of:=ABS([AccelerationDiffGesamt.C310]- [AccelerationDiffGesamt.C3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1]- [AccelerationDiffGesamt.A312])" office:value-type="float" office:value="0" calcext:value-type="float">
            <text:p>0</text:p>
          </table:table-cell>
          <table:table-cell table:formula="of:=ABS([AccelerationDiffGesamt.B311]- [AccelerationDiffGesamt.B312])" office:value-type="float" office:value="0.0317460000000001" calcext:value-type="float">
            <text:p>0,031746</text:p>
          </table:table-cell>
          <table:table-cell table:formula="of:=ABS([AccelerationDiffGesamt.C311]- [AccelerationDiffGesamt.C3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2]- [AccelerationDiffGesamt.A313])" office:value-type="float" office:value="0.009615385" calcext:value-type="float">
            <text:p>0,009615385</text:p>
          </table:table-cell>
          <table:table-cell table:formula="of:=ABS([AccelerationDiffGesamt.B312]- [AccelerationDiffGesamt.B313])" office:value-type="float" office:value="0.0317460000000001" calcext:value-type="float">
            <text:p>0,031746</text:p>
          </table:table-cell>
          <table:table-cell table:formula="of:=ABS([AccelerationDiffGesamt.C312]- [AccelerationDiffGesamt.C3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3]- [AccelerationDiffGesamt.A314])" office:value-type="float" office:value="0" calcext:value-type="float">
            <text:p>0</text:p>
          </table:table-cell>
          <table:table-cell table:formula="of:=ABS([AccelerationDiffGesamt.B313]- [AccelerationDiffGesamt.B314])" office:value-type="float" office:value="0" calcext:value-type="float">
            <text:p>0</text:p>
          </table:table-cell>
          <table:table-cell table:formula="of:=ABS([AccelerationDiffGesamt.C313]- [AccelerationDiffGesamt.C3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4]- [AccelerationDiffGesamt.A315])" office:value-type="float" office:value="0.009615385" calcext:value-type="float">
            <text:p>0,009615385</text:p>
          </table:table-cell>
          <table:table-cell table:formula="of:=ABS([AccelerationDiffGesamt.B314]- [AccelerationDiffGesamt.B315])" office:value-type="float" office:value="0" calcext:value-type="float">
            <text:p>0</text:p>
          </table:table-cell>
          <table:table-cell table:formula="of:=ABS([AccelerationDiffGesamt.C314]- [AccelerationDiffGesamt.C315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5]- [AccelerationDiffGesamt.A316])" office:value-type="float" office:value="0" calcext:value-type="float">
            <text:p>0</text:p>
          </table:table-cell>
          <table:table-cell table:formula="of:=ABS([AccelerationDiffGesamt.B315]- [AccelerationDiffGesamt.B316])" office:value-type="float" office:value="0" calcext:value-type="float">
            <text:p>0</text:p>
          </table:table-cell>
          <table:table-cell table:formula="of:=ABS([AccelerationDiffGesamt.C315]- [AccelerationDiffGesamt.C3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6]- [AccelerationDiffGesamt.A317])" office:value-type="float" office:value="0" calcext:value-type="float">
            <text:p>0</text:p>
          </table:table-cell>
          <table:table-cell table:formula="of:=ABS([AccelerationDiffGesamt.B316]- [AccelerationDiffGesamt.B317])" office:value-type="float" office:value="0" calcext:value-type="float">
            <text:p>0</text:p>
          </table:table-cell>
          <table:table-cell table:formula="of:=ABS([AccelerationDiffGesamt.C316]- [AccelerationDiffGesamt.C3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7]- [AccelerationDiffGesamt.A318])" office:value-type="float" office:value="0" calcext:value-type="float">
            <text:p>0</text:p>
          </table:table-cell>
          <table:table-cell table:formula="of:=ABS([AccelerationDiffGesamt.B317]- [AccelerationDiffGesamt.B318])" office:value-type="float" office:value="0" calcext:value-type="float">
            <text:p>0</text:p>
          </table:table-cell>
          <table:table-cell table:formula="of:=ABS([AccelerationDiffGesamt.C317]- [AccelerationDiffGesamt.C31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8]- [AccelerationDiffGesamt.A319])" office:value-type="float" office:value="0" calcext:value-type="float">
            <text:p>0</text:p>
          </table:table-cell>
          <table:table-cell table:formula="of:=ABS([AccelerationDiffGesamt.B318]- [AccelerationDiffGesamt.B319])" office:value-type="float" office:value="0" calcext:value-type="float">
            <text:p>0</text:p>
          </table:table-cell>
          <table:table-cell table:formula="of:=ABS([AccelerationDiffGesamt.C318]- [AccelerationDiffGesamt.C3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19]- [AccelerationDiffGesamt.A320])" office:value-type="float" office:value="0" calcext:value-type="float">
            <text:p>0</text:p>
          </table:table-cell>
          <table:table-cell table:formula="of:=ABS([AccelerationDiffGesamt.B319]- [AccelerationDiffGesamt.B320])" office:value-type="float" office:value="0" calcext:value-type="float">
            <text:p>0</text:p>
          </table:table-cell>
          <table:table-cell table:formula="of:=ABS([AccelerationDiffGesamt.C319]- [AccelerationDiffGesamt.C3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0]- [AccelerationDiffGesamt.A321])" office:value-type="float" office:value="0" calcext:value-type="float">
            <text:p>0</text:p>
          </table:table-cell>
          <table:table-cell table:formula="of:=ABS([AccelerationDiffGesamt.B320]- [AccelerationDiffGesamt.B321])" office:value-type="float" office:value="0" calcext:value-type="float">
            <text:p>0</text:p>
          </table:table-cell>
          <table:table-cell table:formula="of:=ABS([AccelerationDiffGesamt.C320]- [AccelerationDiffGesamt.C3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1]- [AccelerationDiffGesamt.A322])" office:value-type="float" office:value="0" calcext:value-type="float">
            <text:p>0</text:p>
          </table:table-cell>
          <table:table-cell table:formula="of:=ABS([AccelerationDiffGesamt.B321]- [AccelerationDiffGesamt.B322])" office:value-type="float" office:value="0" calcext:value-type="float">
            <text:p>0</text:p>
          </table:table-cell>
          <table:table-cell table:formula="of:=ABS([AccelerationDiffGesamt.C321]- [AccelerationDiffGesamt.C3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2]- [AccelerationDiffGesamt.A323])" office:value-type="float" office:value="0" calcext:value-type="float">
            <text:p>0</text:p>
          </table:table-cell>
          <table:table-cell table:formula="of:=ABS([AccelerationDiffGesamt.B322]- [AccelerationDiffGesamt.B323])" office:value-type="float" office:value="0" calcext:value-type="float">
            <text:p>0</text:p>
          </table:table-cell>
          <table:table-cell table:formula="of:=ABS([AccelerationDiffGesamt.C322]- [AccelerationDiffGesamt.C3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3]- [AccelerationDiffGesamt.A324])" office:value-type="float" office:value="0" calcext:value-type="float">
            <text:p>0</text:p>
          </table:table-cell>
          <table:table-cell table:formula="of:=ABS([AccelerationDiffGesamt.B323]- [AccelerationDiffGesamt.B324])" office:value-type="float" office:value="0" calcext:value-type="float">
            <text:p>0</text:p>
          </table:table-cell>
          <table:table-cell table:formula="of:=ABS([AccelerationDiffGesamt.C323]- [AccelerationDiffGesamt.C3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4]- [AccelerationDiffGesamt.A325])" office:value-type="float" office:value="0" calcext:value-type="float">
            <text:p>0</text:p>
          </table:table-cell>
          <table:table-cell table:formula="of:=ABS([AccelerationDiffGesamt.B324]- [AccelerationDiffGesamt.B325])" office:value-type="float" office:value="0" calcext:value-type="float">
            <text:p>0</text:p>
          </table:table-cell>
          <table:table-cell table:formula="of:=ABS([AccelerationDiffGesamt.C324]- [AccelerationDiffGesamt.C3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5]- [AccelerationDiffGesamt.A326])" office:value-type="float" office:value="0" calcext:value-type="float">
            <text:p>0</text:p>
          </table:table-cell>
          <table:table-cell table:formula="of:=ABS([AccelerationDiffGesamt.B325]- [AccelerationDiffGesamt.B326])" office:value-type="float" office:value="0" calcext:value-type="float">
            <text:p>0</text:p>
          </table:table-cell>
          <table:table-cell table:formula="of:=ABS([AccelerationDiffGesamt.C325]- [AccelerationDiffGesamt.C3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6]- [AccelerationDiffGesamt.A327])" office:value-type="float" office:value="0" calcext:value-type="float">
            <text:p>0</text:p>
          </table:table-cell>
          <table:table-cell table:formula="of:=ABS([AccelerationDiffGesamt.B326]- [AccelerationDiffGesamt.B327])" office:value-type="float" office:value="0" calcext:value-type="float">
            <text:p>0</text:p>
          </table:table-cell>
          <table:table-cell table:formula="of:=ABS([AccelerationDiffGesamt.C326]- [AccelerationDiffGesamt.C3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7]- [AccelerationDiffGesamt.A328])" office:value-type="float" office:value="0" calcext:value-type="float">
            <text:p>0</text:p>
          </table:table-cell>
          <table:table-cell table:formula="of:=ABS([AccelerationDiffGesamt.B327]- [AccelerationDiffGesamt.B328])" office:value-type="float" office:value="0" calcext:value-type="float">
            <text:p>0</text:p>
          </table:table-cell>
          <table:table-cell table:formula="of:=ABS([AccelerationDiffGesamt.C327]- [AccelerationDiffGesamt.C3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8]- [AccelerationDiffGesamt.A329])" office:value-type="float" office:value="0" calcext:value-type="float">
            <text:p>0</text:p>
          </table:table-cell>
          <table:table-cell table:formula="of:=ABS([AccelerationDiffGesamt.B328]- [AccelerationDiffGesamt.B329])" office:value-type="float" office:value="0" calcext:value-type="float">
            <text:p>0</text:p>
          </table:table-cell>
          <table:table-cell table:formula="of:=ABS([AccelerationDiffGesamt.C328]- [AccelerationDiffGesamt.C3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29]- [AccelerationDiffGesamt.A330])" office:value-type="float" office:value="0" calcext:value-type="float">
            <text:p>0</text:p>
          </table:table-cell>
          <table:table-cell table:formula="of:=ABS([AccelerationDiffGesamt.B329]- [AccelerationDiffGesamt.B330])" office:value-type="float" office:value="0" calcext:value-type="float">
            <text:p>0</text:p>
          </table:table-cell>
          <table:table-cell table:formula="of:=ABS([AccelerationDiffGesamt.C329]- [AccelerationDiffGesamt.C3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0]- [AccelerationDiffGesamt.A331])" office:value-type="float" office:value="0" calcext:value-type="float">
            <text:p>0</text:p>
          </table:table-cell>
          <table:table-cell table:formula="of:=ABS([AccelerationDiffGesamt.B330]- [AccelerationDiffGesamt.B331])" office:value-type="float" office:value="0" calcext:value-type="float">
            <text:p>0</text:p>
          </table:table-cell>
          <table:table-cell table:formula="of:=ABS([AccelerationDiffGesamt.C330]- [AccelerationDiffGesamt.C3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1]- [AccelerationDiffGesamt.A332])" office:value-type="float" office:value="0" calcext:value-type="float">
            <text:p>0</text:p>
          </table:table-cell>
          <table:table-cell table:formula="of:=ABS([AccelerationDiffGesamt.B331]- [AccelerationDiffGesamt.B332])" office:value-type="float" office:value="0" calcext:value-type="float">
            <text:p>0</text:p>
          </table:table-cell>
          <table:table-cell table:formula="of:=ABS([AccelerationDiffGesamt.C331]- [AccelerationDiffGesamt.C3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2]- [AccelerationDiffGesamt.A333])" office:value-type="float" office:value="0" calcext:value-type="float">
            <text:p>0</text:p>
          </table:table-cell>
          <table:table-cell table:formula="of:=ABS([AccelerationDiffGesamt.B332]- [AccelerationDiffGesamt.B333])" office:value-type="float" office:value="0" calcext:value-type="float">
            <text:p>0</text:p>
          </table:table-cell>
          <table:table-cell table:formula="of:=ABS([AccelerationDiffGesamt.C332]- [AccelerationDiffGesamt.C33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3]- [AccelerationDiffGesamt.A334])" office:value-type="float" office:value="0" calcext:value-type="float">
            <text:p>0</text:p>
          </table:table-cell>
          <table:table-cell table:formula="of:=ABS([AccelerationDiffGesamt.B333]- [AccelerationDiffGesamt.B334])" office:value-type="float" office:value="0" calcext:value-type="float">
            <text:p>0</text:p>
          </table:table-cell>
          <table:table-cell table:formula="of:=ABS([AccelerationDiffGesamt.C333]- [AccelerationDiffGesamt.C3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4]- [AccelerationDiffGesamt.A335])" office:value-type="float" office:value="0" calcext:value-type="float">
            <text:p>0</text:p>
          </table:table-cell>
          <table:table-cell table:formula="of:=ABS([AccelerationDiffGesamt.B334]- [AccelerationDiffGesamt.B335])" office:value-type="float" office:value="0" calcext:value-type="float">
            <text:p>0</text:p>
          </table:table-cell>
          <table:table-cell table:formula="of:=ABS([AccelerationDiffGesamt.C334]- [AccelerationDiffGesamt.C33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5]- [AccelerationDiffGesamt.A336])" office:value-type="float" office:value="0" calcext:value-type="float">
            <text:p>0</text:p>
          </table:table-cell>
          <table:table-cell table:formula="of:=ABS([AccelerationDiffGesamt.B335]- [AccelerationDiffGesamt.B336])" office:value-type="float" office:value="0" calcext:value-type="float">
            <text:p>0</text:p>
          </table:table-cell>
          <table:table-cell table:formula="of:=ABS([AccelerationDiffGesamt.C335]- [AccelerationDiffGesamt.C3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6]- [AccelerationDiffGesamt.A337])" office:value-type="float" office:value="0" calcext:value-type="float">
            <text:p>0</text:p>
          </table:table-cell>
          <table:table-cell table:formula="of:=ABS([AccelerationDiffGesamt.B336]- [AccelerationDiffGesamt.B337])" office:value-type="float" office:value="0" calcext:value-type="float">
            <text:p>0</text:p>
          </table:table-cell>
          <table:table-cell table:formula="of:=ABS([AccelerationDiffGesamt.C336]- [AccelerationDiffGesamt.C33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7]- [AccelerationDiffGesamt.A338])" office:value-type="float" office:value="0" calcext:value-type="float">
            <text:p>0</text:p>
          </table:table-cell>
          <table:table-cell table:formula="of:=ABS([AccelerationDiffGesamt.B337]- [AccelerationDiffGesamt.B338])" office:value-type="float" office:value="0" calcext:value-type="float">
            <text:p>0</text:p>
          </table:table-cell>
          <table:table-cell table:formula="of:=ABS([AccelerationDiffGesamt.C337]- [AccelerationDiffGesamt.C338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8]- [AccelerationDiffGesamt.A339])" office:value-type="float" office:value="0" calcext:value-type="float">
            <text:p>0</text:p>
          </table:table-cell>
          <table:table-cell table:formula="of:=ABS([AccelerationDiffGesamt.B338]- [AccelerationDiffGesamt.B339])" office:value-type="float" office:value="0" calcext:value-type="float">
            <text:p>0</text:p>
          </table:table-cell>
          <table:table-cell table:formula="of:=ABS([AccelerationDiffGesamt.C338]- [AccelerationDiffGesamt.C33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39]- [AccelerationDiffGesamt.A340])" office:value-type="float" office:value="0" calcext:value-type="float">
            <text:p>0</text:p>
          </table:table-cell>
          <table:table-cell table:formula="of:=ABS([AccelerationDiffGesamt.B339]- [AccelerationDiffGesamt.B340])" office:value-type="float" office:value="0" calcext:value-type="float">
            <text:p>0</text:p>
          </table:table-cell>
          <table:table-cell table:formula="of:=ABS([AccelerationDiffGesamt.C339]- [AccelerationDiffGesamt.C3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0]- [AccelerationDiffGesamt.A341])" office:value-type="float" office:value="0" calcext:value-type="float">
            <text:p>0</text:p>
          </table:table-cell>
          <table:table-cell table:formula="of:=ABS([AccelerationDiffGesamt.B340]- [AccelerationDiffGesamt.B341])" office:value-type="float" office:value="0" calcext:value-type="float">
            <text:p>0</text:p>
          </table:table-cell>
          <table:table-cell table:formula="of:=ABS([AccelerationDiffGesamt.C340]- [AccelerationDiffGesamt.C34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1]- [AccelerationDiffGesamt.A342])" office:value-type="float" office:value="0" calcext:value-type="float">
            <text:p>0</text:p>
          </table:table-cell>
          <table:table-cell table:formula="of:=ABS([AccelerationDiffGesamt.B341]- [AccelerationDiffGesamt.B342])" office:value-type="float" office:value="0" calcext:value-type="float">
            <text:p>0</text:p>
          </table:table-cell>
          <table:table-cell table:formula="of:=ABS([AccelerationDiffGesamt.C341]- [AccelerationDiffGesamt.C3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2]- [AccelerationDiffGesamt.A343])" office:value-type="float" office:value="0" calcext:value-type="float">
            <text:p>0</text:p>
          </table:table-cell>
          <table:table-cell table:formula="of:=ABS([AccelerationDiffGesamt.B342]- [AccelerationDiffGesamt.B343])" office:value-type="float" office:value="0" calcext:value-type="float">
            <text:p>0</text:p>
          </table:table-cell>
          <table:table-cell table:formula="of:=ABS([AccelerationDiffGesamt.C342]- [AccelerationDiffGesamt.C3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3]- [AccelerationDiffGesamt.A344])" office:value-type="float" office:value="0" calcext:value-type="float">
            <text:p>0</text:p>
          </table:table-cell>
          <table:table-cell table:formula="of:=ABS([AccelerationDiffGesamt.B343]- [AccelerationDiffGesamt.B344])" office:value-type="float" office:value="0" calcext:value-type="float">
            <text:p>0</text:p>
          </table:table-cell>
          <table:table-cell table:formula="of:=ABS([AccelerationDiffGesamt.C343]- [AccelerationDiffGesamt.C34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4]- [AccelerationDiffGesamt.A345])" office:value-type="float" office:value="0.009615385" calcext:value-type="float">
            <text:p>0,009615385</text:p>
          </table:table-cell>
          <table:table-cell table:formula="of:=ABS([AccelerationDiffGesamt.B344]- [AccelerationDiffGesamt.B345])" office:value-type="float" office:value="0.0317460000000001" calcext:value-type="float">
            <text:p>0,031746</text:p>
          </table:table-cell>
          <table:table-cell table:formula="of:=ABS([AccelerationDiffGesamt.C344]- [AccelerationDiffGesamt.C3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5]- [AccelerationDiffGesamt.A346])" office:value-type="float" office:value="0.009615385" calcext:value-type="float">
            <text:p>0,009615385</text:p>
          </table:table-cell>
          <table:table-cell table:formula="of:=ABS([AccelerationDiffGesamt.B345]- [AccelerationDiffGesamt.B346])" office:value-type="float" office:value="0.0317460000000001" calcext:value-type="float">
            <text:p>0,031746</text:p>
          </table:table-cell>
          <table:table-cell table:formula="of:=ABS([AccelerationDiffGesamt.C345]- [AccelerationDiffGesamt.C3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6]- [AccelerationDiffGesamt.A347])" office:value-type="float" office:value="0" calcext:value-type="float">
            <text:p>0</text:p>
          </table:table-cell>
          <table:table-cell table:formula="of:=ABS([AccelerationDiffGesamt.B346]- [AccelerationDiffGesamt.B347])" office:value-type="float" office:value="0" calcext:value-type="float">
            <text:p>0</text:p>
          </table:table-cell>
          <table:table-cell table:formula="of:=ABS([AccelerationDiffGesamt.C346]- [AccelerationDiffGesamt.C3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7]- [AccelerationDiffGesamt.A348])" office:value-type="float" office:value="0" calcext:value-type="float">
            <text:p>0</text:p>
          </table:table-cell>
          <table:table-cell table:formula="of:=ABS([AccelerationDiffGesamt.B347]- [AccelerationDiffGesamt.B348])" office:value-type="float" office:value="0" calcext:value-type="float">
            <text:p>0</text:p>
          </table:table-cell>
          <table:table-cell table:formula="of:=ABS([AccelerationDiffGesamt.C347]- [AccelerationDiffGesamt.C3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8]- [AccelerationDiffGesamt.A349])" office:value-type="float" office:value="0" calcext:value-type="float">
            <text:p>0</text:p>
          </table:table-cell>
          <table:table-cell table:formula="of:=ABS([AccelerationDiffGesamt.B348]- [AccelerationDiffGesamt.B349])" office:value-type="float" office:value="0" calcext:value-type="float">
            <text:p>0</text:p>
          </table:table-cell>
          <table:table-cell table:formula="of:=ABS([AccelerationDiffGesamt.C348]- [AccelerationDiffGesamt.C3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49]- [AccelerationDiffGesamt.A350])" office:value-type="float" office:value="0" calcext:value-type="float">
            <text:p>0</text:p>
          </table:table-cell>
          <table:table-cell table:formula="of:=ABS([AccelerationDiffGesamt.B349]- [AccelerationDiffGesamt.B350])" office:value-type="float" office:value="0" calcext:value-type="float">
            <text:p>0</text:p>
          </table:table-cell>
          <table:table-cell table:formula="of:=ABS([AccelerationDiffGesamt.C349]- [AccelerationDiffGesamt.C35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0]- [AccelerationDiffGesamt.A351])" office:value-type="float" office:value="0" calcext:value-type="float">
            <text:p>0</text:p>
          </table:table-cell>
          <table:table-cell table:formula="of:=ABS([AccelerationDiffGesamt.B350]- [AccelerationDiffGesamt.B351])" office:value-type="float" office:value="0" calcext:value-type="float">
            <text:p>0</text:p>
          </table:table-cell>
          <table:table-cell table:formula="of:=ABS([AccelerationDiffGesamt.C350]- [AccelerationDiffGesamt.C35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1]- [AccelerationDiffGesamt.A352])" office:value-type="float" office:value="0" calcext:value-type="float">
            <text:p>0</text:p>
          </table:table-cell>
          <table:table-cell table:formula="of:=ABS([AccelerationDiffGesamt.B351]- [AccelerationDiffGesamt.B352])" office:value-type="float" office:value="0" calcext:value-type="float">
            <text:p>0</text:p>
          </table:table-cell>
          <table:table-cell table:formula="of:=ABS([AccelerationDiffGesamt.C351]- [AccelerationDiffGesamt.C3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2]- [AccelerationDiffGesamt.A353])" office:value-type="float" office:value="0" calcext:value-type="float">
            <text:p>0</text:p>
          </table:table-cell>
          <table:table-cell table:formula="of:=ABS([AccelerationDiffGesamt.B352]- [AccelerationDiffGesamt.B353])" office:value-type="float" office:value="0" calcext:value-type="float">
            <text:p>0</text:p>
          </table:table-cell>
          <table:table-cell table:formula="of:=ABS([AccelerationDiffGesamt.C352]- [AccelerationDiffGesamt.C35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3]- [AccelerationDiffGesamt.A354])" office:value-type="float" office:value="0" calcext:value-type="float">
            <text:p>0</text:p>
          </table:table-cell>
          <table:table-cell table:formula="of:=ABS([AccelerationDiffGesamt.B353]- [AccelerationDiffGesamt.B354])" office:value-type="float" office:value="0" calcext:value-type="float">
            <text:p>0</text:p>
          </table:table-cell>
          <table:table-cell table:formula="of:=ABS([AccelerationDiffGesamt.C353]- [AccelerationDiffGesamt.C3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4]- [AccelerationDiffGesamt.A355])" office:value-type="float" office:value="0" calcext:value-type="float">
            <text:p>0</text:p>
          </table:table-cell>
          <table:table-cell table:formula="of:=ABS([AccelerationDiffGesamt.B354]- [AccelerationDiffGesamt.B355])" office:value-type="float" office:value="0" calcext:value-type="float">
            <text:p>0</text:p>
          </table:table-cell>
          <table:table-cell table:formula="of:=ABS([AccelerationDiffGesamt.C354]- [AccelerationDiffGesamt.C35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5]- [AccelerationDiffGesamt.A356])" office:value-type="float" office:value="0" calcext:value-type="float">
            <text:p>0</text:p>
          </table:table-cell>
          <table:table-cell table:formula="of:=ABS([AccelerationDiffGesamt.B355]- [AccelerationDiffGesamt.B356])" office:value-type="float" office:value="0" calcext:value-type="float">
            <text:p>0</text:p>
          </table:table-cell>
          <table:table-cell table:formula="of:=ABS([AccelerationDiffGesamt.C355]- [AccelerationDiffGesamt.C3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6]- [AccelerationDiffGesamt.A357])" office:value-type="float" office:value="0" calcext:value-type="float">
            <text:p>0</text:p>
          </table:table-cell>
          <table:table-cell table:formula="of:=ABS([AccelerationDiffGesamt.B356]- [AccelerationDiffGesamt.B357])" office:value-type="float" office:value="0" calcext:value-type="float">
            <text:p>0</text:p>
          </table:table-cell>
          <table:table-cell table:formula="of:=ABS([AccelerationDiffGesamt.C356]- [AccelerationDiffGesamt.C35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7]- [AccelerationDiffGesamt.A358])" office:value-type="float" office:value="0" calcext:value-type="float">
            <text:p>0</text:p>
          </table:table-cell>
          <table:table-cell table:formula="of:=ABS([AccelerationDiffGesamt.B357]- [AccelerationDiffGesamt.B358])" office:value-type="float" office:value="0" calcext:value-type="float">
            <text:p>0</text:p>
          </table:table-cell>
          <table:table-cell table:formula="of:=ABS([AccelerationDiffGesamt.C357]- [AccelerationDiffGesamt.C35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8]- [AccelerationDiffGesamt.A359])" office:value-type="float" office:value="0" calcext:value-type="float">
            <text:p>0</text:p>
          </table:table-cell>
          <table:table-cell table:formula="of:=ABS([AccelerationDiffGesamt.B358]- [AccelerationDiffGesamt.B359])" office:value-type="float" office:value="0" calcext:value-type="float">
            <text:p>0</text:p>
          </table:table-cell>
          <table:table-cell table:formula="of:=ABS([AccelerationDiffGesamt.C358]- [AccelerationDiffGesamt.C35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59]- [AccelerationDiffGesamt.A360])" office:value-type="float" office:value="0" calcext:value-type="float">
            <text:p>0</text:p>
          </table:table-cell>
          <table:table-cell table:formula="of:=ABS([AccelerationDiffGesamt.B359]- [AccelerationDiffGesamt.B360])" office:value-type="float" office:value="0" calcext:value-type="float">
            <text:p>0</text:p>
          </table:table-cell>
          <table:table-cell table:formula="of:=ABS([AccelerationDiffGesamt.C359]- [AccelerationDiffGesamt.C36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0]- [AccelerationDiffGesamt.A361])" office:value-type="float" office:value="0" calcext:value-type="float">
            <text:p>0</text:p>
          </table:table-cell>
          <table:table-cell table:formula="of:=ABS([AccelerationDiffGesamt.B360]- [AccelerationDiffGesamt.B361])" office:value-type="float" office:value="0" calcext:value-type="float">
            <text:p>0</text:p>
          </table:table-cell>
          <table:table-cell table:formula="of:=ABS([AccelerationDiffGesamt.C360]- [AccelerationDiffGesamt.C36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1]- [AccelerationDiffGesamt.A362])" office:value-type="float" office:value="0" calcext:value-type="float">
            <text:p>0</text:p>
          </table:table-cell>
          <table:table-cell table:formula="of:=ABS([AccelerationDiffGesamt.B361]- [AccelerationDiffGesamt.B362])" office:value-type="float" office:value="0" calcext:value-type="float">
            <text:p>0</text:p>
          </table:table-cell>
          <table:table-cell table:formula="of:=ABS([AccelerationDiffGesamt.C361]- [AccelerationDiffGesamt.C36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2]- [AccelerationDiffGesamt.A363])" office:value-type="float" office:value="0" calcext:value-type="float">
            <text:p>0</text:p>
          </table:table-cell>
          <table:table-cell table:formula="of:=ABS([AccelerationDiffGesamt.B362]- [AccelerationDiffGesamt.B363])" office:value-type="float" office:value="0" calcext:value-type="float">
            <text:p>0</text:p>
          </table:table-cell>
          <table:table-cell table:formula="of:=ABS([AccelerationDiffGesamt.C362]- [AccelerationDiffGesamt.C36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3]- [AccelerationDiffGesamt.A364])" office:value-type="float" office:value="0" calcext:value-type="float">
            <text:p>0</text:p>
          </table:table-cell>
          <table:table-cell table:formula="of:=ABS([AccelerationDiffGesamt.B363]- [AccelerationDiffGesamt.B364])" office:value-type="float" office:value="0" calcext:value-type="float">
            <text:p>0</text:p>
          </table:table-cell>
          <table:table-cell table:formula="of:=ABS([AccelerationDiffGesamt.C363]- [AccelerationDiffGesamt.C36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4]- [AccelerationDiffGesamt.A365])" office:value-type="float" office:value="0" calcext:value-type="float">
            <text:p>0</text:p>
          </table:table-cell>
          <table:table-cell table:formula="of:=ABS([AccelerationDiffGesamt.B364]- [AccelerationDiffGesamt.B365])" office:value-type="float" office:value="0" calcext:value-type="float">
            <text:p>0</text:p>
          </table:table-cell>
          <table:table-cell table:formula="of:=ABS([AccelerationDiffGesamt.C364]- [AccelerationDiffGesamt.C36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5]- [AccelerationDiffGesamt.A366])" office:value-type="float" office:value="0.009615385" calcext:value-type="float">
            <text:p>0,009615385</text:p>
          </table:table-cell>
          <table:table-cell table:formula="of:=ABS([AccelerationDiffGesamt.B365]- [AccelerationDiffGesamt.B366])" office:value-type="float" office:value="0.0317460000000001" calcext:value-type="float">
            <text:p>0,031746</text:p>
          </table:table-cell>
          <table:table-cell table:formula="of:=ABS([AccelerationDiffGesamt.C365]- [AccelerationDiffGesamt.C3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6]- [AccelerationDiffGesamt.A367])" office:value-type="float" office:value="0" calcext:value-type="float">
            <text:p>0</text:p>
          </table:table-cell>
          <table:table-cell table:formula="of:=ABS([AccelerationDiffGesamt.B366]- [AccelerationDiffGesamt.B367])" office:value-type="float" office:value="0" calcext:value-type="float">
            <text:p>0</text:p>
          </table:table-cell>
          <table:table-cell table:formula="of:=ABS([AccelerationDiffGesamt.C366]- [AccelerationDiffGesamt.C36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7]- [AccelerationDiffGesamt.A368])" office:value-type="float" office:value="0" calcext:value-type="float">
            <text:p>0</text:p>
          </table:table-cell>
          <table:table-cell table:formula="of:=ABS([AccelerationDiffGesamt.B367]- [AccelerationDiffGesamt.B368])" office:value-type="float" office:value="0" calcext:value-type="float">
            <text:p>0</text:p>
          </table:table-cell>
          <table:table-cell table:formula="of:=ABS([AccelerationDiffGesamt.C367]- [AccelerationDiffGesamt.C36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8]- [AccelerationDiffGesamt.A369])" office:value-type="float" office:value="0.009615385" calcext:value-type="float">
            <text:p>0,009615385</text:p>
          </table:table-cell>
          <table:table-cell table:formula="of:=ABS([AccelerationDiffGesamt.B368]- [AccelerationDiffGesamt.B369])" office:value-type="float" office:value="0.0317460000000001" calcext:value-type="float">
            <text:p>0,031746</text:p>
          </table:table-cell>
          <table:table-cell table:formula="of:=ABS([AccelerationDiffGesamt.C368]- [AccelerationDiffGesamt.C369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69]- [AccelerationDiffGesamt.A370])" office:value-type="float" office:value="0" calcext:value-type="float">
            <text:p>0</text:p>
          </table:table-cell>
          <table:table-cell table:formula="of:=ABS([AccelerationDiffGesamt.B369]- [AccelerationDiffGesamt.B370])" office:value-type="float" office:value="0" calcext:value-type="float">
            <text:p>0</text:p>
          </table:table-cell>
          <table:table-cell table:formula="of:=ABS([AccelerationDiffGesamt.C369]- [AccelerationDiffGesamt.C3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0]- [AccelerationDiffGesamt.A371])" office:value-type="float" office:value="0" calcext:value-type="float">
            <text:p>0</text:p>
          </table:table-cell>
          <table:table-cell table:formula="of:=ABS([AccelerationDiffGesamt.B370]- [AccelerationDiffGesamt.B371])" office:value-type="float" office:value="0" calcext:value-type="float">
            <text:p>0</text:p>
          </table:table-cell>
          <table:table-cell table:formula="of:=ABS([AccelerationDiffGesamt.C370]- [AccelerationDiffGesamt.C3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1]- [AccelerationDiffGesamt.A372])" office:value-type="float" office:value="0" calcext:value-type="float">
            <text:p>0</text:p>
          </table:table-cell>
          <table:table-cell table:formula="of:=ABS([AccelerationDiffGesamt.B371]- [AccelerationDiffGesamt.B372])" office:value-type="float" office:value="0" calcext:value-type="float">
            <text:p>0</text:p>
          </table:table-cell>
          <table:table-cell table:formula="of:=ABS([AccelerationDiffGesamt.C371]- [AccelerationDiffGesamt.C37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2]- [AccelerationDiffGesamt.A373])" office:value-type="float" office:value="0" calcext:value-type="float">
            <text:p>0</text:p>
          </table:table-cell>
          <table:table-cell table:formula="of:=ABS([AccelerationDiffGesamt.B372]- [AccelerationDiffGesamt.B373])" office:value-type="float" office:value="0" calcext:value-type="float">
            <text:p>0</text:p>
          </table:table-cell>
          <table:table-cell table:formula="of:=ABS([AccelerationDiffGesamt.C372]- [AccelerationDiffGesamt.C37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3]- [AccelerationDiffGesamt.A374])" office:value-type="float" office:value="0" calcext:value-type="float">
            <text:p>0</text:p>
          </table:table-cell>
          <table:table-cell table:formula="of:=ABS([AccelerationDiffGesamt.B373]- [AccelerationDiffGesamt.B374])" office:value-type="float" office:value="0" calcext:value-type="float">
            <text:p>0</text:p>
          </table:table-cell>
          <table:table-cell table:formula="of:=ABS([AccelerationDiffGesamt.C373]- [AccelerationDiffGesamt.C37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4]- [AccelerationDiffGesamt.A375])" office:value-type="float" office:value="0" calcext:value-type="float">
            <text:p>0</text:p>
          </table:table-cell>
          <table:table-cell table:formula="of:=ABS([AccelerationDiffGesamt.B374]- [AccelerationDiffGesamt.B375])" office:value-type="float" office:value="0" calcext:value-type="float">
            <text:p>0</text:p>
          </table:table-cell>
          <table:table-cell table:formula="of:=ABS([AccelerationDiffGesamt.C374]- [AccelerationDiffGesamt.C37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5]- [AccelerationDiffGesamt.A376])" office:value-type="float" office:value="0" calcext:value-type="float">
            <text:p>0</text:p>
          </table:table-cell>
          <table:table-cell table:formula="of:=ABS([AccelerationDiffGesamt.B375]- [AccelerationDiffGesamt.B376])" office:value-type="float" office:value="0" calcext:value-type="float">
            <text:p>0</text:p>
          </table:table-cell>
          <table:table-cell table:formula="of:=ABS([AccelerationDiffGesamt.C375]- [AccelerationDiffGesamt.C37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6]- [AccelerationDiffGesamt.A377])" office:value-type="float" office:value="0" calcext:value-type="float">
            <text:p>0</text:p>
          </table:table-cell>
          <table:table-cell table:formula="of:=ABS([AccelerationDiffGesamt.B376]- [AccelerationDiffGesamt.B377])" office:value-type="float" office:value="0" calcext:value-type="float">
            <text:p>0</text:p>
          </table:table-cell>
          <table:table-cell table:formula="of:=ABS([AccelerationDiffGesamt.C376]- [AccelerationDiffGesamt.C37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7]- [AccelerationDiffGesamt.A378])" office:value-type="float" office:value="0" calcext:value-type="float">
            <text:p>0</text:p>
          </table:table-cell>
          <table:table-cell table:formula="of:=ABS([AccelerationDiffGesamt.B377]- [AccelerationDiffGesamt.B378])" office:value-type="float" office:value="0" calcext:value-type="float">
            <text:p>0</text:p>
          </table:table-cell>
          <table:table-cell table:formula="of:=ABS([AccelerationDiffGesamt.C377]- [AccelerationDiffGesamt.C37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8]- [AccelerationDiffGesamt.A379])" office:value-type="float" office:value="0" calcext:value-type="float">
            <text:p>0</text:p>
          </table:table-cell>
          <table:table-cell table:formula="of:=ABS([AccelerationDiffGesamt.B378]- [AccelerationDiffGesamt.B379])" office:value-type="float" office:value="0" calcext:value-type="float">
            <text:p>0</text:p>
          </table:table-cell>
          <table:table-cell table:formula="of:=ABS([AccelerationDiffGesamt.C378]- [AccelerationDiffGesamt.C37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79]- [AccelerationDiffGesamt.A380])" office:value-type="float" office:value="0" calcext:value-type="float">
            <text:p>0</text:p>
          </table:table-cell>
          <table:table-cell table:formula="of:=ABS([AccelerationDiffGesamt.B379]- [AccelerationDiffGesamt.B380])" office:value-type="float" office:value="0" calcext:value-type="float">
            <text:p>0</text:p>
          </table:table-cell>
          <table:table-cell table:formula="of:=ABS([AccelerationDiffGesamt.C379]- [AccelerationDiffGesamt.C38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0]- [AccelerationDiffGesamt.A381])" office:value-type="float" office:value="0" calcext:value-type="float">
            <text:p>0</text:p>
          </table:table-cell>
          <table:table-cell table:formula="of:=ABS([AccelerationDiffGesamt.B380]- [AccelerationDiffGesamt.B381])" office:value-type="float" office:value="0" calcext:value-type="float">
            <text:p>0</text:p>
          </table:table-cell>
          <table:table-cell table:formula="of:=ABS([AccelerationDiffGesamt.C380]- [AccelerationDiffGesamt.C38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1]- [AccelerationDiffGesamt.A382])" office:value-type="float" office:value="0" calcext:value-type="float">
            <text:p>0</text:p>
          </table:table-cell>
          <table:table-cell table:formula="of:=ABS([AccelerationDiffGesamt.B381]- [AccelerationDiffGesamt.B382])" office:value-type="float" office:value="0" calcext:value-type="float">
            <text:p>0</text:p>
          </table:table-cell>
          <table:table-cell table:formula="of:=ABS([AccelerationDiffGesamt.C381]- [AccelerationDiffGesamt.C38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2]- [AccelerationDiffGesamt.A383])" office:value-type="float" office:value="0" calcext:value-type="float">
            <text:p>0</text:p>
          </table:table-cell>
          <table:table-cell table:formula="of:=ABS([AccelerationDiffGesamt.B382]- [AccelerationDiffGesamt.B383])" office:value-type="float" office:value="0" calcext:value-type="float">
            <text:p>0</text:p>
          </table:table-cell>
          <table:table-cell table:formula="of:=ABS([AccelerationDiffGesamt.C382]- [AccelerationDiffGesamt.C38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3]- [AccelerationDiffGesamt.A384])" office:value-type="float" office:value="0" calcext:value-type="float">
            <text:p>0</text:p>
          </table:table-cell>
          <table:table-cell table:formula="of:=ABS([AccelerationDiffGesamt.B383]- [AccelerationDiffGesamt.B384])" office:value-type="float" office:value="0" calcext:value-type="float">
            <text:p>0</text:p>
          </table:table-cell>
          <table:table-cell table:formula="of:=ABS([AccelerationDiffGesamt.C383]- [AccelerationDiffGesamt.C384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4]- [AccelerationDiffGesamt.A385])" office:value-type="float" office:value="0" calcext:value-type="float">
            <text:p>0</text:p>
          </table:table-cell>
          <table:table-cell table:formula="of:=ABS([AccelerationDiffGesamt.B384]- [AccelerationDiffGesamt.B385])" office:value-type="float" office:value="0" calcext:value-type="float">
            <text:p>0</text:p>
          </table:table-cell>
          <table:table-cell table:formula="of:=ABS([AccelerationDiffGesamt.C384]- [AccelerationDiffGesamt.C38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5]- [AccelerationDiffGesamt.A386])" office:value-type="float" office:value="0" calcext:value-type="float">
            <text:p>0</text:p>
          </table:table-cell>
          <table:table-cell table:formula="of:=ABS([AccelerationDiffGesamt.B385]- [AccelerationDiffGesamt.B386])" office:value-type="float" office:value="0" calcext:value-type="float">
            <text:p>0</text:p>
          </table:table-cell>
          <table:table-cell table:formula="of:=ABS([AccelerationDiffGesamt.C385]- [AccelerationDiffGesamt.C38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6]- [AccelerationDiffGesamt.A387])" office:value-type="float" office:value="0" calcext:value-type="float">
            <text:p>0</text:p>
          </table:table-cell>
          <table:table-cell table:formula="of:=ABS([AccelerationDiffGesamt.B386]- [AccelerationDiffGesamt.B387])" office:value-type="float" office:value="0" calcext:value-type="float">
            <text:p>0</text:p>
          </table:table-cell>
          <table:table-cell table:formula="of:=ABS([AccelerationDiffGesamt.C386]- [AccelerationDiffGesamt.C38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7]- [AccelerationDiffGesamt.A388])" office:value-type="float" office:value="0" calcext:value-type="float">
            <text:p>0</text:p>
          </table:table-cell>
          <table:table-cell table:formula="of:=ABS([AccelerationDiffGesamt.B387]- [AccelerationDiffGesamt.B388])" office:value-type="float" office:value="0" calcext:value-type="float">
            <text:p>0</text:p>
          </table:table-cell>
          <table:table-cell table:formula="of:=ABS([AccelerationDiffGesamt.C387]- [AccelerationDiffGesamt.C38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8]- [AccelerationDiffGesamt.A389])" office:value-type="float" office:value="0" calcext:value-type="float">
            <text:p>0</text:p>
          </table:table-cell>
          <table:table-cell table:formula="of:=ABS([AccelerationDiffGesamt.B388]- [AccelerationDiffGesamt.B389])" office:value-type="float" office:value="0" calcext:value-type="float">
            <text:p>0</text:p>
          </table:table-cell>
          <table:table-cell table:formula="of:=ABS([AccelerationDiffGesamt.C388]- [AccelerationDiffGesamt.C3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89]- [AccelerationDiffGesamt.A390])" office:value-type="float" office:value="0" calcext:value-type="float">
            <text:p>0</text:p>
          </table:table-cell>
          <table:table-cell table:formula="of:=ABS([AccelerationDiffGesamt.B389]- [AccelerationDiffGesamt.B390])" office:value-type="float" office:value="0" calcext:value-type="float">
            <text:p>0</text:p>
          </table:table-cell>
          <table:table-cell table:formula="of:=ABS([AccelerationDiffGesamt.C389]- [AccelerationDiffGesamt.C39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0]- [AccelerationDiffGesamt.A391])" office:value-type="float" office:value="0.009615385" calcext:value-type="float">
            <text:p>0,009615385</text:p>
          </table:table-cell>
          <table:table-cell table:formula="of:=ABS([AccelerationDiffGesamt.B390]- [AccelerationDiffGesamt.B391])" office:value-type="float" office:value="0.0317460000000001" calcext:value-type="float">
            <text:p>0,031746</text:p>
          </table:table-cell>
          <table:table-cell table:formula="of:=ABS([AccelerationDiffGesamt.C390]- [AccelerationDiffGesamt.C39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1]- [AccelerationDiffGesamt.A392])" office:value-type="float" office:value="0" calcext:value-type="float">
            <text:p>0</text:p>
          </table:table-cell>
          <table:table-cell table:formula="of:=ABS([AccelerationDiffGesamt.B391]- [AccelerationDiffGesamt.B392])" office:value-type="float" office:value="0" calcext:value-type="float">
            <text:p>0</text:p>
          </table:table-cell>
          <table:table-cell table:formula="of:=ABS([AccelerationDiffGesamt.C391]- [AccelerationDiffGesamt.C39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2]- [AccelerationDiffGesamt.A393])" office:value-type="float" office:value="0" calcext:value-type="float">
            <text:p>0</text:p>
          </table:table-cell>
          <table:table-cell table:formula="of:=ABS([AccelerationDiffGesamt.B392]- [AccelerationDiffGesamt.B393])" office:value-type="float" office:value="0.0317460000000001" calcext:value-type="float">
            <text:p>0,031746</text:p>
          </table:table-cell>
          <table:table-cell table:formula="of:=ABS([AccelerationDiffGesamt.C392]- [AccelerationDiffGesamt.C39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3]- [AccelerationDiffGesamt.A394])" office:value-type="float" office:value="0" calcext:value-type="float">
            <text:p>0</text:p>
          </table:table-cell>
          <table:table-cell table:formula="of:=ABS([AccelerationDiffGesamt.B393]- [AccelerationDiffGesamt.B394])" office:value-type="float" office:value="0" calcext:value-type="float">
            <text:p>0</text:p>
          </table:table-cell>
          <table:table-cell table:formula="of:=ABS([AccelerationDiffGesamt.C393]- [AccelerationDiffGesamt.C39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4]- [AccelerationDiffGesamt.A395])" office:value-type="float" office:value="0" calcext:value-type="float">
            <text:p>0</text:p>
          </table:table-cell>
          <table:table-cell table:formula="of:=ABS([AccelerationDiffGesamt.B394]- [AccelerationDiffGesamt.B395])" office:value-type="float" office:value="0" calcext:value-type="float">
            <text:p>0</text:p>
          </table:table-cell>
          <table:table-cell table:formula="of:=ABS([AccelerationDiffGesamt.C394]- [AccelerationDiffGesamt.C39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5]- [AccelerationDiffGesamt.A396])" office:value-type="float" office:value="0" calcext:value-type="float">
            <text:p>0</text:p>
          </table:table-cell>
          <table:table-cell table:formula="of:=ABS([AccelerationDiffGesamt.B395]- [AccelerationDiffGesamt.B396])" office:value-type="float" office:value="0" calcext:value-type="float">
            <text:p>0</text:p>
          </table:table-cell>
          <table:table-cell table:formula="of:=ABS([AccelerationDiffGesamt.C395]- [AccelerationDiffGesamt.C39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6]- [AccelerationDiffGesamt.A397])" office:value-type="float" office:value="0" calcext:value-type="float">
            <text:p>0</text:p>
          </table:table-cell>
          <table:table-cell table:formula="of:=ABS([AccelerationDiffGesamt.B396]- [AccelerationDiffGesamt.B397])" office:value-type="float" office:value="0" calcext:value-type="float">
            <text:p>0</text:p>
          </table:table-cell>
          <table:table-cell table:formula="of:=ABS([AccelerationDiffGesamt.C396]- [AccelerationDiffGesamt.C39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7]- [AccelerationDiffGesamt.A398])" office:value-type="float" office:value="0" calcext:value-type="float">
            <text:p>0</text:p>
          </table:table-cell>
          <table:table-cell table:formula="of:=ABS([AccelerationDiffGesamt.B397]- [AccelerationDiffGesamt.B398])" office:value-type="float" office:value="0" calcext:value-type="float">
            <text:p>0</text:p>
          </table:table-cell>
          <table:table-cell table:formula="of:=ABS([AccelerationDiffGesamt.C397]- [AccelerationDiffGesamt.C39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8]- [AccelerationDiffGesamt.A399])" office:value-type="float" office:value="0" calcext:value-type="float">
            <text:p>0</text:p>
          </table:table-cell>
          <table:table-cell table:formula="of:=ABS([AccelerationDiffGesamt.B398]- [AccelerationDiffGesamt.B399])" office:value-type="float" office:value="0.0317460000000001" calcext:value-type="float">
            <text:p>0,031746</text:p>
          </table:table-cell>
          <table:table-cell table:formula="of:=ABS([AccelerationDiffGesamt.C398]- [AccelerationDiffGesamt.C39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399]- [AccelerationDiffGesamt.A400])" office:value-type="float" office:value="0" calcext:value-type="float">
            <text:p>0</text:p>
          </table:table-cell>
          <table:table-cell table:formula="of:=ABS([AccelerationDiffGesamt.B399]- [AccelerationDiffGesamt.B400])" office:value-type="float" office:value="0.0317460000000001" calcext:value-type="float">
            <text:p>0,031746</text:p>
          </table:table-cell>
          <table:table-cell table:formula="of:=ABS([AccelerationDiffGesamt.C399]- [AccelerationDiffGesamt.C400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0]- [AccelerationDiffGesamt.A401])" office:value-type="float" office:value="0" calcext:value-type="float">
            <text:p>0</text:p>
          </table:table-cell>
          <table:table-cell table:formula="of:=ABS([AccelerationDiffGesamt.B400]- [AccelerationDiffGesamt.B401])" office:value-type="float" office:value="0" calcext:value-type="float">
            <text:p>0</text:p>
          </table:table-cell>
          <table:table-cell table:formula="of:=ABS([AccelerationDiffGesamt.C400]- [AccelerationDiffGesamt.C40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1]- [AccelerationDiffGesamt.A402])" office:value-type="float" office:value="0" calcext:value-type="float">
            <text:p>0</text:p>
          </table:table-cell>
          <table:table-cell table:formula="of:=ABS([AccelerationDiffGesamt.B401]- [AccelerationDiffGesamt.B402])" office:value-type="float" office:value="0" calcext:value-type="float">
            <text:p>0</text:p>
          </table:table-cell>
          <table:table-cell table:formula="of:=ABS([AccelerationDiffGesamt.C401]- [AccelerationDiffGesamt.C40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2]- [AccelerationDiffGesamt.A403])" office:value-type="float" office:value="0" calcext:value-type="float">
            <text:p>0</text:p>
          </table:table-cell>
          <table:table-cell table:formula="of:=ABS([AccelerationDiffGesamt.B402]- [AccelerationDiffGesamt.B403])" office:value-type="float" office:value="0" calcext:value-type="float">
            <text:p>0</text:p>
          </table:table-cell>
          <table:table-cell table:formula="of:=ABS([AccelerationDiffGesamt.C402]- [AccelerationDiffGesamt.C4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3]- [AccelerationDiffGesamt.A404])" office:value-type="float" office:value="0" calcext:value-type="float">
            <text:p>0</text:p>
          </table:table-cell>
          <table:table-cell table:formula="of:=ABS([AccelerationDiffGesamt.B403]- [AccelerationDiffGesamt.B404])" office:value-type="float" office:value="0" calcext:value-type="float">
            <text:p>0</text:p>
          </table:table-cell>
          <table:table-cell table:formula="of:=ABS([AccelerationDiffGesamt.C403]- [AccelerationDiffGesamt.C4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4]- [AccelerationDiffGesamt.A405])" office:value-type="float" office:value="0" calcext:value-type="float">
            <text:p>0</text:p>
          </table:table-cell>
          <table:table-cell table:formula="of:=ABS([AccelerationDiffGesamt.B404]- [AccelerationDiffGesamt.B405])" office:value-type="float" office:value="0" calcext:value-type="float">
            <text:p>0</text:p>
          </table:table-cell>
          <table:table-cell table:formula="of:=ABS([AccelerationDiffGesamt.C404]- [AccelerationDiffGesamt.C4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5]- [AccelerationDiffGesamt.A406])" office:value-type="float" office:value="0" calcext:value-type="float">
            <text:p>0</text:p>
          </table:table-cell>
          <table:table-cell table:formula="of:=ABS([AccelerationDiffGesamt.B405]- [AccelerationDiffGesamt.B406])" office:value-type="float" office:value="0" calcext:value-type="float">
            <text:p>0</text:p>
          </table:table-cell>
          <table:table-cell table:formula="of:=ABS([AccelerationDiffGesamt.C405]- [AccelerationDiffGesamt.C40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6]- [AccelerationDiffGesamt.A407])" office:value-type="float" office:value="0" calcext:value-type="float">
            <text:p>0</text:p>
          </table:table-cell>
          <table:table-cell table:formula="of:=ABS([AccelerationDiffGesamt.B406]- [AccelerationDiffGesamt.B407])" office:value-type="float" office:value="0" calcext:value-type="float">
            <text:p>0</text:p>
          </table:table-cell>
          <table:table-cell table:formula="of:=ABS([AccelerationDiffGesamt.C406]- [AccelerationDiffGesamt.C40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7]- [AccelerationDiffGesamt.A408])" office:value-type="float" office:value="0" calcext:value-type="float">
            <text:p>0</text:p>
          </table:table-cell>
          <table:table-cell table:formula="of:=ABS([AccelerationDiffGesamt.B407]- [AccelerationDiffGesamt.B408])" office:value-type="float" office:value="0" calcext:value-type="float">
            <text:p>0</text:p>
          </table:table-cell>
          <table:table-cell table:formula="of:=ABS([AccelerationDiffGesamt.C407]- [AccelerationDiffGesamt.C40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8]- [AccelerationDiffGesamt.A409])" office:value-type="float" office:value="0" calcext:value-type="float">
            <text:p>0</text:p>
          </table:table-cell>
          <table:table-cell table:formula="of:=ABS([AccelerationDiffGesamt.B408]- [AccelerationDiffGesamt.B409])" office:value-type="float" office:value="0" calcext:value-type="float">
            <text:p>0</text:p>
          </table:table-cell>
          <table:table-cell table:formula="of:=ABS([AccelerationDiffGesamt.C408]- [AccelerationDiffGesamt.C4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09]- [AccelerationDiffGesamt.A410])" office:value-type="float" office:value="0" calcext:value-type="float">
            <text:p>0</text:p>
          </table:table-cell>
          <table:table-cell table:formula="of:=ABS([AccelerationDiffGesamt.B409]- [AccelerationDiffGesamt.B410])" office:value-type="float" office:value="0" calcext:value-type="float">
            <text:p>0</text:p>
          </table:table-cell>
          <table:table-cell table:formula="of:=ABS([AccelerationDiffGesamt.C409]- [AccelerationDiffGesamt.C4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0]- [AccelerationDiffGesamt.A411])" office:value-type="float" office:value="0.009615385" calcext:value-type="float">
            <text:p>0,009615385</text:p>
          </table:table-cell>
          <table:table-cell table:formula="of:=ABS([AccelerationDiffGesamt.B410]- [AccelerationDiffGesamt.B411])" office:value-type="float" office:value="0" calcext:value-type="float">
            <text:p>0</text:p>
          </table:table-cell>
          <table:table-cell table:formula="of:=ABS([AccelerationDiffGesamt.C410]- [AccelerationDiffGesamt.C411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1]- [AccelerationDiffGesamt.A412])" office:value-type="float" office:value="0" calcext:value-type="float">
            <text:p>0</text:p>
          </table:table-cell>
          <table:table-cell table:formula="of:=ABS([AccelerationDiffGesamt.B411]- [AccelerationDiffGesamt.B412])" office:value-type="float" office:value="0" calcext:value-type="float">
            <text:p>0</text:p>
          </table:table-cell>
          <table:table-cell table:formula="of:=ABS([AccelerationDiffGesamt.C411]- [AccelerationDiffGesamt.C4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2]- [AccelerationDiffGesamt.A413])" office:value-type="float" office:value="0" calcext:value-type="float">
            <text:p>0</text:p>
          </table:table-cell>
          <table:table-cell table:formula="of:=ABS([AccelerationDiffGesamt.B412]- [AccelerationDiffGesamt.B413])" office:value-type="float" office:value="0" calcext:value-type="float">
            <text:p>0</text:p>
          </table:table-cell>
          <table:table-cell table:formula="of:=ABS([AccelerationDiffGesamt.C412]- [AccelerationDiffGesamt.C4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3]- [AccelerationDiffGesamt.A414])" office:value-type="float" office:value="0" calcext:value-type="float">
            <text:p>0</text:p>
          </table:table-cell>
          <table:table-cell table:formula="of:=ABS([AccelerationDiffGesamt.B413]- [AccelerationDiffGesamt.B414])" office:value-type="float" office:value="0" calcext:value-type="float">
            <text:p>0</text:p>
          </table:table-cell>
          <table:table-cell table:formula="of:=ABS([AccelerationDiffGesamt.C413]- [AccelerationDiffGesamt.C4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4]- [AccelerationDiffGesamt.A415])" office:value-type="float" office:value="0" calcext:value-type="float">
            <text:p>0</text:p>
          </table:table-cell>
          <table:table-cell table:formula="of:=ABS([AccelerationDiffGesamt.B414]- [AccelerationDiffGesamt.B415])" office:value-type="float" office:value="0" calcext:value-type="float">
            <text:p>0</text:p>
          </table:table-cell>
          <table:table-cell table:formula="of:=ABS([AccelerationDiffGesamt.C414]- [AccelerationDiffGesamt.C415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5]- [AccelerationDiffGesamt.A416])" office:value-type="float" office:value="0" calcext:value-type="float">
            <text:p>0</text:p>
          </table:table-cell>
          <table:table-cell table:formula="of:=ABS([AccelerationDiffGesamt.B415]- [AccelerationDiffGesamt.B416])" office:value-type="float" office:value="0" calcext:value-type="float">
            <text:p>0</text:p>
          </table:table-cell>
          <table:table-cell table:formula="of:=ABS([AccelerationDiffGesamt.C415]- [AccelerationDiffGesamt.C4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6]- [AccelerationDiffGesamt.A417])" office:value-type="float" office:value="0" calcext:value-type="float">
            <text:p>0</text:p>
          </table:table-cell>
          <table:table-cell table:formula="of:=ABS([AccelerationDiffGesamt.B416]- [AccelerationDiffGesamt.B417])" office:value-type="float" office:value="0" calcext:value-type="float">
            <text:p>0</text:p>
          </table:table-cell>
          <table:table-cell table:formula="of:=ABS([AccelerationDiffGesamt.C416]- [AccelerationDiffGesamt.C4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7]- [AccelerationDiffGesamt.A418])" office:value-type="float" office:value="0" calcext:value-type="float">
            <text:p>0</text:p>
          </table:table-cell>
          <table:table-cell table:formula="of:=ABS([AccelerationDiffGesamt.B417]- [AccelerationDiffGesamt.B418])" office:value-type="float" office:value="0" calcext:value-type="float">
            <text:p>0</text:p>
          </table:table-cell>
          <table:table-cell table:formula="of:=ABS([AccelerationDiffGesamt.C417]- [AccelerationDiffGesamt.C41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8]- [AccelerationDiffGesamt.A419])" office:value-type="float" office:value="0" calcext:value-type="float">
            <text:p>0</text:p>
          </table:table-cell>
          <table:table-cell table:formula="of:=ABS([AccelerationDiffGesamt.B418]- [AccelerationDiffGesamt.B419])" office:value-type="float" office:value="0" calcext:value-type="float">
            <text:p>0</text:p>
          </table:table-cell>
          <table:table-cell table:formula="of:=ABS([AccelerationDiffGesamt.C418]- [AccelerationDiffGesamt.C4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19]- [AccelerationDiffGesamt.A420])" office:value-type="float" office:value="0" calcext:value-type="float">
            <text:p>0</text:p>
          </table:table-cell>
          <table:table-cell table:formula="of:=ABS([AccelerationDiffGesamt.B419]- [AccelerationDiffGesamt.B420])" office:value-type="float" office:value="0" calcext:value-type="float">
            <text:p>0</text:p>
          </table:table-cell>
          <table:table-cell table:formula="of:=ABS([AccelerationDiffGesamt.C419]- [AccelerationDiffGesamt.C4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0]- [AccelerationDiffGesamt.A421])" office:value-type="float" office:value="0" calcext:value-type="float">
            <text:p>0</text:p>
          </table:table-cell>
          <table:table-cell table:formula="of:=ABS([AccelerationDiffGesamt.B420]- [AccelerationDiffGesamt.B421])" office:value-type="float" office:value="0" calcext:value-type="float">
            <text:p>0</text:p>
          </table:table-cell>
          <table:table-cell table:formula="of:=ABS([AccelerationDiffGesamt.C420]- [AccelerationDiffGesamt.C4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1]- [AccelerationDiffGesamt.A422])" office:value-type="float" office:value="0" calcext:value-type="float">
            <text:p>0</text:p>
          </table:table-cell>
          <table:table-cell table:formula="of:=ABS([AccelerationDiffGesamt.B421]- [AccelerationDiffGesamt.B422])" office:value-type="float" office:value="0" calcext:value-type="float">
            <text:p>0</text:p>
          </table:table-cell>
          <table:table-cell table:formula="of:=ABS([AccelerationDiffGesamt.C421]- [AccelerationDiffGesamt.C4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2]- [AccelerationDiffGesamt.A423])" office:value-type="float" office:value="0" calcext:value-type="float">
            <text:p>0</text:p>
          </table:table-cell>
          <table:table-cell table:formula="of:=ABS([AccelerationDiffGesamt.B422]- [AccelerationDiffGesamt.B423])" office:value-type="float" office:value="0" calcext:value-type="float">
            <text:p>0</text:p>
          </table:table-cell>
          <table:table-cell table:formula="of:=ABS([AccelerationDiffGesamt.C422]- [AccelerationDiffGesamt.C4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3]- [AccelerationDiffGesamt.A424])" office:value-type="float" office:value="0" calcext:value-type="float">
            <text:p>0</text:p>
          </table:table-cell>
          <table:table-cell table:formula="of:=ABS([AccelerationDiffGesamt.B423]- [AccelerationDiffGesamt.B424])" office:value-type="float" office:value="0" calcext:value-type="float">
            <text:p>0</text:p>
          </table:table-cell>
          <table:table-cell table:formula="of:=ABS([AccelerationDiffGesamt.C423]- [AccelerationDiffGesamt.C4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4]- [AccelerationDiffGesamt.A425])" office:value-type="float" office:value="0" calcext:value-type="float">
            <text:p>0</text:p>
          </table:table-cell>
          <table:table-cell table:formula="of:=ABS([AccelerationDiffGesamt.B424]- [AccelerationDiffGesamt.B425])" office:value-type="float" office:value="0" calcext:value-type="float">
            <text:p>0</text:p>
          </table:table-cell>
          <table:table-cell table:formula="of:=ABS([AccelerationDiffGesamt.C424]- [AccelerationDiffGesamt.C4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5]- [AccelerationDiffGesamt.A426])" office:value-type="float" office:value="0" calcext:value-type="float">
            <text:p>0</text:p>
          </table:table-cell>
          <table:table-cell table:formula="of:=ABS([AccelerationDiffGesamt.B425]- [AccelerationDiffGesamt.B426])" office:value-type="float" office:value="0" calcext:value-type="float">
            <text:p>0</text:p>
          </table:table-cell>
          <table:table-cell table:formula="of:=ABS([AccelerationDiffGesamt.C425]- [AccelerationDiffGesamt.C4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6]- [AccelerationDiffGesamt.A427])" office:value-type="float" office:value="0" calcext:value-type="float">
            <text:p>0</text:p>
          </table:table-cell>
          <table:table-cell table:formula="of:=ABS([AccelerationDiffGesamt.B426]- [AccelerationDiffGesamt.B427])" office:value-type="float" office:value="0" calcext:value-type="float">
            <text:p>0</text:p>
          </table:table-cell>
          <table:table-cell table:formula="of:=ABS([AccelerationDiffGesamt.C426]- [AccelerationDiffGesamt.C4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7]- [AccelerationDiffGesamt.A428])" office:value-type="float" office:value="0" calcext:value-type="float">
            <text:p>0</text:p>
          </table:table-cell>
          <table:table-cell table:formula="of:=ABS([AccelerationDiffGesamt.B427]- [AccelerationDiffGesamt.B428])" office:value-type="float" office:value="0" calcext:value-type="float">
            <text:p>0</text:p>
          </table:table-cell>
          <table:table-cell table:formula="of:=ABS([AccelerationDiffGesamt.C427]- [AccelerationDiffGesamt.C4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8]- [AccelerationDiffGesamt.A429])" office:value-type="float" office:value="0" calcext:value-type="float">
            <text:p>0</text:p>
          </table:table-cell>
          <table:table-cell table:formula="of:=ABS([AccelerationDiffGesamt.B428]- [AccelerationDiffGesamt.B429])" office:value-type="float" office:value="0" calcext:value-type="float">
            <text:p>0</text:p>
          </table:table-cell>
          <table:table-cell table:formula="of:=ABS([AccelerationDiffGesamt.C428]- [AccelerationDiffGesamt.C4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29]- [AccelerationDiffGesamt.A430])" office:value-type="float" office:value="0" calcext:value-type="float">
            <text:p>0</text:p>
          </table:table-cell>
          <table:table-cell table:formula="of:=ABS([AccelerationDiffGesamt.B429]- [AccelerationDiffGesamt.B430])" office:value-type="float" office:value="0" calcext:value-type="float">
            <text:p>0</text:p>
          </table:table-cell>
          <table:table-cell table:formula="of:=ABS([AccelerationDiffGesamt.C429]- [AccelerationDiffGesamt.C4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0]- [AccelerationDiffGesamt.A431])" office:value-type="float" office:value="0" calcext:value-type="float">
            <text:p>0</text:p>
          </table:table-cell>
          <table:table-cell table:formula="of:=ABS([AccelerationDiffGesamt.B430]- [AccelerationDiffGesamt.B431])" office:value-type="float" office:value="0.0317460000000001" calcext:value-type="float">
            <text:p>0,031746</text:p>
          </table:table-cell>
          <table:table-cell table:formula="of:=ABS([AccelerationDiffGesamt.C430]- [AccelerationDiffGesamt.C431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1]- [AccelerationDiffGesamt.A432])" office:value-type="float" office:value="0" calcext:value-type="float">
            <text:p>0</text:p>
          </table:table-cell>
          <table:table-cell table:formula="of:=ABS([AccelerationDiffGesamt.B431]- [AccelerationDiffGesamt.B432])" office:value-type="float" office:value="0" calcext:value-type="float">
            <text:p>0</text:p>
          </table:table-cell>
          <table:table-cell table:formula="of:=ABS([AccelerationDiffGesamt.C431]- [AccelerationDiffGesamt.C4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2]- [AccelerationDiffGesamt.A433])" office:value-type="float" office:value="0.009615385" calcext:value-type="float">
            <text:p>0,009615385</text:p>
          </table:table-cell>
          <table:table-cell table:formula="of:=ABS([AccelerationDiffGesamt.B432]- [AccelerationDiffGesamt.B433])" office:value-type="float" office:value="0.0317460000000001" calcext:value-type="float">
            <text:p>0,031746</text:p>
          </table:table-cell>
          <table:table-cell table:formula="of:=ABS([AccelerationDiffGesamt.C432]- [AccelerationDiffGesamt.C433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3]- [AccelerationDiffGesamt.A434])" office:value-type="float" office:value="0" calcext:value-type="float">
            <text:p>0</text:p>
          </table:table-cell>
          <table:table-cell table:formula="of:=ABS([AccelerationDiffGesamt.B433]- [AccelerationDiffGesamt.B434])" office:value-type="float" office:value="0" calcext:value-type="float">
            <text:p>0</text:p>
          </table:table-cell>
          <table:table-cell table:formula="of:=ABS([AccelerationDiffGesamt.C433]- [AccelerationDiffGesamt.C4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4]- [AccelerationDiffGesamt.A435])" office:value-type="float" office:value="0" calcext:value-type="float">
            <text:p>0</text:p>
          </table:table-cell>
          <table:table-cell table:formula="of:=ABS([AccelerationDiffGesamt.B434]- [AccelerationDiffGesamt.B435])" office:value-type="float" office:value="0" calcext:value-type="float">
            <text:p>0</text:p>
          </table:table-cell>
          <table:table-cell table:formula="of:=ABS([AccelerationDiffGesamt.C434]- [AccelerationDiffGesamt.C435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5]- [AccelerationDiffGesamt.A436])" office:value-type="float" office:value="0" calcext:value-type="float">
            <text:p>0</text:p>
          </table:table-cell>
          <table:table-cell table:formula="of:=ABS([AccelerationDiffGesamt.B435]- [AccelerationDiffGesamt.B436])" office:value-type="float" office:value="0" calcext:value-type="float">
            <text:p>0</text:p>
          </table:table-cell>
          <table:table-cell table:formula="of:=ABS([AccelerationDiffGesamt.C435]- [AccelerationDiffGesamt.C4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6]- [AccelerationDiffGesamt.A437])" office:value-type="float" office:value="0" calcext:value-type="float">
            <text:p>0</text:p>
          </table:table-cell>
          <table:table-cell table:formula="of:=ABS([AccelerationDiffGesamt.B436]- [AccelerationDiffGesamt.B437])" office:value-type="float" office:value="0.0317460000000001" calcext:value-type="float">
            <text:p>0,031746</text:p>
          </table:table-cell>
          <table:table-cell table:formula="of:=ABS([AccelerationDiffGesamt.C436]- [AccelerationDiffGesamt.C43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7]- [AccelerationDiffGesamt.A438])" office:value-type="float" office:value="0.009615385" calcext:value-type="float">
            <text:p>0,009615385</text:p>
          </table:table-cell>
          <table:table-cell table:formula="of:=ABS([AccelerationDiffGesamt.B437]- [AccelerationDiffGesamt.B438])" office:value-type="float" office:value="0.0317460000000001" calcext:value-type="float">
            <text:p>0,031746</text:p>
          </table:table-cell>
          <table:table-cell table:formula="of:=ABS([AccelerationDiffGesamt.C437]- [AccelerationDiffGesamt.C4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8]- [AccelerationDiffGesamt.A439])" office:value-type="float" office:value="0" calcext:value-type="float">
            <text:p>0</text:p>
          </table:table-cell>
          <table:table-cell table:formula="of:=ABS([AccelerationDiffGesamt.B438]- [AccelerationDiffGesamt.B439])" office:value-type="float" office:value="0" calcext:value-type="float">
            <text:p>0</text:p>
          </table:table-cell>
          <table:table-cell table:formula="of:=ABS([AccelerationDiffGesamt.C438]- [AccelerationDiffGesamt.C43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39]- [AccelerationDiffGesamt.A440])" office:value-type="float" office:value="0" calcext:value-type="float">
            <text:p>0</text:p>
          </table:table-cell>
          <table:table-cell table:formula="of:=ABS([AccelerationDiffGesamt.B439]- [AccelerationDiffGesamt.B440])" office:value-type="float" office:value="0" calcext:value-type="float">
            <text:p>0</text:p>
          </table:table-cell>
          <table:table-cell table:formula="of:=ABS([AccelerationDiffGesamt.C439]- [AccelerationDiffGesamt.C4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0]- [AccelerationDiffGesamt.A441])" office:value-type="float" office:value="0" calcext:value-type="float">
            <text:p>0</text:p>
          </table:table-cell>
          <table:table-cell table:formula="of:=ABS([AccelerationDiffGesamt.B440]- [AccelerationDiffGesamt.B441])" office:value-type="float" office:value="0" calcext:value-type="float">
            <text:p>0</text:p>
          </table:table-cell>
          <table:table-cell table:formula="of:=ABS([AccelerationDiffGesamt.C440]- [AccelerationDiffGesamt.C44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1]- [AccelerationDiffGesamt.A442])" office:value-type="float" office:value="0" calcext:value-type="float">
            <text:p>0</text:p>
          </table:table-cell>
          <table:table-cell table:formula="of:=ABS([AccelerationDiffGesamt.B441]- [AccelerationDiffGesamt.B442])" office:value-type="float" office:value="0" calcext:value-type="float">
            <text:p>0</text:p>
          </table:table-cell>
          <table:table-cell table:formula="of:=ABS([AccelerationDiffGesamt.C441]- [AccelerationDiffGesamt.C4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2]- [AccelerationDiffGesamt.A443])" office:value-type="float" office:value="0" calcext:value-type="float">
            <text:p>0</text:p>
          </table:table-cell>
          <table:table-cell table:formula="of:=ABS([AccelerationDiffGesamt.B442]- [AccelerationDiffGesamt.B443])" office:value-type="float" office:value="0" calcext:value-type="float">
            <text:p>0</text:p>
          </table:table-cell>
          <table:table-cell table:formula="of:=ABS([AccelerationDiffGesamt.C442]- [AccelerationDiffGesamt.C4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3]- [AccelerationDiffGesamt.A444])" office:value-type="float" office:value="0" calcext:value-type="float">
            <text:p>0</text:p>
          </table:table-cell>
          <table:table-cell table:formula="of:=ABS([AccelerationDiffGesamt.B443]- [AccelerationDiffGesamt.B444])" office:value-type="float" office:value="0" calcext:value-type="float">
            <text:p>0</text:p>
          </table:table-cell>
          <table:table-cell table:formula="of:=ABS([AccelerationDiffGesamt.C443]- [AccelerationDiffGesamt.C44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4]- [AccelerationDiffGesamt.A445])" office:value-type="float" office:value="0" calcext:value-type="float">
            <text:p>0</text:p>
          </table:table-cell>
          <table:table-cell table:formula="of:=ABS([AccelerationDiffGesamt.B444]- [AccelerationDiffGesamt.B445])" office:value-type="float" office:value="0" calcext:value-type="float">
            <text:p>0</text:p>
          </table:table-cell>
          <table:table-cell table:formula="of:=ABS([AccelerationDiffGesamt.C444]- [AccelerationDiffGesamt.C4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5]- [AccelerationDiffGesamt.A446])" office:value-type="float" office:value="0" calcext:value-type="float">
            <text:p>0</text:p>
          </table:table-cell>
          <table:table-cell table:formula="of:=ABS([AccelerationDiffGesamt.B445]- [AccelerationDiffGesamt.B446])" office:value-type="float" office:value="0" calcext:value-type="float">
            <text:p>0</text:p>
          </table:table-cell>
          <table:table-cell table:formula="of:=ABS([AccelerationDiffGesamt.C445]- [AccelerationDiffGesamt.C4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6]- [AccelerationDiffGesamt.A447])" office:value-type="float" office:value="0" calcext:value-type="float">
            <text:p>0</text:p>
          </table:table-cell>
          <table:table-cell table:formula="of:=ABS([AccelerationDiffGesamt.B446]- [AccelerationDiffGesamt.B447])" office:value-type="float" office:value="0" calcext:value-type="float">
            <text:p>0</text:p>
          </table:table-cell>
          <table:table-cell table:formula="of:=ABS([AccelerationDiffGesamt.C446]- [AccelerationDiffGesamt.C4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7]- [AccelerationDiffGesamt.A448])" office:value-type="float" office:value="0" calcext:value-type="float">
            <text:p>0</text:p>
          </table:table-cell>
          <table:table-cell table:formula="of:=ABS([AccelerationDiffGesamt.B447]- [AccelerationDiffGesamt.B448])" office:value-type="float" office:value="0" calcext:value-type="float">
            <text:p>0</text:p>
          </table:table-cell>
          <table:table-cell table:formula="of:=ABS([AccelerationDiffGesamt.C447]- [AccelerationDiffGesamt.C4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8]- [AccelerationDiffGesamt.A449])" office:value-type="float" office:value="0" calcext:value-type="float">
            <text:p>0</text:p>
          </table:table-cell>
          <table:table-cell table:formula="of:=ABS([AccelerationDiffGesamt.B448]- [AccelerationDiffGesamt.B449])" office:value-type="float" office:value="0" calcext:value-type="float">
            <text:p>0</text:p>
          </table:table-cell>
          <table:table-cell table:formula="of:=ABS([AccelerationDiffGesamt.C448]- [AccelerationDiffGesamt.C4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49]- [AccelerationDiffGesamt.A450])" office:value-type="float" office:value="0" calcext:value-type="float">
            <text:p>0</text:p>
          </table:table-cell>
          <table:table-cell table:formula="of:=ABS([AccelerationDiffGesamt.B449]- [AccelerationDiffGesamt.B450])" office:value-type="float" office:value="0" calcext:value-type="float">
            <text:p>0</text:p>
          </table:table-cell>
          <table:table-cell table:formula="of:=ABS([AccelerationDiffGesamt.C449]- [AccelerationDiffGesamt.C45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0]- [AccelerationDiffGesamt.A451])" office:value-type="float" office:value="0" calcext:value-type="float">
            <text:p>0</text:p>
          </table:table-cell>
          <table:table-cell table:formula="of:=ABS([AccelerationDiffGesamt.B450]- [AccelerationDiffGesamt.B451])" office:value-type="float" office:value="0" calcext:value-type="float">
            <text:p>0</text:p>
          </table:table-cell>
          <table:table-cell table:formula="of:=ABS([AccelerationDiffGesamt.C450]- [AccelerationDiffGesamt.C45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1]- [AccelerationDiffGesamt.A452])" office:value-type="float" office:value="0" calcext:value-type="float">
            <text:p>0</text:p>
          </table:table-cell>
          <table:table-cell table:formula="of:=ABS([AccelerationDiffGesamt.B451]- [AccelerationDiffGesamt.B452])" office:value-type="float" office:value="0" calcext:value-type="float">
            <text:p>0</text:p>
          </table:table-cell>
          <table:table-cell table:formula="of:=ABS([AccelerationDiffGesamt.C451]- [AccelerationDiffGesamt.C4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2]- [AccelerationDiffGesamt.A453])" office:value-type="float" office:value="0" calcext:value-type="float">
            <text:p>0</text:p>
          </table:table-cell>
          <table:table-cell table:formula="of:=ABS([AccelerationDiffGesamt.B452]- [AccelerationDiffGesamt.B453])" office:value-type="float" office:value="0.0317460000000001" calcext:value-type="float">
            <text:p>0,031746</text:p>
          </table:table-cell>
          <table:table-cell table:formula="of:=ABS([AccelerationDiffGesamt.C452]- [AccelerationDiffGesamt.C453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3]- [AccelerationDiffGesamt.A454])" office:value-type="float" office:value="0" calcext:value-type="float">
            <text:p>0</text:p>
          </table:table-cell>
          <table:table-cell table:formula="of:=ABS([AccelerationDiffGesamt.B453]- [AccelerationDiffGesamt.B454])" office:value-type="float" office:value="0" calcext:value-type="float">
            <text:p>0</text:p>
          </table:table-cell>
          <table:table-cell table:formula="of:=ABS([AccelerationDiffGesamt.C453]- [AccelerationDiffGesamt.C4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4]- [AccelerationDiffGesamt.A455])" office:value-type="float" office:value="0" calcext:value-type="float">
            <text:p>0</text:p>
          </table:table-cell>
          <table:table-cell table:formula="of:=ABS([AccelerationDiffGesamt.B454]- [AccelerationDiffGesamt.B455])" office:value-type="float" office:value="0.0317460000000001" calcext:value-type="float">
            <text:p>0,031746</text:p>
          </table:table-cell>
          <table:table-cell table:formula="of:=ABS([AccelerationDiffGesamt.C454]- [AccelerationDiffGesamt.C45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5]- [AccelerationDiffGesamt.A456])" office:value-type="float" office:value="0" calcext:value-type="float">
            <text:p>0</text:p>
          </table:table-cell>
          <table:table-cell table:formula="of:=ABS([AccelerationDiffGesamt.B455]- [AccelerationDiffGesamt.B456])" office:value-type="float" office:value="0" calcext:value-type="float">
            <text:p>0</text:p>
          </table:table-cell>
          <table:table-cell table:formula="of:=ABS([AccelerationDiffGesamt.C455]- [AccelerationDiffGesamt.C4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6]- [AccelerationDiffGesamt.A457])" office:value-type="float" office:value="0" calcext:value-type="float">
            <text:p>0</text:p>
          </table:table-cell>
          <table:table-cell table:formula="of:=ABS([AccelerationDiffGesamt.B456]- [AccelerationDiffGesamt.B457])" office:value-type="float" office:value="0" calcext:value-type="float">
            <text:p>0</text:p>
          </table:table-cell>
          <table:table-cell table:formula="of:=ABS([AccelerationDiffGesamt.C456]- [AccelerationDiffGesamt.C45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7]- [AccelerationDiffGesamt.A458])" office:value-type="float" office:value="0" calcext:value-type="float">
            <text:p>0</text:p>
          </table:table-cell>
          <table:table-cell table:formula="of:=ABS([AccelerationDiffGesamt.B457]- [AccelerationDiffGesamt.B458])" office:value-type="float" office:value="0" calcext:value-type="float">
            <text:p>0</text:p>
          </table:table-cell>
          <table:table-cell table:formula="of:=ABS([AccelerationDiffGesamt.C457]- [AccelerationDiffGesamt.C45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8]- [AccelerationDiffGesamt.A459])" office:value-type="float" office:value="0" calcext:value-type="float">
            <text:p>0</text:p>
          </table:table-cell>
          <table:table-cell table:formula="of:=ABS([AccelerationDiffGesamt.B458]- [AccelerationDiffGesamt.B459])" office:value-type="float" office:value="0" calcext:value-type="float">
            <text:p>0</text:p>
          </table:table-cell>
          <table:table-cell table:formula="of:=ABS([AccelerationDiffGesamt.C458]- [AccelerationDiffGesamt.C45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59]- [AccelerationDiffGesamt.A460])" office:value-type="float" office:value="0" calcext:value-type="float">
            <text:p>0</text:p>
          </table:table-cell>
          <table:table-cell table:formula="of:=ABS([AccelerationDiffGesamt.B459]- [AccelerationDiffGesamt.B460])" office:value-type="float" office:value="0" calcext:value-type="float">
            <text:p>0</text:p>
          </table:table-cell>
          <table:table-cell table:formula="of:=ABS([AccelerationDiffGesamt.C459]- [AccelerationDiffGesamt.C46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0]- [AccelerationDiffGesamt.A461])" office:value-type="float" office:value="0" calcext:value-type="float">
            <text:p>0</text:p>
          </table:table-cell>
          <table:table-cell table:formula="of:=ABS([AccelerationDiffGesamt.B460]- [AccelerationDiffGesamt.B461])" office:value-type="float" office:value="0" calcext:value-type="float">
            <text:p>0</text:p>
          </table:table-cell>
          <table:table-cell table:formula="of:=ABS([AccelerationDiffGesamt.C460]- [AccelerationDiffGesamt.C46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1]- [AccelerationDiffGesamt.A462])" office:value-type="float" office:value="0" calcext:value-type="float">
            <text:p>0</text:p>
          </table:table-cell>
          <table:table-cell table:formula="of:=ABS([AccelerationDiffGesamt.B461]- [AccelerationDiffGesamt.B462])" office:value-type="float" office:value="0" calcext:value-type="float">
            <text:p>0</text:p>
          </table:table-cell>
          <table:table-cell table:formula="of:=ABS([AccelerationDiffGesamt.C461]- [AccelerationDiffGesamt.C46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2]- [AccelerationDiffGesamt.A463])" office:value-type="float" office:value="0" calcext:value-type="float">
            <text:p>0</text:p>
          </table:table-cell>
          <table:table-cell table:formula="of:=ABS([AccelerationDiffGesamt.B462]- [AccelerationDiffGesamt.B463])" office:value-type="float" office:value="0" calcext:value-type="float">
            <text:p>0</text:p>
          </table:table-cell>
          <table:table-cell table:formula="of:=ABS([AccelerationDiffGesamt.C462]- [AccelerationDiffGesamt.C46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3]- [AccelerationDiffGesamt.A464])" office:value-type="float" office:value="0" calcext:value-type="float">
            <text:p>0</text:p>
          </table:table-cell>
          <table:table-cell table:formula="of:=ABS([AccelerationDiffGesamt.B463]- [AccelerationDiffGesamt.B464])" office:value-type="float" office:value="0" calcext:value-type="float">
            <text:p>0</text:p>
          </table:table-cell>
          <table:table-cell table:formula="of:=ABS([AccelerationDiffGesamt.C463]- [AccelerationDiffGesamt.C46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4]- [AccelerationDiffGesamt.A465])" office:value-type="float" office:value="0" calcext:value-type="float">
            <text:p>0</text:p>
          </table:table-cell>
          <table:table-cell table:formula="of:=ABS([AccelerationDiffGesamt.B464]- [AccelerationDiffGesamt.B465])" office:value-type="float" office:value="0" calcext:value-type="float">
            <text:p>0</text:p>
          </table:table-cell>
          <table:table-cell table:formula="of:=ABS([AccelerationDiffGesamt.C464]- [AccelerationDiffGesamt.C46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5]- [AccelerationDiffGesamt.A466])" office:value-type="float" office:value="0" calcext:value-type="float">
            <text:p>0</text:p>
          </table:table-cell>
          <table:table-cell table:formula="of:=ABS([AccelerationDiffGesamt.B465]- [AccelerationDiffGesamt.B466])" office:value-type="float" office:value="0" calcext:value-type="float">
            <text:p>0</text:p>
          </table:table-cell>
          <table:table-cell table:formula="of:=ABS([AccelerationDiffGesamt.C465]- [AccelerationDiffGesamt.C4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6]- [AccelerationDiffGesamt.A467])" office:value-type="float" office:value="0" calcext:value-type="float">
            <text:p>0</text:p>
          </table:table-cell>
          <table:table-cell table:formula="of:=ABS([AccelerationDiffGesamt.B466]- [AccelerationDiffGesamt.B467])" office:value-type="float" office:value="0" calcext:value-type="float">
            <text:p>0</text:p>
          </table:table-cell>
          <table:table-cell table:formula="of:=ABS([AccelerationDiffGesamt.C466]- [AccelerationDiffGesamt.C46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7]- [AccelerationDiffGesamt.A468])" office:value-type="float" office:value="0" calcext:value-type="float">
            <text:p>0</text:p>
          </table:table-cell>
          <table:table-cell table:formula="of:=ABS([AccelerationDiffGesamt.B467]- [AccelerationDiffGesamt.B468])" office:value-type="float" office:value="0" calcext:value-type="float">
            <text:p>0</text:p>
          </table:table-cell>
          <table:table-cell table:formula="of:=ABS([AccelerationDiffGesamt.C467]- [AccelerationDiffGesamt.C46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8]- [AccelerationDiffGesamt.A469])" office:value-type="float" office:value="0" calcext:value-type="float">
            <text:p>0</text:p>
          </table:table-cell>
          <table:table-cell table:formula="of:=ABS([AccelerationDiffGesamt.B468]- [AccelerationDiffGesamt.B469])" office:value-type="float" office:value="0" calcext:value-type="float">
            <text:p>0</text:p>
          </table:table-cell>
          <table:table-cell table:formula="of:=ABS([AccelerationDiffGesamt.C468]- [AccelerationDiffGesamt.C4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69]- [AccelerationDiffGesamt.A470])" office:value-type="float" office:value="0.009615385" calcext:value-type="float">
            <text:p>0,009615385</text:p>
          </table:table-cell>
          <table:table-cell table:formula="of:=ABS([AccelerationDiffGesamt.B469]- [AccelerationDiffGesamt.B470])" office:value-type="float" office:value="0.0317460000000001" calcext:value-type="float">
            <text:p>0,031746</text:p>
          </table:table-cell>
          <table:table-cell table:formula="of:=ABS([AccelerationDiffGesamt.C469]- [AccelerationDiffGesamt.C470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0]- [AccelerationDiffGesamt.A471])" office:value-type="float" office:value="0" calcext:value-type="float">
            <text:p>0</text:p>
          </table:table-cell>
          <table:table-cell table:formula="of:=ABS([AccelerationDiffGesamt.B470]- [AccelerationDiffGesamt.B471])" office:value-type="float" office:value="0.0317460000000001" calcext:value-type="float">
            <text:p>0,031746</text:p>
          </table:table-cell>
          <table:table-cell table:formula="of:=ABS([AccelerationDiffGesamt.C470]- [AccelerationDiffGesamt.C471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1]- [AccelerationDiffGesamt.A472])" office:value-type="float" office:value="0" calcext:value-type="float">
            <text:p>0</text:p>
          </table:table-cell>
          <table:table-cell table:formula="of:=ABS([AccelerationDiffGesamt.B471]- [AccelerationDiffGesamt.B472])" office:value-type="float" office:value="0.0317460000000001" calcext:value-type="float">
            <text:p>0,031746</text:p>
          </table:table-cell>
          <table:table-cell table:formula="of:=ABS([AccelerationDiffGesamt.C471]- [AccelerationDiffGesamt.C472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2]- [AccelerationDiffGesamt.A473])" office:value-type="float" office:value="0" calcext:value-type="float">
            <text:p>0</text:p>
          </table:table-cell>
          <table:table-cell table:formula="of:=ABS([AccelerationDiffGesamt.B472]- [AccelerationDiffGesamt.B473])" office:value-type="float" office:value="0" calcext:value-type="float">
            <text:p>0</text:p>
          </table:table-cell>
          <table:table-cell table:formula="of:=ABS([AccelerationDiffGesamt.C472]- [AccelerationDiffGesamt.C47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3]- [AccelerationDiffGesamt.A474])" office:value-type="float" office:value="0" calcext:value-type="float">
            <text:p>0</text:p>
          </table:table-cell>
          <table:table-cell table:formula="of:=ABS([AccelerationDiffGesamt.B473]- [AccelerationDiffGesamt.B474])" office:value-type="float" office:value="0" calcext:value-type="float">
            <text:p>0</text:p>
          </table:table-cell>
          <table:table-cell table:formula="of:=ABS([AccelerationDiffGesamt.C473]- [AccelerationDiffGesamt.C47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4]- [AccelerationDiffGesamt.A475])" office:value-type="float" office:value="0" calcext:value-type="float">
            <text:p>0</text:p>
          </table:table-cell>
          <table:table-cell table:formula="of:=ABS([AccelerationDiffGesamt.B474]- [AccelerationDiffGesamt.B475])" office:value-type="float" office:value="0.0317460000000001" calcext:value-type="float">
            <text:p>0,031746</text:p>
          </table:table-cell>
          <table:table-cell table:formula="of:=ABS([AccelerationDiffGesamt.C474]- [AccelerationDiffGesamt.C47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5]- [AccelerationDiffGesamt.A476])" office:value-type="float" office:value="0" calcext:value-type="float">
            <text:p>0</text:p>
          </table:table-cell>
          <table:table-cell table:formula="of:=ABS([AccelerationDiffGesamt.B475]- [AccelerationDiffGesamt.B476])" office:value-type="float" office:value="0" calcext:value-type="float">
            <text:p>0</text:p>
          </table:table-cell>
          <table:table-cell table:formula="of:=ABS([AccelerationDiffGesamt.C475]- [AccelerationDiffGesamt.C47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6]- [AccelerationDiffGesamt.A477])" office:value-type="float" office:value="0" calcext:value-type="float">
            <text:p>0</text:p>
          </table:table-cell>
          <table:table-cell table:formula="of:=ABS([AccelerationDiffGesamt.B476]- [AccelerationDiffGesamt.B477])" office:value-type="float" office:value="0" calcext:value-type="float">
            <text:p>0</text:p>
          </table:table-cell>
          <table:table-cell table:formula="of:=ABS([AccelerationDiffGesamt.C476]- [AccelerationDiffGesamt.C47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7]- [AccelerationDiffGesamt.A478])" office:value-type="float" office:value="0" calcext:value-type="float">
            <text:p>0</text:p>
          </table:table-cell>
          <table:table-cell table:formula="of:=ABS([AccelerationDiffGesamt.B477]- [AccelerationDiffGesamt.B478])" office:value-type="float" office:value="0" calcext:value-type="float">
            <text:p>0</text:p>
          </table:table-cell>
          <table:table-cell table:formula="of:=ABS([AccelerationDiffGesamt.C477]- [AccelerationDiffGesamt.C47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8]- [AccelerationDiffGesamt.A479])" office:value-type="float" office:value="0" calcext:value-type="float">
            <text:p>0</text:p>
          </table:table-cell>
          <table:table-cell table:formula="of:=ABS([AccelerationDiffGesamt.B478]- [AccelerationDiffGesamt.B479])" office:value-type="float" office:value="0" calcext:value-type="float">
            <text:p>0</text:p>
          </table:table-cell>
          <table:table-cell table:formula="of:=ABS([AccelerationDiffGesamt.C478]- [AccelerationDiffGesamt.C47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79]- [AccelerationDiffGesamt.A480])" office:value-type="float" office:value="0.009615385" calcext:value-type="float">
            <text:p>0,009615385</text:p>
          </table:table-cell>
          <table:table-cell table:formula="of:=ABS([AccelerationDiffGesamt.B479]- [AccelerationDiffGesamt.B480])" office:value-type="float" office:value="0" calcext:value-type="float">
            <text:p>0</text:p>
          </table:table-cell>
          <table:table-cell table:formula="of:=ABS([AccelerationDiffGesamt.C479]- [AccelerationDiffGesamt.C480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0]- [AccelerationDiffGesamt.A481])" office:value-type="float" office:value="0" calcext:value-type="float">
            <text:p>0</text:p>
          </table:table-cell>
          <table:table-cell table:formula="of:=ABS([AccelerationDiffGesamt.B480]- [AccelerationDiffGesamt.B481])" office:value-type="float" office:value="0" calcext:value-type="float">
            <text:p>0</text:p>
          </table:table-cell>
          <table:table-cell table:formula="of:=ABS([AccelerationDiffGesamt.C480]- [AccelerationDiffGesamt.C48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1]- [AccelerationDiffGesamt.A482])" office:value-type="float" office:value="0" calcext:value-type="float">
            <text:p>0</text:p>
          </table:table-cell>
          <table:table-cell table:formula="of:=ABS([AccelerationDiffGesamt.B481]- [AccelerationDiffGesamt.B482])" office:value-type="float" office:value="0" calcext:value-type="float">
            <text:p>0</text:p>
          </table:table-cell>
          <table:table-cell table:formula="of:=ABS([AccelerationDiffGesamt.C481]- [AccelerationDiffGesamt.C48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2]- [AccelerationDiffGesamt.A483])" office:value-type="float" office:value="0" calcext:value-type="float">
            <text:p>0</text:p>
          </table:table-cell>
          <table:table-cell table:formula="of:=ABS([AccelerationDiffGesamt.B482]- [AccelerationDiffGesamt.B483])" office:value-type="float" office:value="0" calcext:value-type="float">
            <text:p>0</text:p>
          </table:table-cell>
          <table:table-cell table:formula="of:=ABS([AccelerationDiffGesamt.C482]- [AccelerationDiffGesamt.C48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3]- [AccelerationDiffGesamt.A484])" office:value-type="float" office:value="0" calcext:value-type="float">
            <text:p>0</text:p>
          </table:table-cell>
          <table:table-cell table:formula="of:=ABS([AccelerationDiffGesamt.B483]- [AccelerationDiffGesamt.B484])" office:value-type="float" office:value="0" calcext:value-type="float">
            <text:p>0</text:p>
          </table:table-cell>
          <table:table-cell table:formula="of:=ABS([AccelerationDiffGesamt.C483]- [AccelerationDiffGesamt.C48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4]- [AccelerationDiffGesamt.A485])" office:value-type="float" office:value="0" calcext:value-type="float">
            <text:p>0</text:p>
          </table:table-cell>
          <table:table-cell table:formula="of:=ABS([AccelerationDiffGesamt.B484]- [AccelerationDiffGesamt.B485])" office:value-type="float" office:value="0" calcext:value-type="float">
            <text:p>0</text:p>
          </table:table-cell>
          <table:table-cell table:formula="of:=ABS([AccelerationDiffGesamt.C484]- [AccelerationDiffGesamt.C48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5]- [AccelerationDiffGesamt.A486])" office:value-type="float" office:value="0" calcext:value-type="float">
            <text:p>0</text:p>
          </table:table-cell>
          <table:table-cell table:formula="of:=ABS([AccelerationDiffGesamt.B485]- [AccelerationDiffGesamt.B486])" office:value-type="float" office:value="0" calcext:value-type="float">
            <text:p>0</text:p>
          </table:table-cell>
          <table:table-cell table:formula="of:=ABS([AccelerationDiffGesamt.C485]- [AccelerationDiffGesamt.C48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6]- [AccelerationDiffGesamt.A487])" office:value-type="float" office:value="0.009615385" calcext:value-type="float">
            <text:p>0,009615385</text:p>
          </table:table-cell>
          <table:table-cell table:formula="of:=ABS([AccelerationDiffGesamt.B486]- [AccelerationDiffGesamt.B487])" office:value-type="float" office:value="0.0317460000000001" calcext:value-type="float">
            <text:p>0,031746</text:p>
          </table:table-cell>
          <table:table-cell table:formula="of:=ABS([AccelerationDiffGesamt.C486]- [AccelerationDiffGesamt.C487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7]- [AccelerationDiffGesamt.A488])" office:value-type="float" office:value="0" calcext:value-type="float">
            <text:p>0</text:p>
          </table:table-cell>
          <table:table-cell table:formula="of:=ABS([AccelerationDiffGesamt.B487]- [AccelerationDiffGesamt.B488])" office:value-type="float" office:value="0" calcext:value-type="float">
            <text:p>0</text:p>
          </table:table-cell>
          <table:table-cell table:formula="of:=ABS([AccelerationDiffGesamt.C487]- [AccelerationDiffGesamt.C48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8]- [AccelerationDiffGesamt.A489])" office:value-type="float" office:value="0" calcext:value-type="float">
            <text:p>0</text:p>
          </table:table-cell>
          <table:table-cell table:formula="of:=ABS([AccelerationDiffGesamt.B488]- [AccelerationDiffGesamt.B489])" office:value-type="float" office:value="0" calcext:value-type="float">
            <text:p>0</text:p>
          </table:table-cell>
          <table:table-cell table:formula="of:=ABS([AccelerationDiffGesamt.C488]- [AccelerationDiffGesamt.C4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89]- [AccelerationDiffGesamt.A490])" office:value-type="float" office:value="0" calcext:value-type="float">
            <text:p>0</text:p>
          </table:table-cell>
          <table:table-cell table:formula="of:=ABS([AccelerationDiffGesamt.B489]- [AccelerationDiffGesamt.B490])" office:value-type="float" office:value="0" calcext:value-type="float">
            <text:p>0</text:p>
          </table:table-cell>
          <table:table-cell table:formula="of:=ABS([AccelerationDiffGesamt.C489]- [AccelerationDiffGesamt.C49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0]- [AccelerationDiffGesamt.A491])" office:value-type="float" office:value="0.009615385" calcext:value-type="float">
            <text:p>0,009615385</text:p>
          </table:table-cell>
          <table:table-cell table:formula="of:=ABS([AccelerationDiffGesamt.B490]- [AccelerationDiffGesamt.B491])" office:value-type="float" office:value="0.0317460000000001" calcext:value-type="float">
            <text:p>0,031746</text:p>
          </table:table-cell>
          <table:table-cell table:formula="of:=ABS([AccelerationDiffGesamt.C490]- [AccelerationDiffGesamt.C491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1]- [AccelerationDiffGesamt.A492])" office:value-type="float" office:value="0" calcext:value-type="float">
            <text:p>0</text:p>
          </table:table-cell>
          <table:table-cell table:formula="of:=ABS([AccelerationDiffGesamt.B491]- [AccelerationDiffGesamt.B492])" office:value-type="float" office:value="0" calcext:value-type="float">
            <text:p>0</text:p>
          </table:table-cell>
          <table:table-cell table:formula="of:=ABS([AccelerationDiffGesamt.C491]- [AccelerationDiffGesamt.C49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2]- [AccelerationDiffGesamt.A493])" office:value-type="float" office:value="0" calcext:value-type="float">
            <text:p>0</text:p>
          </table:table-cell>
          <table:table-cell table:formula="of:=ABS([AccelerationDiffGesamt.B492]- [AccelerationDiffGesamt.B493])" office:value-type="float" office:value="0" calcext:value-type="float">
            <text:p>0</text:p>
          </table:table-cell>
          <table:table-cell table:formula="of:=ABS([AccelerationDiffGesamt.C492]- [AccelerationDiffGesamt.C49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3]- [AccelerationDiffGesamt.A494])" office:value-type="float" office:value="0" calcext:value-type="float">
            <text:p>0</text:p>
          </table:table-cell>
          <table:table-cell table:formula="of:=ABS([AccelerationDiffGesamt.B493]- [AccelerationDiffGesamt.B494])" office:value-type="float" office:value="0" calcext:value-type="float">
            <text:p>0</text:p>
          </table:table-cell>
          <table:table-cell table:formula="of:=ABS([AccelerationDiffGesamt.C493]- [AccelerationDiffGesamt.C49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4]- [AccelerationDiffGesamt.A495])" office:value-type="float" office:value="0" calcext:value-type="float">
            <text:p>0</text:p>
          </table:table-cell>
          <table:table-cell table:formula="of:=ABS([AccelerationDiffGesamt.B494]- [AccelerationDiffGesamt.B495])" office:value-type="float" office:value="0" calcext:value-type="float">
            <text:p>0</text:p>
          </table:table-cell>
          <table:table-cell table:formula="of:=ABS([AccelerationDiffGesamt.C494]- [AccelerationDiffGesamt.C49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5]- [AccelerationDiffGesamt.A496])" office:value-type="float" office:value="0" calcext:value-type="float">
            <text:p>0</text:p>
          </table:table-cell>
          <table:table-cell table:formula="of:=ABS([AccelerationDiffGesamt.B495]- [AccelerationDiffGesamt.B496])" office:value-type="float" office:value="0" calcext:value-type="float">
            <text:p>0</text:p>
          </table:table-cell>
          <table:table-cell table:formula="of:=ABS([AccelerationDiffGesamt.C495]- [AccelerationDiffGesamt.C49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6]- [AccelerationDiffGesamt.A497])" office:value-type="float" office:value="0" calcext:value-type="float">
            <text:p>0</text:p>
          </table:table-cell>
          <table:table-cell table:formula="of:=ABS([AccelerationDiffGesamt.B496]- [AccelerationDiffGesamt.B497])" office:value-type="float" office:value="0" calcext:value-type="float">
            <text:p>0</text:p>
          </table:table-cell>
          <table:table-cell table:formula="of:=ABS([AccelerationDiffGesamt.C496]- [AccelerationDiffGesamt.C49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7]- [AccelerationDiffGesamt.A498])" office:value-type="float" office:value="0" calcext:value-type="float">
            <text:p>0</text:p>
          </table:table-cell>
          <table:table-cell table:formula="of:=ABS([AccelerationDiffGesamt.B497]- [AccelerationDiffGesamt.B498])" office:value-type="float" office:value="0" calcext:value-type="float">
            <text:p>0</text:p>
          </table:table-cell>
          <table:table-cell table:formula="of:=ABS([AccelerationDiffGesamt.C497]- [AccelerationDiffGesamt.C498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8]- [AccelerationDiffGesamt.A499])" office:value-type="float" office:value="0" calcext:value-type="float">
            <text:p>0</text:p>
          </table:table-cell>
          <table:table-cell table:formula="of:=ABS([AccelerationDiffGesamt.B498]- [AccelerationDiffGesamt.B499])" office:value-type="float" office:value="0" calcext:value-type="float">
            <text:p>0</text:p>
          </table:table-cell>
          <table:table-cell table:formula="of:=ABS([AccelerationDiffGesamt.C498]- [AccelerationDiffGesamt.C49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499]- [AccelerationDiffGesamt.A500])" office:value-type="float" office:value="0" calcext:value-type="float">
            <text:p>0</text:p>
          </table:table-cell>
          <table:table-cell table:formula="of:=ABS([AccelerationDiffGesamt.B499]- [AccelerationDiffGesamt.B500])" office:value-type="float" office:value="0" calcext:value-type="float">
            <text:p>0</text:p>
          </table:table-cell>
          <table:table-cell table:formula="of:=ABS([AccelerationDiffGesamt.C499]- [AccelerationDiffGesamt.C50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0]- [AccelerationDiffGesamt.A501])" office:value-type="float" office:value="0" calcext:value-type="float">
            <text:p>0</text:p>
          </table:table-cell>
          <table:table-cell table:formula="of:=ABS([AccelerationDiffGesamt.B500]- [AccelerationDiffGesamt.B501])" office:value-type="float" office:value="0" calcext:value-type="float">
            <text:p>0</text:p>
          </table:table-cell>
          <table:table-cell table:formula="of:=ABS([AccelerationDiffGesamt.C500]- [AccelerationDiffGesamt.C50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1]- [AccelerationDiffGesamt.A502])" office:value-type="float" office:value="0" calcext:value-type="float">
            <text:p>0</text:p>
          </table:table-cell>
          <table:table-cell table:formula="of:=ABS([AccelerationDiffGesamt.B501]- [AccelerationDiffGesamt.B502])" office:value-type="float" office:value="0" calcext:value-type="float">
            <text:p>0</text:p>
          </table:table-cell>
          <table:table-cell table:formula="of:=ABS([AccelerationDiffGesamt.C501]- [AccelerationDiffGesamt.C50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2]- [AccelerationDiffGesamt.A503])" office:value-type="float" office:value="0" calcext:value-type="float">
            <text:p>0</text:p>
          </table:table-cell>
          <table:table-cell table:formula="of:=ABS([AccelerationDiffGesamt.B502]- [AccelerationDiffGesamt.B503])" office:value-type="float" office:value="0" calcext:value-type="float">
            <text:p>0</text:p>
          </table:table-cell>
          <table:table-cell table:formula="of:=ABS([AccelerationDiffGesamt.C502]- [AccelerationDiffGesamt.C5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3]- [AccelerationDiffGesamt.A504])" office:value-type="float" office:value="0" calcext:value-type="float">
            <text:p>0</text:p>
          </table:table-cell>
          <table:table-cell table:formula="of:=ABS([AccelerationDiffGesamt.B503]- [AccelerationDiffGesamt.B504])" office:value-type="float" office:value="0" calcext:value-type="float">
            <text:p>0</text:p>
          </table:table-cell>
          <table:table-cell table:formula="of:=ABS([AccelerationDiffGesamt.C503]- [AccelerationDiffGesamt.C5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4]- [AccelerationDiffGesamt.A505])" office:value-type="float" office:value="0" calcext:value-type="float">
            <text:p>0</text:p>
          </table:table-cell>
          <table:table-cell table:formula="of:=ABS([AccelerationDiffGesamt.B504]- [AccelerationDiffGesamt.B505])" office:value-type="float" office:value="0" calcext:value-type="float">
            <text:p>0</text:p>
          </table:table-cell>
          <table:table-cell table:formula="of:=ABS([AccelerationDiffGesamt.C504]- [AccelerationDiffGesamt.C5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5]- [AccelerationDiffGesamt.A506])" office:value-type="float" office:value="0" calcext:value-type="float">
            <text:p>0</text:p>
          </table:table-cell>
          <table:table-cell table:formula="of:=ABS([AccelerationDiffGesamt.B505]- [AccelerationDiffGesamt.B506])" office:value-type="float" office:value="0" calcext:value-type="float">
            <text:p>0</text:p>
          </table:table-cell>
          <table:table-cell table:formula="of:=ABS([AccelerationDiffGesamt.C505]- [AccelerationDiffGesamt.C50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6]- [AccelerationDiffGesamt.A507])" office:value-type="float" office:value="0" calcext:value-type="float">
            <text:p>0</text:p>
          </table:table-cell>
          <table:table-cell table:formula="of:=ABS([AccelerationDiffGesamt.B506]- [AccelerationDiffGesamt.B507])" office:value-type="float" office:value="0" calcext:value-type="float">
            <text:p>0</text:p>
          </table:table-cell>
          <table:table-cell table:formula="of:=ABS([AccelerationDiffGesamt.C506]- [AccelerationDiffGesamt.C50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7]- [AccelerationDiffGesamt.A508])" office:value-type="float" office:value="0" calcext:value-type="float">
            <text:p>0</text:p>
          </table:table-cell>
          <table:table-cell table:formula="of:=ABS([AccelerationDiffGesamt.B507]- [AccelerationDiffGesamt.B508])" office:value-type="float" office:value="0" calcext:value-type="float">
            <text:p>0</text:p>
          </table:table-cell>
          <table:table-cell table:formula="of:=ABS([AccelerationDiffGesamt.C507]- [AccelerationDiffGesamt.C50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8]- [AccelerationDiffGesamt.A509])" office:value-type="float" office:value="0" calcext:value-type="float">
            <text:p>0</text:p>
          </table:table-cell>
          <table:table-cell table:formula="of:=ABS([AccelerationDiffGesamt.B508]- [AccelerationDiffGesamt.B509])" office:value-type="float" office:value="0" calcext:value-type="float">
            <text:p>0</text:p>
          </table:table-cell>
          <table:table-cell table:formula="of:=ABS([AccelerationDiffGesamt.C508]- [AccelerationDiffGesamt.C5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09]- [AccelerationDiffGesamt.A510])" office:value-type="float" office:value="0" calcext:value-type="float">
            <text:p>0</text:p>
          </table:table-cell>
          <table:table-cell table:formula="of:=ABS([AccelerationDiffGesamt.B509]- [AccelerationDiffGesamt.B510])" office:value-type="float" office:value="0" calcext:value-type="float">
            <text:p>0</text:p>
          </table:table-cell>
          <table:table-cell table:formula="of:=ABS([AccelerationDiffGesamt.C509]- [AccelerationDiffGesamt.C5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0]- [AccelerationDiffGesamt.A511])" office:value-type="float" office:value="0" calcext:value-type="float">
            <text:p>0</text:p>
          </table:table-cell>
          <table:table-cell table:formula="of:=ABS([AccelerationDiffGesamt.B510]- [AccelerationDiffGesamt.B511])" office:value-type="float" office:value="0" calcext:value-type="float">
            <text:p>0</text:p>
          </table:table-cell>
          <table:table-cell table:formula="of:=ABS([AccelerationDiffGesamt.C510]- [AccelerationDiffGesamt.C5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1]- [AccelerationDiffGesamt.A512])" office:value-type="float" office:value="0" calcext:value-type="float">
            <text:p>0</text:p>
          </table:table-cell>
          <table:table-cell table:formula="of:=ABS([AccelerationDiffGesamt.B511]- [AccelerationDiffGesamt.B512])" office:value-type="float" office:value="0" calcext:value-type="float">
            <text:p>0</text:p>
          </table:table-cell>
          <table:table-cell table:formula="of:=ABS([AccelerationDiffGesamt.C511]- [AccelerationDiffGesamt.C5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2]- [AccelerationDiffGesamt.A513])" office:value-type="float" office:value="0" calcext:value-type="float">
            <text:p>0</text:p>
          </table:table-cell>
          <table:table-cell table:formula="of:=ABS([AccelerationDiffGesamt.B512]- [AccelerationDiffGesamt.B513])" office:value-type="float" office:value="0" calcext:value-type="float">
            <text:p>0</text:p>
          </table:table-cell>
          <table:table-cell table:formula="of:=ABS([AccelerationDiffGesamt.C512]- [AccelerationDiffGesamt.C5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3]- [AccelerationDiffGesamt.A514])" office:value-type="float" office:value="0" calcext:value-type="float">
            <text:p>0</text:p>
          </table:table-cell>
          <table:table-cell table:formula="of:=ABS([AccelerationDiffGesamt.B513]- [AccelerationDiffGesamt.B514])" office:value-type="float" office:value="0" calcext:value-type="float">
            <text:p>0</text:p>
          </table:table-cell>
          <table:table-cell table:formula="of:=ABS([AccelerationDiffGesamt.C513]- [AccelerationDiffGesamt.C5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4]- [AccelerationDiffGesamt.A515])" office:value-type="float" office:value="0" calcext:value-type="float">
            <text:p>0</text:p>
          </table:table-cell>
          <table:table-cell table:formula="of:=ABS([AccelerationDiffGesamt.B514]- [AccelerationDiffGesamt.B515])" office:value-type="float" office:value="0" calcext:value-type="float">
            <text:p>0</text:p>
          </table:table-cell>
          <table:table-cell table:formula="of:=ABS([AccelerationDiffGesamt.C514]- [AccelerationDiffGesamt.C5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5]- [AccelerationDiffGesamt.A516])" office:value-type="float" office:value="0" calcext:value-type="float">
            <text:p>0</text:p>
          </table:table-cell>
          <table:table-cell table:formula="of:=ABS([AccelerationDiffGesamt.B515]- [AccelerationDiffGesamt.B516])" office:value-type="float" office:value="0" calcext:value-type="float">
            <text:p>0</text:p>
          </table:table-cell>
          <table:table-cell table:formula="of:=ABS([AccelerationDiffGesamt.C515]- [AccelerationDiffGesamt.C5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6]- [AccelerationDiffGesamt.A517])" office:value-type="float" office:value="0" calcext:value-type="float">
            <text:p>0</text:p>
          </table:table-cell>
          <table:table-cell table:formula="of:=ABS([AccelerationDiffGesamt.B516]- [AccelerationDiffGesamt.B517])" office:value-type="float" office:value="0" calcext:value-type="float">
            <text:p>0</text:p>
          </table:table-cell>
          <table:table-cell table:formula="of:=ABS([AccelerationDiffGesamt.C516]- [AccelerationDiffGesamt.C5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7]- [AccelerationDiffGesamt.A518])" office:value-type="float" office:value="0" calcext:value-type="float">
            <text:p>0</text:p>
          </table:table-cell>
          <table:table-cell table:formula="of:=ABS([AccelerationDiffGesamt.B517]- [AccelerationDiffGesamt.B518])" office:value-type="float" office:value="0" calcext:value-type="float">
            <text:p>0</text:p>
          </table:table-cell>
          <table:table-cell table:formula="of:=ABS([AccelerationDiffGesamt.C517]- [AccelerationDiffGesamt.C51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8]- [AccelerationDiffGesamt.A519])" office:value-type="float" office:value="0.009615385" calcext:value-type="float">
            <text:p>0,009615385</text:p>
          </table:table-cell>
          <table:table-cell table:formula="of:=ABS([AccelerationDiffGesamt.B518]- [AccelerationDiffGesamt.B519])" office:value-type="float" office:value="0.0317460000000001" calcext:value-type="float">
            <text:p>0,031746</text:p>
          </table:table-cell>
          <table:table-cell table:formula="of:=ABS([AccelerationDiffGesamt.C518]- [AccelerationDiffGesamt.C5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19]- [AccelerationDiffGesamt.A520])" office:value-type="float" office:value="0" calcext:value-type="float">
            <text:p>0</text:p>
          </table:table-cell>
          <table:table-cell table:formula="of:=ABS([AccelerationDiffGesamt.B519]- [AccelerationDiffGesamt.B520])" office:value-type="float" office:value="0" calcext:value-type="float">
            <text:p>0</text:p>
          </table:table-cell>
          <table:table-cell table:formula="of:=ABS([AccelerationDiffGesamt.C519]- [AccelerationDiffGesamt.C5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0]- [AccelerationDiffGesamt.A521])" office:value-type="float" office:value="0" calcext:value-type="float">
            <text:p>0</text:p>
          </table:table-cell>
          <table:table-cell table:formula="of:=ABS([AccelerationDiffGesamt.B520]- [AccelerationDiffGesamt.B521])" office:value-type="float" office:value="0.0317460000000001" calcext:value-type="float">
            <text:p>0,031746</text:p>
          </table:table-cell>
          <table:table-cell table:formula="of:=ABS([AccelerationDiffGesamt.C520]- [AccelerationDiffGesamt.C521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1]- [AccelerationDiffGesamt.A522])" office:value-type="float" office:value="0" calcext:value-type="float">
            <text:p>0</text:p>
          </table:table-cell>
          <table:table-cell table:formula="of:=ABS([AccelerationDiffGesamt.B521]- [AccelerationDiffGesamt.B522])" office:value-type="float" office:value="0" calcext:value-type="float">
            <text:p>0</text:p>
          </table:table-cell>
          <table:table-cell table:formula="of:=ABS([AccelerationDiffGesamt.C521]- [AccelerationDiffGesamt.C5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2]- [AccelerationDiffGesamt.A523])" office:value-type="float" office:value="0" calcext:value-type="float">
            <text:p>0</text:p>
          </table:table-cell>
          <table:table-cell table:formula="of:=ABS([AccelerationDiffGesamt.B522]- [AccelerationDiffGesamt.B523])" office:value-type="float" office:value="0" calcext:value-type="float">
            <text:p>0</text:p>
          </table:table-cell>
          <table:table-cell table:formula="of:=ABS([AccelerationDiffGesamt.C522]- [AccelerationDiffGesamt.C5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3]- [AccelerationDiffGesamt.A524])" office:value-type="float" office:value="0" calcext:value-type="float">
            <text:p>0</text:p>
          </table:table-cell>
          <table:table-cell table:formula="of:=ABS([AccelerationDiffGesamt.B523]- [AccelerationDiffGesamt.B524])" office:value-type="float" office:value="0" calcext:value-type="float">
            <text:p>0</text:p>
          </table:table-cell>
          <table:table-cell table:formula="of:=ABS([AccelerationDiffGesamt.C523]- [AccelerationDiffGesamt.C5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4]- [AccelerationDiffGesamt.A525])" office:value-type="float" office:value="0" calcext:value-type="float">
            <text:p>0</text:p>
          </table:table-cell>
          <table:table-cell table:formula="of:=ABS([AccelerationDiffGesamt.B524]- [AccelerationDiffGesamt.B525])" office:value-type="float" office:value="0" calcext:value-type="float">
            <text:p>0</text:p>
          </table:table-cell>
          <table:table-cell table:formula="of:=ABS([AccelerationDiffGesamt.C524]- [AccelerationDiffGesamt.C5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5]- [AccelerationDiffGesamt.A526])" office:value-type="float" office:value="0" calcext:value-type="float">
            <text:p>0</text:p>
          </table:table-cell>
          <table:table-cell table:formula="of:=ABS([AccelerationDiffGesamt.B525]- [AccelerationDiffGesamt.B526])" office:value-type="float" office:value="0" calcext:value-type="float">
            <text:p>0</text:p>
          </table:table-cell>
          <table:table-cell table:formula="of:=ABS([AccelerationDiffGesamt.C525]- [AccelerationDiffGesamt.C5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6]- [AccelerationDiffGesamt.A527])" office:value-type="float" office:value="0" calcext:value-type="float">
            <text:p>0</text:p>
          </table:table-cell>
          <table:table-cell table:formula="of:=ABS([AccelerationDiffGesamt.B526]- [AccelerationDiffGesamt.B527])" office:value-type="float" office:value="0" calcext:value-type="float">
            <text:p>0</text:p>
          </table:table-cell>
          <table:table-cell table:formula="of:=ABS([AccelerationDiffGesamt.C526]- [AccelerationDiffGesamt.C5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7]- [AccelerationDiffGesamt.A528])" office:value-type="float" office:value="0" calcext:value-type="float">
            <text:p>0</text:p>
          </table:table-cell>
          <table:table-cell table:formula="of:=ABS([AccelerationDiffGesamt.B527]- [AccelerationDiffGesamt.B528])" office:value-type="float" office:value="0" calcext:value-type="float">
            <text:p>0</text:p>
          </table:table-cell>
          <table:table-cell table:formula="of:=ABS([AccelerationDiffGesamt.C527]- [AccelerationDiffGesamt.C5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8]- [AccelerationDiffGesamt.A529])" office:value-type="float" office:value="0" calcext:value-type="float">
            <text:p>0</text:p>
          </table:table-cell>
          <table:table-cell table:formula="of:=ABS([AccelerationDiffGesamt.B528]- [AccelerationDiffGesamt.B529])" office:value-type="float" office:value="0" calcext:value-type="float">
            <text:p>0</text:p>
          </table:table-cell>
          <table:table-cell table:formula="of:=ABS([AccelerationDiffGesamt.C528]- [AccelerationDiffGesamt.C5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29]- [AccelerationDiffGesamt.A530])" office:value-type="float" office:value="0" calcext:value-type="float">
            <text:p>0</text:p>
          </table:table-cell>
          <table:table-cell table:formula="of:=ABS([AccelerationDiffGesamt.B529]- [AccelerationDiffGesamt.B530])" office:value-type="float" office:value="0" calcext:value-type="float">
            <text:p>0</text:p>
          </table:table-cell>
          <table:table-cell table:formula="of:=ABS([AccelerationDiffGesamt.C529]- [AccelerationDiffGesamt.C5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0]- [AccelerationDiffGesamt.A531])" office:value-type="float" office:value="0" calcext:value-type="float">
            <text:p>0</text:p>
          </table:table-cell>
          <table:table-cell table:formula="of:=ABS([AccelerationDiffGesamt.B530]- [AccelerationDiffGesamt.B531])" office:value-type="float" office:value="0" calcext:value-type="float">
            <text:p>0</text:p>
          </table:table-cell>
          <table:table-cell table:formula="of:=ABS([AccelerationDiffGesamt.C530]- [AccelerationDiffGesamt.C5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1]- [AccelerationDiffGesamt.A532])" office:value-type="float" office:value="0" calcext:value-type="float">
            <text:p>0</text:p>
          </table:table-cell>
          <table:table-cell table:formula="of:=ABS([AccelerationDiffGesamt.B531]- [AccelerationDiffGesamt.B532])" office:value-type="float" office:value="0" calcext:value-type="float">
            <text:p>0</text:p>
          </table:table-cell>
          <table:table-cell table:formula="of:=ABS([AccelerationDiffGesamt.C531]- [AccelerationDiffGesamt.C5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2]- [AccelerationDiffGesamt.A533])" office:value-type="float" office:value="0" calcext:value-type="float">
            <text:p>0</text:p>
          </table:table-cell>
          <table:table-cell table:formula="of:=ABS([AccelerationDiffGesamt.B532]- [AccelerationDiffGesamt.B533])" office:value-type="float" office:value="0" calcext:value-type="float">
            <text:p>0</text:p>
          </table:table-cell>
          <table:table-cell table:formula="of:=ABS([AccelerationDiffGesamt.C532]- [AccelerationDiffGesamt.C53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3]- [AccelerationDiffGesamt.A534])" office:value-type="float" office:value="0" calcext:value-type="float">
            <text:p>0</text:p>
          </table:table-cell>
          <table:table-cell table:formula="of:=ABS([AccelerationDiffGesamt.B533]- [AccelerationDiffGesamt.B534])" office:value-type="float" office:value="0" calcext:value-type="float">
            <text:p>0</text:p>
          </table:table-cell>
          <table:table-cell table:formula="of:=ABS([AccelerationDiffGesamt.C533]- [AccelerationDiffGesamt.C5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4]- [AccelerationDiffGesamt.A535])" office:value-type="float" office:value="0" calcext:value-type="float">
            <text:p>0</text:p>
          </table:table-cell>
          <table:table-cell table:formula="of:=ABS([AccelerationDiffGesamt.B534]- [AccelerationDiffGesamt.B535])" office:value-type="float" office:value="0" calcext:value-type="float">
            <text:p>0</text:p>
          </table:table-cell>
          <table:table-cell table:formula="of:=ABS([AccelerationDiffGesamt.C534]- [AccelerationDiffGesamt.C53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5]- [AccelerationDiffGesamt.A536])" office:value-type="float" office:value="0" calcext:value-type="float">
            <text:p>0</text:p>
          </table:table-cell>
          <table:table-cell table:formula="of:=ABS([AccelerationDiffGesamt.B535]- [AccelerationDiffGesamt.B536])" office:value-type="float" office:value="0" calcext:value-type="float">
            <text:p>0</text:p>
          </table:table-cell>
          <table:table-cell table:formula="of:=ABS([AccelerationDiffGesamt.C535]- [AccelerationDiffGesamt.C5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6]- [AccelerationDiffGesamt.A537])" office:value-type="float" office:value="0" calcext:value-type="float">
            <text:p>0</text:p>
          </table:table-cell>
          <table:table-cell table:formula="of:=ABS([AccelerationDiffGesamt.B536]- [AccelerationDiffGesamt.B537])" office:value-type="float" office:value="0" calcext:value-type="float">
            <text:p>0</text:p>
          </table:table-cell>
          <table:table-cell table:formula="of:=ABS([AccelerationDiffGesamt.C536]- [AccelerationDiffGesamt.C53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7]- [AccelerationDiffGesamt.A538])" office:value-type="float" office:value="0" calcext:value-type="float">
            <text:p>0</text:p>
          </table:table-cell>
          <table:table-cell table:formula="of:=ABS([AccelerationDiffGesamt.B537]- [AccelerationDiffGesamt.B538])" office:value-type="float" office:value="0" calcext:value-type="float">
            <text:p>0</text:p>
          </table:table-cell>
          <table:table-cell table:formula="of:=ABS([AccelerationDiffGesamt.C537]- [AccelerationDiffGesamt.C5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8]- [AccelerationDiffGesamt.A539])" office:value-type="float" office:value="0" calcext:value-type="float">
            <text:p>0</text:p>
          </table:table-cell>
          <table:table-cell table:formula="of:=ABS([AccelerationDiffGesamt.B538]- [AccelerationDiffGesamt.B539])" office:value-type="float" office:value="0.0317460000000001" calcext:value-type="float">
            <text:p>0,031746</text:p>
          </table:table-cell>
          <table:table-cell table:formula="of:=ABS([AccelerationDiffGesamt.C538]- [AccelerationDiffGesamt.C539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39]- [AccelerationDiffGesamt.A540])" office:value-type="float" office:value="0.009615385" calcext:value-type="float">
            <text:p>0,009615385</text:p>
          </table:table-cell>
          <table:table-cell table:formula="of:=ABS([AccelerationDiffGesamt.B539]- [AccelerationDiffGesamt.B540])" office:value-type="float" office:value="0.0317460000000001" calcext:value-type="float">
            <text:p>0,031746</text:p>
          </table:table-cell>
          <table:table-cell table:formula="of:=ABS([AccelerationDiffGesamt.C539]- [AccelerationDiffGesamt.C540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0]- [AccelerationDiffGesamt.A541])" office:value-type="float" office:value="0" calcext:value-type="float">
            <text:p>0</text:p>
          </table:table-cell>
          <table:table-cell table:formula="of:=ABS([AccelerationDiffGesamt.B540]- [AccelerationDiffGesamt.B541])" office:value-type="float" office:value="0" calcext:value-type="float">
            <text:p>0</text:p>
          </table:table-cell>
          <table:table-cell table:formula="of:=ABS([AccelerationDiffGesamt.C540]- [AccelerationDiffGesamt.C54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1]- [AccelerationDiffGesamt.A542])" office:value-type="float" office:value="0" calcext:value-type="float">
            <text:p>0</text:p>
          </table:table-cell>
          <table:table-cell table:formula="of:=ABS([AccelerationDiffGesamt.B541]- [AccelerationDiffGesamt.B542])" office:value-type="float" office:value="0" calcext:value-type="float">
            <text:p>0</text:p>
          </table:table-cell>
          <table:table-cell table:formula="of:=ABS([AccelerationDiffGesamt.C541]- [AccelerationDiffGesamt.C5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2]- [AccelerationDiffGesamt.A543])" office:value-type="float" office:value="0" calcext:value-type="float">
            <text:p>0</text:p>
          </table:table-cell>
          <table:table-cell table:formula="of:=ABS([AccelerationDiffGesamt.B542]- [AccelerationDiffGesamt.B543])" office:value-type="float" office:value="0" calcext:value-type="float">
            <text:p>0</text:p>
          </table:table-cell>
          <table:table-cell table:formula="of:=ABS([AccelerationDiffGesamt.C542]- [AccelerationDiffGesamt.C5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3]- [AccelerationDiffGesamt.A544])" office:value-type="float" office:value="0" calcext:value-type="float">
            <text:p>0</text:p>
          </table:table-cell>
          <table:table-cell table:formula="of:=ABS([AccelerationDiffGesamt.B543]- [AccelerationDiffGesamt.B544])" office:value-type="float" office:value="0" calcext:value-type="float">
            <text:p>0</text:p>
          </table:table-cell>
          <table:table-cell table:formula="of:=ABS([AccelerationDiffGesamt.C543]- [AccelerationDiffGesamt.C54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4]- [AccelerationDiffGesamt.A545])" office:value-type="float" office:value="0" calcext:value-type="float">
            <text:p>0</text:p>
          </table:table-cell>
          <table:table-cell table:formula="of:=ABS([AccelerationDiffGesamt.B544]- [AccelerationDiffGesamt.B545])" office:value-type="float" office:value="0" calcext:value-type="float">
            <text:p>0</text:p>
          </table:table-cell>
          <table:table-cell table:formula="of:=ABS([AccelerationDiffGesamt.C544]- [AccelerationDiffGesamt.C5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5]- [AccelerationDiffGesamt.A546])" office:value-type="float" office:value="0" calcext:value-type="float">
            <text:p>0</text:p>
          </table:table-cell>
          <table:table-cell table:formula="of:=ABS([AccelerationDiffGesamt.B545]- [AccelerationDiffGesamt.B546])" office:value-type="float" office:value="0" calcext:value-type="float">
            <text:p>0</text:p>
          </table:table-cell>
          <table:table-cell table:formula="of:=ABS([AccelerationDiffGesamt.C545]- [AccelerationDiffGesamt.C5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6]- [AccelerationDiffGesamt.A547])" office:value-type="float" office:value="0" calcext:value-type="float">
            <text:p>0</text:p>
          </table:table-cell>
          <table:table-cell table:formula="of:=ABS([AccelerationDiffGesamt.B546]- [AccelerationDiffGesamt.B547])" office:value-type="float" office:value="0" calcext:value-type="float">
            <text:p>0</text:p>
          </table:table-cell>
          <table:table-cell table:formula="of:=ABS([AccelerationDiffGesamt.C546]- [AccelerationDiffGesamt.C5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7]- [AccelerationDiffGesamt.A548])" office:value-type="float" office:value="0" calcext:value-type="float">
            <text:p>0</text:p>
          </table:table-cell>
          <table:table-cell table:formula="of:=ABS([AccelerationDiffGesamt.B547]- [AccelerationDiffGesamt.B548])" office:value-type="float" office:value="0" calcext:value-type="float">
            <text:p>0</text:p>
          </table:table-cell>
          <table:table-cell table:formula="of:=ABS([AccelerationDiffGesamt.C547]- [AccelerationDiffGesamt.C5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8]- [AccelerationDiffGesamt.A549])" office:value-type="float" office:value="0" calcext:value-type="float">
            <text:p>0</text:p>
          </table:table-cell>
          <table:table-cell table:formula="of:=ABS([AccelerationDiffGesamt.B548]- [AccelerationDiffGesamt.B549])" office:value-type="float" office:value="0" calcext:value-type="float">
            <text:p>0</text:p>
          </table:table-cell>
          <table:table-cell table:formula="of:=ABS([AccelerationDiffGesamt.C548]- [AccelerationDiffGesamt.C5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49]- [AccelerationDiffGesamt.A550])" office:value-type="float" office:value="0" calcext:value-type="float">
            <text:p>0</text:p>
          </table:table-cell>
          <table:table-cell table:formula="of:=ABS([AccelerationDiffGesamt.B549]- [AccelerationDiffGesamt.B550])" office:value-type="float" office:value="0" calcext:value-type="float">
            <text:p>0</text:p>
          </table:table-cell>
          <table:table-cell table:formula="of:=ABS([AccelerationDiffGesamt.C549]- [AccelerationDiffGesamt.C55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0]- [AccelerationDiffGesamt.A551])" office:value-type="float" office:value="0" calcext:value-type="float">
            <text:p>0</text:p>
          </table:table-cell>
          <table:table-cell table:formula="of:=ABS([AccelerationDiffGesamt.B550]- [AccelerationDiffGesamt.B551])" office:value-type="float" office:value="0" calcext:value-type="float">
            <text:p>0</text:p>
          </table:table-cell>
          <table:table-cell table:formula="of:=ABS([AccelerationDiffGesamt.C550]- [AccelerationDiffGesamt.C55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1]- [AccelerationDiffGesamt.A552])" office:value-type="float" office:value="0" calcext:value-type="float">
            <text:p>0</text:p>
          </table:table-cell>
          <table:table-cell table:formula="of:=ABS([AccelerationDiffGesamt.B551]- [AccelerationDiffGesamt.B552])" office:value-type="float" office:value="0" calcext:value-type="float">
            <text:p>0</text:p>
          </table:table-cell>
          <table:table-cell table:formula="of:=ABS([AccelerationDiffGesamt.C551]- [AccelerationDiffGesamt.C5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2]- [AccelerationDiffGesamt.A553])" office:value-type="float" office:value="0.009615385" calcext:value-type="float">
            <text:p>0,009615385</text:p>
          </table:table-cell>
          <table:table-cell table:formula="of:=ABS([AccelerationDiffGesamt.B552]- [AccelerationDiffGesamt.B553])" office:value-type="float" office:value="0" calcext:value-type="float">
            <text:p>0</text:p>
          </table:table-cell>
          <table:table-cell table:formula="of:=ABS([AccelerationDiffGesamt.C552]- [AccelerationDiffGesamt.C553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3]- [AccelerationDiffGesamt.A554])" office:value-type="float" office:value="0" calcext:value-type="float">
            <text:p>0</text:p>
          </table:table-cell>
          <table:table-cell table:formula="of:=ABS([AccelerationDiffGesamt.B553]- [AccelerationDiffGesamt.B554])" office:value-type="float" office:value="0" calcext:value-type="float">
            <text:p>0</text:p>
          </table:table-cell>
          <table:table-cell table:formula="of:=ABS([AccelerationDiffGesamt.C553]- [AccelerationDiffGesamt.C5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4]- [AccelerationDiffGesamt.A555])" office:value-type="float" office:value="0" calcext:value-type="float">
            <text:p>0</text:p>
          </table:table-cell>
          <table:table-cell table:formula="of:=ABS([AccelerationDiffGesamt.B554]- [AccelerationDiffGesamt.B555])" office:value-type="float" office:value="0" calcext:value-type="float">
            <text:p>0</text:p>
          </table:table-cell>
          <table:table-cell table:formula="of:=ABS([AccelerationDiffGesamt.C554]- [AccelerationDiffGesamt.C55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5]- [AccelerationDiffGesamt.A556])" office:value-type="float" office:value="0" calcext:value-type="float">
            <text:p>0</text:p>
          </table:table-cell>
          <table:table-cell table:formula="of:=ABS([AccelerationDiffGesamt.B555]- [AccelerationDiffGesamt.B556])" office:value-type="float" office:value="0" calcext:value-type="float">
            <text:p>0</text:p>
          </table:table-cell>
          <table:table-cell table:formula="of:=ABS([AccelerationDiffGesamt.C555]- [AccelerationDiffGesamt.C5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6]- [AccelerationDiffGesamt.A557])" office:value-type="float" office:value="0" calcext:value-type="float">
            <text:p>0</text:p>
          </table:table-cell>
          <table:table-cell table:formula="of:=ABS([AccelerationDiffGesamt.B556]- [AccelerationDiffGesamt.B557])" office:value-type="float" office:value="0" calcext:value-type="float">
            <text:p>0</text:p>
          </table:table-cell>
          <table:table-cell table:formula="of:=ABS([AccelerationDiffGesamt.C556]- [AccelerationDiffGesamt.C55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7]- [AccelerationDiffGesamt.A558])" office:value-type="float" office:value="0" calcext:value-type="float">
            <text:p>0</text:p>
          </table:table-cell>
          <table:table-cell table:formula="of:=ABS([AccelerationDiffGesamt.B557]- [AccelerationDiffGesamt.B558])" office:value-type="float" office:value="0" calcext:value-type="float">
            <text:p>0</text:p>
          </table:table-cell>
          <table:table-cell table:formula="of:=ABS([AccelerationDiffGesamt.C557]- [AccelerationDiffGesamt.C55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8]- [AccelerationDiffGesamt.A559])" office:value-type="float" office:value="0" calcext:value-type="float">
            <text:p>0</text:p>
          </table:table-cell>
          <table:table-cell table:formula="of:=ABS([AccelerationDiffGesamt.B558]- [AccelerationDiffGesamt.B559])" office:value-type="float" office:value="0" calcext:value-type="float">
            <text:p>0</text:p>
          </table:table-cell>
          <table:table-cell table:formula="of:=ABS([AccelerationDiffGesamt.C558]- [AccelerationDiffGesamt.C55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59]- [AccelerationDiffGesamt.A560])" office:value-type="float" office:value="0" calcext:value-type="float">
            <text:p>0</text:p>
          </table:table-cell>
          <table:table-cell table:formula="of:=ABS([AccelerationDiffGesamt.B559]- [AccelerationDiffGesamt.B560])" office:value-type="float" office:value="0" calcext:value-type="float">
            <text:p>0</text:p>
          </table:table-cell>
          <table:table-cell table:formula="of:=ABS([AccelerationDiffGesamt.C559]- [AccelerationDiffGesamt.C56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0]- [AccelerationDiffGesamt.A561])" office:value-type="float" office:value="0" calcext:value-type="float">
            <text:p>0</text:p>
          </table:table-cell>
          <table:table-cell table:formula="of:=ABS([AccelerationDiffGesamt.B560]- [AccelerationDiffGesamt.B561])" office:value-type="float" office:value="0" calcext:value-type="float">
            <text:p>0</text:p>
          </table:table-cell>
          <table:table-cell table:formula="of:=ABS([AccelerationDiffGesamt.C560]- [AccelerationDiffGesamt.C56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1]- [AccelerationDiffGesamt.A562])" office:value-type="float" office:value="0" calcext:value-type="float">
            <text:p>0</text:p>
          </table:table-cell>
          <table:table-cell table:formula="of:=ABS([AccelerationDiffGesamt.B561]- [AccelerationDiffGesamt.B562])" office:value-type="float" office:value="0" calcext:value-type="float">
            <text:p>0</text:p>
          </table:table-cell>
          <table:table-cell table:formula="of:=ABS([AccelerationDiffGesamt.C561]- [AccelerationDiffGesamt.C56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2]- [AccelerationDiffGesamt.A563])" office:value-type="float" office:value="0" calcext:value-type="float">
            <text:p>0</text:p>
          </table:table-cell>
          <table:table-cell table:formula="of:=ABS([AccelerationDiffGesamt.B562]- [AccelerationDiffGesamt.B563])" office:value-type="float" office:value="0" calcext:value-type="float">
            <text:p>0</text:p>
          </table:table-cell>
          <table:table-cell table:formula="of:=ABS([AccelerationDiffGesamt.C562]- [AccelerationDiffGesamt.C56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3]- [AccelerationDiffGesamt.A564])" office:value-type="float" office:value="0" calcext:value-type="float">
            <text:p>0</text:p>
          </table:table-cell>
          <table:table-cell table:formula="of:=ABS([AccelerationDiffGesamt.B563]- [AccelerationDiffGesamt.B564])" office:value-type="float" office:value="0" calcext:value-type="float">
            <text:p>0</text:p>
          </table:table-cell>
          <table:table-cell table:formula="of:=ABS([AccelerationDiffGesamt.C563]- [AccelerationDiffGesamt.C56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4]- [AccelerationDiffGesamt.A565])" office:value-type="float" office:value="0" calcext:value-type="float">
            <text:p>0</text:p>
          </table:table-cell>
          <table:table-cell table:formula="of:=ABS([AccelerationDiffGesamt.B564]- [AccelerationDiffGesamt.B565])" office:value-type="float" office:value="0" calcext:value-type="float">
            <text:p>0</text:p>
          </table:table-cell>
          <table:table-cell table:formula="of:=ABS([AccelerationDiffGesamt.C564]- [AccelerationDiffGesamt.C56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5]- [AccelerationDiffGesamt.A566])" office:value-type="float" office:value="0" calcext:value-type="float">
            <text:p>0</text:p>
          </table:table-cell>
          <table:table-cell table:formula="of:=ABS([AccelerationDiffGesamt.B565]- [AccelerationDiffGesamt.B566])" office:value-type="float" office:value="0" calcext:value-type="float">
            <text:p>0</text:p>
          </table:table-cell>
          <table:table-cell table:formula="of:=ABS([AccelerationDiffGesamt.C565]- [AccelerationDiffGesamt.C5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6]- [AccelerationDiffGesamt.A567])" office:value-type="float" office:value="0" calcext:value-type="float">
            <text:p>0</text:p>
          </table:table-cell>
          <table:table-cell table:formula="of:=ABS([AccelerationDiffGesamt.B566]- [AccelerationDiffGesamt.B567])" office:value-type="float" office:value="0" calcext:value-type="float">
            <text:p>0</text:p>
          </table:table-cell>
          <table:table-cell table:formula="of:=ABS([AccelerationDiffGesamt.C566]- [AccelerationDiffGesamt.C56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7]- [AccelerationDiffGesamt.A568])" office:value-type="float" office:value="0" calcext:value-type="float">
            <text:p>0</text:p>
          </table:table-cell>
          <table:table-cell table:formula="of:=ABS([AccelerationDiffGesamt.B567]- [AccelerationDiffGesamt.B568])" office:value-type="float" office:value="0" calcext:value-type="float">
            <text:p>0</text:p>
          </table:table-cell>
          <table:table-cell table:formula="of:=ABS([AccelerationDiffGesamt.C567]- [AccelerationDiffGesamt.C56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8]- [AccelerationDiffGesamt.A569])" office:value-type="float" office:value="0" calcext:value-type="float">
            <text:p>0</text:p>
          </table:table-cell>
          <table:table-cell table:formula="of:=ABS([AccelerationDiffGesamt.B568]- [AccelerationDiffGesamt.B569])" office:value-type="float" office:value="0" calcext:value-type="float">
            <text:p>0</text:p>
          </table:table-cell>
          <table:table-cell table:formula="of:=ABS([AccelerationDiffGesamt.C568]- [AccelerationDiffGesamt.C5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69]- [AccelerationDiffGesamt.A570])" office:value-type="float" office:value="0" calcext:value-type="float">
            <text:p>0</text:p>
          </table:table-cell>
          <table:table-cell table:formula="of:=ABS([AccelerationDiffGesamt.B569]- [AccelerationDiffGesamt.B570])" office:value-type="float" office:value="0" calcext:value-type="float">
            <text:p>0</text:p>
          </table:table-cell>
          <table:table-cell table:formula="of:=ABS([AccelerationDiffGesamt.C569]- [AccelerationDiffGesamt.C5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0]- [AccelerationDiffGesamt.A571])" office:value-type="float" office:value="0" calcext:value-type="float">
            <text:p>0</text:p>
          </table:table-cell>
          <table:table-cell table:formula="of:=ABS([AccelerationDiffGesamt.B570]- [AccelerationDiffGesamt.B571])" office:value-type="float" office:value="0.0317460000000001" calcext:value-type="float">
            <text:p>0,031746</text:p>
          </table:table-cell>
          <table:table-cell table:formula="of:=ABS([AccelerationDiffGesamt.C570]- [AccelerationDiffGesamt.C5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1]- [AccelerationDiffGesamt.A572])" office:value-type="float" office:value="0" calcext:value-type="float">
            <text:p>0</text:p>
          </table:table-cell>
          <table:table-cell table:formula="of:=ABS([AccelerationDiffGesamt.B571]- [AccelerationDiffGesamt.B572])" office:value-type="float" office:value="0.0317460000000001" calcext:value-type="float">
            <text:p>0,031746</text:p>
          </table:table-cell>
          <table:table-cell table:formula="of:=ABS([AccelerationDiffGesamt.C571]- [AccelerationDiffGesamt.C57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2]- [AccelerationDiffGesamt.A573])" office:value-type="float" office:value="0" calcext:value-type="float">
            <text:p>0</text:p>
          </table:table-cell>
          <table:table-cell table:formula="of:=ABS([AccelerationDiffGesamt.B572]- [AccelerationDiffGesamt.B573])" office:value-type="float" office:value="0" calcext:value-type="float">
            <text:p>0</text:p>
          </table:table-cell>
          <table:table-cell table:formula="of:=ABS([AccelerationDiffGesamt.C572]- [AccelerationDiffGesamt.C57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3]- [AccelerationDiffGesamt.A574])" office:value-type="float" office:value="0" calcext:value-type="float">
            <text:p>0</text:p>
          </table:table-cell>
          <table:table-cell table:formula="of:=ABS([AccelerationDiffGesamt.B573]- [AccelerationDiffGesamt.B574])" office:value-type="float" office:value="0" calcext:value-type="float">
            <text:p>0</text:p>
          </table:table-cell>
          <table:table-cell table:formula="of:=ABS([AccelerationDiffGesamt.C573]- [AccelerationDiffGesamt.C57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4]- [AccelerationDiffGesamt.A575])" office:value-type="float" office:value="0" calcext:value-type="float">
            <text:p>0</text:p>
          </table:table-cell>
          <table:table-cell table:formula="of:=ABS([AccelerationDiffGesamt.B574]- [AccelerationDiffGesamt.B575])" office:value-type="float" office:value="0" calcext:value-type="float">
            <text:p>0</text:p>
          </table:table-cell>
          <table:table-cell table:formula="of:=ABS([AccelerationDiffGesamt.C574]- [AccelerationDiffGesamt.C57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5]- [AccelerationDiffGesamt.A576])" office:value-type="float" office:value="0" calcext:value-type="float">
            <text:p>0</text:p>
          </table:table-cell>
          <table:table-cell table:formula="of:=ABS([AccelerationDiffGesamt.B575]- [AccelerationDiffGesamt.B576])" office:value-type="float" office:value="0" calcext:value-type="float">
            <text:p>0</text:p>
          </table:table-cell>
          <table:table-cell table:formula="of:=ABS([AccelerationDiffGesamt.C575]- [AccelerationDiffGesamt.C57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6]- [AccelerationDiffGesamt.A577])" office:value-type="float" office:value="0" calcext:value-type="float">
            <text:p>0</text:p>
          </table:table-cell>
          <table:table-cell table:formula="of:=ABS([AccelerationDiffGesamt.B576]- [AccelerationDiffGesamt.B577])" office:value-type="float" office:value="0" calcext:value-type="float">
            <text:p>0</text:p>
          </table:table-cell>
          <table:table-cell table:formula="of:=ABS([AccelerationDiffGesamt.C576]- [AccelerationDiffGesamt.C57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7]- [AccelerationDiffGesamt.A578])" office:value-type="float" office:value="0" calcext:value-type="float">
            <text:p>0</text:p>
          </table:table-cell>
          <table:table-cell table:formula="of:=ABS([AccelerationDiffGesamt.B577]- [AccelerationDiffGesamt.B578])" office:value-type="float" office:value="0" calcext:value-type="float">
            <text:p>0</text:p>
          </table:table-cell>
          <table:table-cell table:formula="of:=ABS([AccelerationDiffGesamt.C577]- [AccelerationDiffGesamt.C57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8]- [AccelerationDiffGesamt.A579])" office:value-type="float" office:value="0" calcext:value-type="float">
            <text:p>0</text:p>
          </table:table-cell>
          <table:table-cell table:formula="of:=ABS([AccelerationDiffGesamt.B578]- [AccelerationDiffGesamt.B579])" office:value-type="float" office:value="0" calcext:value-type="float">
            <text:p>0</text:p>
          </table:table-cell>
          <table:table-cell table:formula="of:=ABS([AccelerationDiffGesamt.C578]- [AccelerationDiffGesamt.C57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79]- [AccelerationDiffGesamt.A580])" office:value-type="float" office:value="0" calcext:value-type="float">
            <text:p>0</text:p>
          </table:table-cell>
          <table:table-cell table:formula="of:=ABS([AccelerationDiffGesamt.B579]- [AccelerationDiffGesamt.B580])" office:value-type="float" office:value="0" calcext:value-type="float">
            <text:p>0</text:p>
          </table:table-cell>
          <table:table-cell table:formula="of:=ABS([AccelerationDiffGesamt.C579]- [AccelerationDiffGesamt.C58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0]- [AccelerationDiffGesamt.A581])" office:value-type="float" office:value="0" calcext:value-type="float">
            <text:p>0</text:p>
          </table:table-cell>
          <table:table-cell table:formula="of:=ABS([AccelerationDiffGesamt.B580]- [AccelerationDiffGesamt.B581])" office:value-type="float" office:value="0.0317460000000001" calcext:value-type="float">
            <text:p>0,031746</text:p>
          </table:table-cell>
          <table:table-cell table:formula="of:=ABS([AccelerationDiffGesamt.C580]- [AccelerationDiffGesamt.C58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1]- [AccelerationDiffGesamt.A582])" office:value-type="float" office:value="0" calcext:value-type="float">
            <text:p>0</text:p>
          </table:table-cell>
          <table:table-cell table:formula="of:=ABS([AccelerationDiffGesamt.B581]- [AccelerationDiffGesamt.B582])" office:value-type="float" office:value="0.0317460000000001" calcext:value-type="float">
            <text:p>0,031746</text:p>
          </table:table-cell>
          <table:table-cell table:formula="of:=ABS([AccelerationDiffGesamt.C581]- [AccelerationDiffGesamt.C58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2]- [AccelerationDiffGesamt.A583])" office:value-type="float" office:value="0" calcext:value-type="float">
            <text:p>0</text:p>
          </table:table-cell>
          <table:table-cell table:formula="of:=ABS([AccelerationDiffGesamt.B582]- [AccelerationDiffGesamt.B583])" office:value-type="float" office:value="0" calcext:value-type="float">
            <text:p>0</text:p>
          </table:table-cell>
          <table:table-cell table:formula="of:=ABS([AccelerationDiffGesamt.C582]- [AccelerationDiffGesamt.C58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3]- [AccelerationDiffGesamt.A584])" office:value-type="float" office:value="0" calcext:value-type="float">
            <text:p>0</text:p>
          </table:table-cell>
          <table:table-cell table:formula="of:=ABS([AccelerationDiffGesamt.B583]- [AccelerationDiffGesamt.B584])" office:value-type="float" office:value="0" calcext:value-type="float">
            <text:p>0</text:p>
          </table:table-cell>
          <table:table-cell table:formula="of:=ABS([AccelerationDiffGesamt.C583]- [AccelerationDiffGesamt.C58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4]- [AccelerationDiffGesamt.A585])" office:value-type="float" office:value="0.009615385" calcext:value-type="float">
            <text:p>0,009615385</text:p>
          </table:table-cell>
          <table:table-cell table:formula="of:=ABS([AccelerationDiffGesamt.B584]- [AccelerationDiffGesamt.B585])" office:value-type="float" office:value="0" calcext:value-type="float">
            <text:p>0</text:p>
          </table:table-cell>
          <table:table-cell table:formula="of:=ABS([AccelerationDiffGesamt.C584]- [AccelerationDiffGesamt.C58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5]- [AccelerationDiffGesamt.A586])" office:value-type="float" office:value="0" calcext:value-type="float">
            <text:p>0</text:p>
          </table:table-cell>
          <table:table-cell table:formula="of:=ABS([AccelerationDiffGesamt.B585]- [AccelerationDiffGesamt.B586])" office:value-type="float" office:value="0" calcext:value-type="float">
            <text:p>0</text:p>
          </table:table-cell>
          <table:table-cell table:formula="of:=ABS([AccelerationDiffGesamt.C585]- [AccelerationDiffGesamt.C58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6]- [AccelerationDiffGesamt.A587])" office:value-type="float" office:value="0" calcext:value-type="float">
            <text:p>0</text:p>
          </table:table-cell>
          <table:table-cell table:formula="of:=ABS([AccelerationDiffGesamt.B586]- [AccelerationDiffGesamt.B587])" office:value-type="float" office:value="0" calcext:value-type="float">
            <text:p>0</text:p>
          </table:table-cell>
          <table:table-cell table:formula="of:=ABS([AccelerationDiffGesamt.C586]- [AccelerationDiffGesamt.C58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7]- [AccelerationDiffGesamt.A588])" office:value-type="float" office:value="0" calcext:value-type="float">
            <text:p>0</text:p>
          </table:table-cell>
          <table:table-cell table:formula="of:=ABS([AccelerationDiffGesamt.B587]- [AccelerationDiffGesamt.B588])" office:value-type="float" office:value="0" calcext:value-type="float">
            <text:p>0</text:p>
          </table:table-cell>
          <table:table-cell table:formula="of:=ABS([AccelerationDiffGesamt.C587]- [AccelerationDiffGesamt.C58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8]- [AccelerationDiffGesamt.A589])" office:value-type="float" office:value="0" calcext:value-type="float">
            <text:p>0</text:p>
          </table:table-cell>
          <table:table-cell table:formula="of:=ABS([AccelerationDiffGesamt.B588]- [AccelerationDiffGesamt.B589])" office:value-type="float" office:value="0" calcext:value-type="float">
            <text:p>0</text:p>
          </table:table-cell>
          <table:table-cell table:formula="of:=ABS([AccelerationDiffGesamt.C588]- [AccelerationDiffGesamt.C5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89]- [AccelerationDiffGesamt.A590])" office:value-type="float" office:value="0" calcext:value-type="float">
            <text:p>0</text:p>
          </table:table-cell>
          <table:table-cell table:formula="of:=ABS([AccelerationDiffGesamt.B589]- [AccelerationDiffGesamt.B590])" office:value-type="float" office:value="0" calcext:value-type="float">
            <text:p>0</text:p>
          </table:table-cell>
          <table:table-cell table:formula="of:=ABS([AccelerationDiffGesamt.C589]- [AccelerationDiffGesamt.C59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0]- [AccelerationDiffGesamt.A591])" office:value-type="float" office:value="0" calcext:value-type="float">
            <text:p>0</text:p>
          </table:table-cell>
          <table:table-cell table:formula="of:=ABS([AccelerationDiffGesamt.B590]- [AccelerationDiffGesamt.B591])" office:value-type="float" office:value="0" calcext:value-type="float">
            <text:p>0</text:p>
          </table:table-cell>
          <table:table-cell table:formula="of:=ABS([AccelerationDiffGesamt.C590]- [AccelerationDiffGesamt.C59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1]- [AccelerationDiffGesamt.A592])" office:value-type="float" office:value="0.009615385" calcext:value-type="float">
            <text:p>0,009615385</text:p>
          </table:table-cell>
          <table:table-cell table:formula="of:=ABS([AccelerationDiffGesamt.B591]- [AccelerationDiffGesamt.B592])" office:value-type="float" office:value="0" calcext:value-type="float">
            <text:p>0</text:p>
          </table:table-cell>
          <table:table-cell table:formula="of:=ABS([AccelerationDiffGesamt.C591]- [AccelerationDiffGesamt.C592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2]- [AccelerationDiffGesamt.A593])" office:value-type="float" office:value="0" calcext:value-type="float">
            <text:p>0</text:p>
          </table:table-cell>
          <table:table-cell table:formula="of:=ABS([AccelerationDiffGesamt.B592]- [AccelerationDiffGesamt.B593])" office:value-type="float" office:value="0" calcext:value-type="float">
            <text:p>0</text:p>
          </table:table-cell>
          <table:table-cell table:formula="of:=ABS([AccelerationDiffGesamt.C592]- [AccelerationDiffGesamt.C59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3]- [AccelerationDiffGesamt.A594])" office:value-type="float" office:value="0" calcext:value-type="float">
            <text:p>0</text:p>
          </table:table-cell>
          <table:table-cell table:formula="of:=ABS([AccelerationDiffGesamt.B593]- [AccelerationDiffGesamt.B594])" office:value-type="float" office:value="0" calcext:value-type="float">
            <text:p>0</text:p>
          </table:table-cell>
          <table:table-cell table:formula="of:=ABS([AccelerationDiffGesamt.C593]- [AccelerationDiffGesamt.C59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4]- [AccelerationDiffGesamt.A595])" office:value-type="float" office:value="0.009615385" calcext:value-type="float">
            <text:p>0,009615385</text:p>
          </table:table-cell>
          <table:table-cell table:formula="of:=ABS([AccelerationDiffGesamt.B594]- [AccelerationDiffGesamt.B595])" office:value-type="float" office:value="0" calcext:value-type="float">
            <text:p>0</text:p>
          </table:table-cell>
          <table:table-cell table:formula="of:=ABS([AccelerationDiffGesamt.C594]- [AccelerationDiffGesamt.C595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5]- [AccelerationDiffGesamt.A596])" office:value-type="float" office:value="0" calcext:value-type="float">
            <text:p>0</text:p>
          </table:table-cell>
          <table:table-cell table:formula="of:=ABS([AccelerationDiffGesamt.B595]- [AccelerationDiffGesamt.B596])" office:value-type="float" office:value="0" calcext:value-type="float">
            <text:p>0</text:p>
          </table:table-cell>
          <table:table-cell table:formula="of:=ABS([AccelerationDiffGesamt.C595]- [AccelerationDiffGesamt.C59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6]- [AccelerationDiffGesamt.A597])" office:value-type="float" office:value="0" calcext:value-type="float">
            <text:p>0</text:p>
          </table:table-cell>
          <table:table-cell table:formula="of:=ABS([AccelerationDiffGesamt.B596]- [AccelerationDiffGesamt.B597])" office:value-type="float" office:value="0" calcext:value-type="float">
            <text:p>0</text:p>
          </table:table-cell>
          <table:table-cell table:formula="of:=ABS([AccelerationDiffGesamt.C596]- [AccelerationDiffGesamt.C59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7]- [AccelerationDiffGesamt.A598])" office:value-type="float" office:value="0" calcext:value-type="float">
            <text:p>0</text:p>
          </table:table-cell>
          <table:table-cell table:formula="of:=ABS([AccelerationDiffGesamt.B597]- [AccelerationDiffGesamt.B598])" office:value-type="float" office:value="0" calcext:value-type="float">
            <text:p>0</text:p>
          </table:table-cell>
          <table:table-cell table:formula="of:=ABS([AccelerationDiffGesamt.C597]- [AccelerationDiffGesamt.C59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8]- [AccelerationDiffGesamt.A599])" office:value-type="float" office:value="0" calcext:value-type="float">
            <text:p>0</text:p>
          </table:table-cell>
          <table:table-cell table:formula="of:=ABS([AccelerationDiffGesamt.B598]- [AccelerationDiffGesamt.B599])" office:value-type="float" office:value="0" calcext:value-type="float">
            <text:p>0</text:p>
          </table:table-cell>
          <table:table-cell table:formula="of:=ABS([AccelerationDiffGesamt.C598]- [AccelerationDiffGesamt.C59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599]- [AccelerationDiffGesamt.A600])" office:value-type="float" office:value="0" calcext:value-type="float">
            <text:p>0</text:p>
          </table:table-cell>
          <table:table-cell table:formula="of:=ABS([AccelerationDiffGesamt.B599]- [AccelerationDiffGesamt.B600])" office:value-type="float" office:value="0" calcext:value-type="float">
            <text:p>0</text:p>
          </table:table-cell>
          <table:table-cell table:formula="of:=ABS([AccelerationDiffGesamt.C599]- [AccelerationDiffGesamt.C60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0]- [AccelerationDiffGesamt.A601])" office:value-type="float" office:value="0" calcext:value-type="float">
            <text:p>0</text:p>
          </table:table-cell>
          <table:table-cell table:formula="of:=ABS([AccelerationDiffGesamt.B600]- [AccelerationDiffGesamt.B601])" office:value-type="float" office:value="0" calcext:value-type="float">
            <text:p>0</text:p>
          </table:table-cell>
          <table:table-cell table:formula="of:=ABS([AccelerationDiffGesamt.C600]- [AccelerationDiffGesamt.C60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1]- [AccelerationDiffGesamt.A602])" office:value-type="float" office:value="0" calcext:value-type="float">
            <text:p>0</text:p>
          </table:table-cell>
          <table:table-cell table:formula="of:=ABS([AccelerationDiffGesamt.B601]- [AccelerationDiffGesamt.B602])" office:value-type="float" office:value="0" calcext:value-type="float">
            <text:p>0</text:p>
          </table:table-cell>
          <table:table-cell table:formula="of:=ABS([AccelerationDiffGesamt.C601]- [AccelerationDiffGesamt.C60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2]- [AccelerationDiffGesamt.A603])" office:value-type="float" office:value="0" calcext:value-type="float">
            <text:p>0</text:p>
          </table:table-cell>
          <table:table-cell table:formula="of:=ABS([AccelerationDiffGesamt.B602]- [AccelerationDiffGesamt.B603])" office:value-type="float" office:value="0" calcext:value-type="float">
            <text:p>0</text:p>
          </table:table-cell>
          <table:table-cell table:formula="of:=ABS([AccelerationDiffGesamt.C602]- [AccelerationDiffGesamt.C6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3]- [AccelerationDiffGesamt.A604])" office:value-type="float" office:value="0" calcext:value-type="float">
            <text:p>0</text:p>
          </table:table-cell>
          <table:table-cell table:formula="of:=ABS([AccelerationDiffGesamt.B603]- [AccelerationDiffGesamt.B604])" office:value-type="float" office:value="0" calcext:value-type="float">
            <text:p>0</text:p>
          </table:table-cell>
          <table:table-cell table:formula="of:=ABS([AccelerationDiffGesamt.C603]- [AccelerationDiffGesamt.C6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4]- [AccelerationDiffGesamt.A605])" office:value-type="float" office:value="0" calcext:value-type="float">
            <text:p>0</text:p>
          </table:table-cell>
          <table:table-cell table:formula="of:=ABS([AccelerationDiffGesamt.B604]- [AccelerationDiffGesamt.B605])" office:value-type="float" office:value="0" calcext:value-type="float">
            <text:p>0</text:p>
          </table:table-cell>
          <table:table-cell table:formula="of:=ABS([AccelerationDiffGesamt.C604]- [AccelerationDiffGesamt.C6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5]- [AccelerationDiffGesamt.A606])" office:value-type="float" office:value="0" calcext:value-type="float">
            <text:p>0</text:p>
          </table:table-cell>
          <table:table-cell table:formula="of:=ABS([AccelerationDiffGesamt.B605]- [AccelerationDiffGesamt.B606])" office:value-type="float" office:value="0" calcext:value-type="float">
            <text:p>0</text:p>
          </table:table-cell>
          <table:table-cell table:formula="of:=ABS([AccelerationDiffGesamt.C605]- [AccelerationDiffGesamt.C60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6]- [AccelerationDiffGesamt.A607])" office:value-type="float" office:value="0" calcext:value-type="float">
            <text:p>0</text:p>
          </table:table-cell>
          <table:table-cell table:formula="of:=ABS([AccelerationDiffGesamt.B606]- [AccelerationDiffGesamt.B607])" office:value-type="float" office:value="0" calcext:value-type="float">
            <text:p>0</text:p>
          </table:table-cell>
          <table:table-cell table:formula="of:=ABS([AccelerationDiffGesamt.C606]- [AccelerationDiffGesamt.C60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7]- [AccelerationDiffGesamt.A608])" office:value-type="float" office:value="0" calcext:value-type="float">
            <text:p>0</text:p>
          </table:table-cell>
          <table:table-cell table:formula="of:=ABS([AccelerationDiffGesamt.B607]- [AccelerationDiffGesamt.B608])" office:value-type="float" office:value="0" calcext:value-type="float">
            <text:p>0</text:p>
          </table:table-cell>
          <table:table-cell table:formula="of:=ABS([AccelerationDiffGesamt.C607]- [AccelerationDiffGesamt.C60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8]- [AccelerationDiffGesamt.A609])" office:value-type="float" office:value="0" calcext:value-type="float">
            <text:p>0</text:p>
          </table:table-cell>
          <table:table-cell table:formula="of:=ABS([AccelerationDiffGesamt.B608]- [AccelerationDiffGesamt.B609])" office:value-type="float" office:value="0" calcext:value-type="float">
            <text:p>0</text:p>
          </table:table-cell>
          <table:table-cell table:formula="of:=ABS([AccelerationDiffGesamt.C608]- [AccelerationDiffGesamt.C6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09]- [AccelerationDiffGesamt.A610])" office:value-type="float" office:value="0" calcext:value-type="float">
            <text:p>0</text:p>
          </table:table-cell>
          <table:table-cell table:formula="of:=ABS([AccelerationDiffGesamt.B609]- [AccelerationDiffGesamt.B610])" office:value-type="float" office:value="0" calcext:value-type="float">
            <text:p>0</text:p>
          </table:table-cell>
          <table:table-cell table:formula="of:=ABS([AccelerationDiffGesamt.C609]- [AccelerationDiffGesamt.C6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0]- [AccelerationDiffGesamt.A611])" office:value-type="float" office:value="0.009615385" calcext:value-type="float">
            <text:p>0,009615385</text:p>
          </table:table-cell>
          <table:table-cell table:formula="of:=ABS([AccelerationDiffGesamt.B610]- [AccelerationDiffGesamt.B611])" office:value-type="float" office:value="0" calcext:value-type="float">
            <text:p>0</text:p>
          </table:table-cell>
          <table:table-cell table:formula="of:=ABS([AccelerationDiffGesamt.C610]- [AccelerationDiffGesamt.C611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1]- [AccelerationDiffGesamt.A612])" office:value-type="float" office:value="0" calcext:value-type="float">
            <text:p>0</text:p>
          </table:table-cell>
          <table:table-cell table:formula="of:=ABS([AccelerationDiffGesamt.B611]- [AccelerationDiffGesamt.B612])" office:value-type="float" office:value="0" calcext:value-type="float">
            <text:p>0</text:p>
          </table:table-cell>
          <table:table-cell table:formula="of:=ABS([AccelerationDiffGesamt.C611]- [AccelerationDiffGesamt.C6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2]- [AccelerationDiffGesamt.A613])" office:value-type="float" office:value="0" calcext:value-type="float">
            <text:p>0</text:p>
          </table:table-cell>
          <table:table-cell table:formula="of:=ABS([AccelerationDiffGesamt.B612]- [AccelerationDiffGesamt.B613])" office:value-type="float" office:value="0" calcext:value-type="float">
            <text:p>0</text:p>
          </table:table-cell>
          <table:table-cell table:formula="of:=ABS([AccelerationDiffGesamt.C612]- [AccelerationDiffGesamt.C6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3]- [AccelerationDiffGesamt.A614])" office:value-type="float" office:value="0" calcext:value-type="float">
            <text:p>0</text:p>
          </table:table-cell>
          <table:table-cell table:formula="of:=ABS([AccelerationDiffGesamt.B613]- [AccelerationDiffGesamt.B614])" office:value-type="float" office:value="0" calcext:value-type="float">
            <text:p>0</text:p>
          </table:table-cell>
          <table:table-cell table:formula="of:=ABS([AccelerationDiffGesamt.C613]- [AccelerationDiffGesamt.C6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4]- [AccelerationDiffGesamt.A615])" office:value-type="float" office:value="0" calcext:value-type="float">
            <text:p>0</text:p>
          </table:table-cell>
          <table:table-cell table:formula="of:=ABS([AccelerationDiffGesamt.B614]- [AccelerationDiffGesamt.B615])" office:value-type="float" office:value="0" calcext:value-type="float">
            <text:p>0</text:p>
          </table:table-cell>
          <table:table-cell table:formula="of:=ABS([AccelerationDiffGesamt.C614]- [AccelerationDiffGesamt.C6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5]- [AccelerationDiffGesamt.A616])" office:value-type="float" office:value="0" calcext:value-type="float">
            <text:p>0</text:p>
          </table:table-cell>
          <table:table-cell table:formula="of:=ABS([AccelerationDiffGesamt.B615]- [AccelerationDiffGesamt.B616])" office:value-type="float" office:value="0" calcext:value-type="float">
            <text:p>0</text:p>
          </table:table-cell>
          <table:table-cell table:formula="of:=ABS([AccelerationDiffGesamt.C615]- [AccelerationDiffGesamt.C6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6]- [AccelerationDiffGesamt.A617])" office:value-type="float" office:value="0" calcext:value-type="float">
            <text:p>0</text:p>
          </table:table-cell>
          <table:table-cell table:formula="of:=ABS([AccelerationDiffGesamt.B616]- [AccelerationDiffGesamt.B617])" office:value-type="float" office:value="0" calcext:value-type="float">
            <text:p>0</text:p>
          </table:table-cell>
          <table:table-cell table:formula="of:=ABS([AccelerationDiffGesamt.C616]- [AccelerationDiffGesamt.C6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7]- [AccelerationDiffGesamt.A618])" office:value-type="float" office:value="0" calcext:value-type="float">
            <text:p>0</text:p>
          </table:table-cell>
          <table:table-cell table:formula="of:=ABS([AccelerationDiffGesamt.B617]- [AccelerationDiffGesamt.B618])" office:value-type="float" office:value="0" calcext:value-type="float">
            <text:p>0</text:p>
          </table:table-cell>
          <table:table-cell table:formula="of:=ABS([AccelerationDiffGesamt.C617]- [AccelerationDiffGesamt.C61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8]- [AccelerationDiffGesamt.A619])" office:value-type="float" office:value="0" calcext:value-type="float">
            <text:p>0</text:p>
          </table:table-cell>
          <table:table-cell table:formula="of:=ABS([AccelerationDiffGesamt.B618]- [AccelerationDiffGesamt.B619])" office:value-type="float" office:value="0" calcext:value-type="float">
            <text:p>0</text:p>
          </table:table-cell>
          <table:table-cell table:formula="of:=ABS([AccelerationDiffGesamt.C618]- [AccelerationDiffGesamt.C6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19]- [AccelerationDiffGesamt.A620])" office:value-type="float" office:value="0" calcext:value-type="float">
            <text:p>0</text:p>
          </table:table-cell>
          <table:table-cell table:formula="of:=ABS([AccelerationDiffGesamt.B619]- [AccelerationDiffGesamt.B620])" office:value-type="float" office:value="0" calcext:value-type="float">
            <text:p>0</text:p>
          </table:table-cell>
          <table:table-cell table:formula="of:=ABS([AccelerationDiffGesamt.C619]- [AccelerationDiffGesamt.C6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0]- [AccelerationDiffGesamt.A621])" office:value-type="float" office:value="0" calcext:value-type="float">
            <text:p>0</text:p>
          </table:table-cell>
          <table:table-cell table:formula="of:=ABS([AccelerationDiffGesamt.B620]- [AccelerationDiffGesamt.B621])" office:value-type="float" office:value="0" calcext:value-type="float">
            <text:p>0</text:p>
          </table:table-cell>
          <table:table-cell table:formula="of:=ABS([AccelerationDiffGesamt.C620]- [AccelerationDiffGesamt.C6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1]- [AccelerationDiffGesamt.A622])" office:value-type="float" office:value="0" calcext:value-type="float">
            <text:p>0</text:p>
          </table:table-cell>
          <table:table-cell table:formula="of:=ABS([AccelerationDiffGesamt.B621]- [AccelerationDiffGesamt.B622])" office:value-type="float" office:value="0.0317460000000001" calcext:value-type="float">
            <text:p>0,031746</text:p>
          </table:table-cell>
          <table:table-cell table:formula="of:=ABS([AccelerationDiffGesamt.C621]- [AccelerationDiffGesamt.C622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2]- [AccelerationDiffGesamt.A623])" office:value-type="float" office:value="0" calcext:value-type="float">
            <text:p>0</text:p>
          </table:table-cell>
          <table:table-cell table:formula="of:=ABS([AccelerationDiffGesamt.B622]- [AccelerationDiffGesamt.B623])" office:value-type="float" office:value="0" calcext:value-type="float">
            <text:p>0</text:p>
          </table:table-cell>
          <table:table-cell table:formula="of:=ABS([AccelerationDiffGesamt.C622]- [AccelerationDiffGesamt.C6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3]- [AccelerationDiffGesamt.A624])" office:value-type="float" office:value="0.009615385" calcext:value-type="float">
            <text:p>0,009615385</text:p>
          </table:table-cell>
          <table:table-cell table:formula="of:=ABS([AccelerationDiffGesamt.B623]- [AccelerationDiffGesamt.B624])" office:value-type="float" office:value="0.0317460000000001" calcext:value-type="float">
            <text:p>0,031746</text:p>
          </table:table-cell>
          <table:table-cell table:formula="of:=ABS([AccelerationDiffGesamt.C623]- [AccelerationDiffGesamt.C6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4]- [AccelerationDiffGesamt.A625])" office:value-type="float" office:value="0" calcext:value-type="float">
            <text:p>0</text:p>
          </table:table-cell>
          <table:table-cell table:formula="of:=ABS([AccelerationDiffGesamt.B624]- [AccelerationDiffGesamt.B625])" office:value-type="float" office:value="0" calcext:value-type="float">
            <text:p>0</text:p>
          </table:table-cell>
          <table:table-cell table:formula="of:=ABS([AccelerationDiffGesamt.C624]- [AccelerationDiffGesamt.C6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5]- [AccelerationDiffGesamt.A626])" office:value-type="float" office:value="0" calcext:value-type="float">
            <text:p>0</text:p>
          </table:table-cell>
          <table:table-cell table:formula="of:=ABS([AccelerationDiffGesamt.B625]- [AccelerationDiffGesamt.B626])" office:value-type="float" office:value="0" calcext:value-type="float">
            <text:p>0</text:p>
          </table:table-cell>
          <table:table-cell table:formula="of:=ABS([AccelerationDiffGesamt.C625]- [AccelerationDiffGesamt.C6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6]- [AccelerationDiffGesamt.A627])" office:value-type="float" office:value="0" calcext:value-type="float">
            <text:p>0</text:p>
          </table:table-cell>
          <table:table-cell table:formula="of:=ABS([AccelerationDiffGesamt.B626]- [AccelerationDiffGesamt.B627])" office:value-type="float" office:value="0" calcext:value-type="float">
            <text:p>0</text:p>
          </table:table-cell>
          <table:table-cell table:formula="of:=ABS([AccelerationDiffGesamt.C626]- [AccelerationDiffGesamt.C6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7]- [AccelerationDiffGesamt.A628])" office:value-type="float" office:value="0" calcext:value-type="float">
            <text:p>0</text:p>
          </table:table-cell>
          <table:table-cell table:formula="of:=ABS([AccelerationDiffGesamt.B627]- [AccelerationDiffGesamt.B628])" office:value-type="float" office:value="0" calcext:value-type="float">
            <text:p>0</text:p>
          </table:table-cell>
          <table:table-cell table:formula="of:=ABS([AccelerationDiffGesamt.C627]- [AccelerationDiffGesamt.C6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8]- [AccelerationDiffGesamt.A629])" office:value-type="float" office:value="0" calcext:value-type="float">
            <text:p>0</text:p>
          </table:table-cell>
          <table:table-cell table:formula="of:=ABS([AccelerationDiffGesamt.B628]- [AccelerationDiffGesamt.B629])" office:value-type="float" office:value="0" calcext:value-type="float">
            <text:p>0</text:p>
          </table:table-cell>
          <table:table-cell table:formula="of:=ABS([AccelerationDiffGesamt.C628]- [AccelerationDiffGesamt.C6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29]- [AccelerationDiffGesamt.A630])" office:value-type="float" office:value="0" calcext:value-type="float">
            <text:p>0</text:p>
          </table:table-cell>
          <table:table-cell table:formula="of:=ABS([AccelerationDiffGesamt.B629]- [AccelerationDiffGesamt.B630])" office:value-type="float" office:value="0" calcext:value-type="float">
            <text:p>0</text:p>
          </table:table-cell>
          <table:table-cell table:formula="of:=ABS([AccelerationDiffGesamt.C629]- [AccelerationDiffGesamt.C6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0]- [AccelerationDiffGesamt.A631])" office:value-type="float" office:value="0" calcext:value-type="float">
            <text:p>0</text:p>
          </table:table-cell>
          <table:table-cell table:formula="of:=ABS([AccelerationDiffGesamt.B630]- [AccelerationDiffGesamt.B631])" office:value-type="float" office:value="0" calcext:value-type="float">
            <text:p>0</text:p>
          </table:table-cell>
          <table:table-cell table:formula="of:=ABS([AccelerationDiffGesamt.C630]- [AccelerationDiffGesamt.C6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1]- [AccelerationDiffGesamt.A632])" office:value-type="float" office:value="0" calcext:value-type="float">
            <text:p>0</text:p>
          </table:table-cell>
          <table:table-cell table:formula="of:=ABS([AccelerationDiffGesamt.B631]- [AccelerationDiffGesamt.B632])" office:value-type="float" office:value="0" calcext:value-type="float">
            <text:p>0</text:p>
          </table:table-cell>
          <table:table-cell table:formula="of:=ABS([AccelerationDiffGesamt.C631]- [AccelerationDiffGesamt.C6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2]- [AccelerationDiffGesamt.A633])" office:value-type="float" office:value="0" calcext:value-type="float">
            <text:p>0</text:p>
          </table:table-cell>
          <table:table-cell table:formula="of:=ABS([AccelerationDiffGesamt.B632]- [AccelerationDiffGesamt.B633])" office:value-type="float" office:value="0" calcext:value-type="float">
            <text:p>0</text:p>
          </table:table-cell>
          <table:table-cell table:formula="of:=ABS([AccelerationDiffGesamt.C632]- [AccelerationDiffGesamt.C63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3]- [AccelerationDiffGesamt.A634])" office:value-type="float" office:value="0" calcext:value-type="float">
            <text:p>0</text:p>
          </table:table-cell>
          <table:table-cell table:formula="of:=ABS([AccelerationDiffGesamt.B633]- [AccelerationDiffGesamt.B634])" office:value-type="float" office:value="0" calcext:value-type="float">
            <text:p>0</text:p>
          </table:table-cell>
          <table:table-cell table:formula="of:=ABS([AccelerationDiffGesamt.C633]- [AccelerationDiffGesamt.C6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4]- [AccelerationDiffGesamt.A635])" office:value-type="float" office:value="0" calcext:value-type="float">
            <text:p>0</text:p>
          </table:table-cell>
          <table:table-cell table:formula="of:=ABS([AccelerationDiffGesamt.B634]- [AccelerationDiffGesamt.B635])" office:value-type="float" office:value="0" calcext:value-type="float">
            <text:p>0</text:p>
          </table:table-cell>
          <table:table-cell table:formula="of:=ABS([AccelerationDiffGesamt.C634]- [AccelerationDiffGesamt.C63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5]- [AccelerationDiffGesamt.A636])" office:value-type="float" office:value="0" calcext:value-type="float">
            <text:p>0</text:p>
          </table:table-cell>
          <table:table-cell table:formula="of:=ABS([AccelerationDiffGesamt.B635]- [AccelerationDiffGesamt.B636])" office:value-type="float" office:value="0" calcext:value-type="float">
            <text:p>0</text:p>
          </table:table-cell>
          <table:table-cell table:formula="of:=ABS([AccelerationDiffGesamt.C635]- [AccelerationDiffGesamt.C6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6]- [AccelerationDiffGesamt.A637])" office:value-type="float" office:value="0" calcext:value-type="float">
            <text:p>0</text:p>
          </table:table-cell>
          <table:table-cell table:formula="of:=ABS([AccelerationDiffGesamt.B636]- [AccelerationDiffGesamt.B637])" office:value-type="float" office:value="0" calcext:value-type="float">
            <text:p>0</text:p>
          </table:table-cell>
          <table:table-cell table:formula="of:=ABS([AccelerationDiffGesamt.C636]- [AccelerationDiffGesamt.C63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7]- [AccelerationDiffGesamt.A638])" office:value-type="float" office:value="0" calcext:value-type="float">
            <text:p>0</text:p>
          </table:table-cell>
          <table:table-cell table:formula="of:=ABS([AccelerationDiffGesamt.B637]- [AccelerationDiffGesamt.B638])" office:value-type="float" office:value="0" calcext:value-type="float">
            <text:p>0</text:p>
          </table:table-cell>
          <table:table-cell table:formula="of:=ABS([AccelerationDiffGesamt.C637]- [AccelerationDiffGesamt.C6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8]- [AccelerationDiffGesamt.A639])" office:value-type="float" office:value="0" calcext:value-type="float">
            <text:p>0</text:p>
          </table:table-cell>
          <table:table-cell table:formula="of:=ABS([AccelerationDiffGesamt.B638]- [AccelerationDiffGesamt.B639])" office:value-type="float" office:value="0" calcext:value-type="float">
            <text:p>0</text:p>
          </table:table-cell>
          <table:table-cell table:formula="of:=ABS([AccelerationDiffGesamt.C638]- [AccelerationDiffGesamt.C63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39]- [AccelerationDiffGesamt.A640])" office:value-type="float" office:value="0" calcext:value-type="float">
            <text:p>0</text:p>
          </table:table-cell>
          <table:table-cell table:formula="of:=ABS([AccelerationDiffGesamt.B639]- [AccelerationDiffGesamt.B640])" office:value-type="float" office:value="0" calcext:value-type="float">
            <text:p>0</text:p>
          </table:table-cell>
          <table:table-cell table:formula="of:=ABS([AccelerationDiffGesamt.C639]- [AccelerationDiffGesamt.C6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0]- [AccelerationDiffGesamt.A641])" office:value-type="float" office:value="0" calcext:value-type="float">
            <text:p>0</text:p>
          </table:table-cell>
          <table:table-cell table:formula="of:=ABS([AccelerationDiffGesamt.B640]- [AccelerationDiffGesamt.B641])" office:value-type="float" office:value="0" calcext:value-type="float">
            <text:p>0</text:p>
          </table:table-cell>
          <table:table-cell table:formula="of:=ABS([AccelerationDiffGesamt.C640]- [AccelerationDiffGesamt.C64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1]- [AccelerationDiffGesamt.A642])" office:value-type="float" office:value="0" calcext:value-type="float">
            <text:p>0</text:p>
          </table:table-cell>
          <table:table-cell table:formula="of:=ABS([AccelerationDiffGesamt.B641]- [AccelerationDiffGesamt.B642])" office:value-type="float" office:value="0" calcext:value-type="float">
            <text:p>0</text:p>
          </table:table-cell>
          <table:table-cell table:formula="of:=ABS([AccelerationDiffGesamt.C641]- [AccelerationDiffGesamt.C6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2]- [AccelerationDiffGesamt.A643])" office:value-type="float" office:value="0" calcext:value-type="float">
            <text:p>0</text:p>
          </table:table-cell>
          <table:table-cell table:formula="of:=ABS([AccelerationDiffGesamt.B642]- [AccelerationDiffGesamt.B643])" office:value-type="float" office:value="0" calcext:value-type="float">
            <text:p>0</text:p>
          </table:table-cell>
          <table:table-cell table:formula="of:=ABS([AccelerationDiffGesamt.C642]- [AccelerationDiffGesamt.C6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3]- [AccelerationDiffGesamt.A644])" office:value-type="float" office:value="0" calcext:value-type="float">
            <text:p>0</text:p>
          </table:table-cell>
          <table:table-cell table:formula="of:=ABS([AccelerationDiffGesamt.B643]- [AccelerationDiffGesamt.B644])" office:value-type="float" office:value="0" calcext:value-type="float">
            <text:p>0</text:p>
          </table:table-cell>
          <table:table-cell table:formula="of:=ABS([AccelerationDiffGesamt.C643]- [AccelerationDiffGesamt.C64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4]- [AccelerationDiffGesamt.A645])" office:value-type="float" office:value="0" calcext:value-type="float">
            <text:p>0</text:p>
          </table:table-cell>
          <table:table-cell table:formula="of:=ABS([AccelerationDiffGesamt.B644]- [AccelerationDiffGesamt.B645])" office:value-type="float" office:value="0" calcext:value-type="float">
            <text:p>0</text:p>
          </table:table-cell>
          <table:table-cell table:formula="of:=ABS([AccelerationDiffGesamt.C644]- [AccelerationDiffGesamt.C6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5]- [AccelerationDiffGesamt.A646])" office:value-type="float" office:value="0" calcext:value-type="float">
            <text:p>0</text:p>
          </table:table-cell>
          <table:table-cell table:formula="of:=ABS([AccelerationDiffGesamt.B645]- [AccelerationDiffGesamt.B646])" office:value-type="float" office:value="0" calcext:value-type="float">
            <text:p>0</text:p>
          </table:table-cell>
          <table:table-cell table:formula="of:=ABS([AccelerationDiffGesamt.C645]- [AccelerationDiffGesamt.C6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6]- [AccelerationDiffGesamt.A647])" office:value-type="float" office:value="0" calcext:value-type="float">
            <text:p>0</text:p>
          </table:table-cell>
          <table:table-cell table:formula="of:=ABS([AccelerationDiffGesamt.B646]- [AccelerationDiffGesamt.B647])" office:value-type="float" office:value="0" calcext:value-type="float">
            <text:p>0</text:p>
          </table:table-cell>
          <table:table-cell table:formula="of:=ABS([AccelerationDiffGesamt.C646]- [AccelerationDiffGesamt.C6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7]- [AccelerationDiffGesamt.A648])" office:value-type="float" office:value="0" calcext:value-type="float">
            <text:p>0</text:p>
          </table:table-cell>
          <table:table-cell table:formula="of:=ABS([AccelerationDiffGesamt.B647]- [AccelerationDiffGesamt.B648])" office:value-type="float" office:value="0" calcext:value-type="float">
            <text:p>0</text:p>
          </table:table-cell>
          <table:table-cell table:formula="of:=ABS([AccelerationDiffGesamt.C647]- [AccelerationDiffGesamt.C6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8]- [AccelerationDiffGesamt.A649])" office:value-type="float" office:value="0.009615385" calcext:value-type="float">
            <text:p>0,009615385</text:p>
          </table:table-cell>
          <table:table-cell table:formula="of:=ABS([AccelerationDiffGesamt.B648]- [AccelerationDiffGesamt.B649])" office:value-type="float" office:value="0.0317460000000001" calcext:value-type="float">
            <text:p>0,031746</text:p>
          </table:table-cell>
          <table:table-cell table:formula="of:=ABS([AccelerationDiffGesamt.C648]- [AccelerationDiffGesamt.C6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49]- [AccelerationDiffGesamt.A650])" office:value-type="float" office:value="0" calcext:value-type="float">
            <text:p>0</text:p>
          </table:table-cell>
          <table:table-cell table:formula="of:=ABS([AccelerationDiffGesamt.B649]- [AccelerationDiffGesamt.B650])" office:value-type="float" office:value="0" calcext:value-type="float">
            <text:p>0</text:p>
          </table:table-cell>
          <table:table-cell table:formula="of:=ABS([AccelerationDiffGesamt.C649]- [AccelerationDiffGesamt.C65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0]- [AccelerationDiffGesamt.A651])" office:value-type="float" office:value="0.009615385" calcext:value-type="float">
            <text:p>0,009615385</text:p>
          </table:table-cell>
          <table:table-cell table:formula="of:=ABS([AccelerationDiffGesamt.B650]- [AccelerationDiffGesamt.B651])" office:value-type="float" office:value="0.0317460000000001" calcext:value-type="float">
            <text:p>0,031746</text:p>
          </table:table-cell>
          <table:table-cell table:formula="of:=ABS([AccelerationDiffGesamt.C650]- [AccelerationDiffGesamt.C65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1]- [AccelerationDiffGesamt.A652])" office:value-type="float" office:value="0" calcext:value-type="float">
            <text:p>0</text:p>
          </table:table-cell>
          <table:table-cell table:formula="of:=ABS([AccelerationDiffGesamt.B651]- [AccelerationDiffGesamt.B652])" office:value-type="float" office:value="0" calcext:value-type="float">
            <text:p>0</text:p>
          </table:table-cell>
          <table:table-cell table:formula="of:=ABS([AccelerationDiffGesamt.C651]- [AccelerationDiffGesamt.C6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2]- [AccelerationDiffGesamt.A653])" office:value-type="float" office:value="0" calcext:value-type="float">
            <text:p>0</text:p>
          </table:table-cell>
          <table:table-cell table:formula="of:=ABS([AccelerationDiffGesamt.B652]- [AccelerationDiffGesamt.B653])" office:value-type="float" office:value="0" calcext:value-type="float">
            <text:p>0</text:p>
          </table:table-cell>
          <table:table-cell table:formula="of:=ABS([AccelerationDiffGesamt.C652]- [AccelerationDiffGesamt.C65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3]- [AccelerationDiffGesamt.A654])" office:value-type="float" office:value="0" calcext:value-type="float">
            <text:p>0</text:p>
          </table:table-cell>
          <table:table-cell table:formula="of:=ABS([AccelerationDiffGesamt.B653]- [AccelerationDiffGesamt.B654])" office:value-type="float" office:value="0" calcext:value-type="float">
            <text:p>0</text:p>
          </table:table-cell>
          <table:table-cell table:formula="of:=ABS([AccelerationDiffGesamt.C653]- [AccelerationDiffGesamt.C6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4]- [AccelerationDiffGesamt.A655])" office:value-type="float" office:value="0" calcext:value-type="float">
            <text:p>0</text:p>
          </table:table-cell>
          <table:table-cell table:formula="of:=ABS([AccelerationDiffGesamt.B654]- [AccelerationDiffGesamt.B655])" office:value-type="float" office:value="0" calcext:value-type="float">
            <text:p>0</text:p>
          </table:table-cell>
          <table:table-cell table:formula="of:=ABS([AccelerationDiffGesamt.C654]- [AccelerationDiffGesamt.C65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5]- [AccelerationDiffGesamt.A656])" office:value-type="float" office:value="0" calcext:value-type="float">
            <text:p>0</text:p>
          </table:table-cell>
          <table:table-cell table:formula="of:=ABS([AccelerationDiffGesamt.B655]- [AccelerationDiffGesamt.B656])" office:value-type="float" office:value="0" calcext:value-type="float">
            <text:p>0</text:p>
          </table:table-cell>
          <table:table-cell table:formula="of:=ABS([AccelerationDiffGesamt.C655]- [AccelerationDiffGesamt.C6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6]- [AccelerationDiffGesamt.A657])" office:value-type="float" office:value="0" calcext:value-type="float">
            <text:p>0</text:p>
          </table:table-cell>
          <table:table-cell table:formula="of:=ABS([AccelerationDiffGesamt.B656]- [AccelerationDiffGesamt.B657])" office:value-type="float" office:value="0" calcext:value-type="float">
            <text:p>0</text:p>
          </table:table-cell>
          <table:table-cell table:formula="of:=ABS([AccelerationDiffGesamt.C656]- [AccelerationDiffGesamt.C65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7]- [AccelerationDiffGesamt.A658])" office:value-type="float" office:value="0" calcext:value-type="float">
            <text:p>0</text:p>
          </table:table-cell>
          <table:table-cell table:formula="of:=ABS([AccelerationDiffGesamt.B657]- [AccelerationDiffGesamt.B658])" office:value-type="float" office:value="0" calcext:value-type="float">
            <text:p>0</text:p>
          </table:table-cell>
          <table:table-cell table:formula="of:=ABS([AccelerationDiffGesamt.C657]- [AccelerationDiffGesamt.C65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8]- [AccelerationDiffGesamt.A659])" office:value-type="float" office:value="0" calcext:value-type="float">
            <text:p>0</text:p>
          </table:table-cell>
          <table:table-cell table:formula="of:=ABS([AccelerationDiffGesamt.B658]- [AccelerationDiffGesamt.B659])" office:value-type="float" office:value="0" calcext:value-type="float">
            <text:p>0</text:p>
          </table:table-cell>
          <table:table-cell table:formula="of:=ABS([AccelerationDiffGesamt.C658]- [AccelerationDiffGesamt.C65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59]- [AccelerationDiffGesamt.A660])" office:value-type="float" office:value="0" calcext:value-type="float">
            <text:p>0</text:p>
          </table:table-cell>
          <table:table-cell table:formula="of:=ABS([AccelerationDiffGesamt.B659]- [AccelerationDiffGesamt.B660])" office:value-type="float" office:value="0" calcext:value-type="float">
            <text:p>0</text:p>
          </table:table-cell>
          <table:table-cell table:formula="of:=ABS([AccelerationDiffGesamt.C659]- [AccelerationDiffGesamt.C66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0]- [AccelerationDiffGesamt.A661])" office:value-type="float" office:value="0" calcext:value-type="float">
            <text:p>0</text:p>
          </table:table-cell>
          <table:table-cell table:formula="of:=ABS([AccelerationDiffGesamt.B660]- [AccelerationDiffGesamt.B661])" office:value-type="float" office:value="0" calcext:value-type="float">
            <text:p>0</text:p>
          </table:table-cell>
          <table:table-cell table:formula="of:=ABS([AccelerationDiffGesamt.C660]- [AccelerationDiffGesamt.C66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1]- [AccelerationDiffGesamt.A662])" office:value-type="float" office:value="0" calcext:value-type="float">
            <text:p>0</text:p>
          </table:table-cell>
          <table:table-cell table:formula="of:=ABS([AccelerationDiffGesamt.B661]- [AccelerationDiffGesamt.B662])" office:value-type="float" office:value="0" calcext:value-type="float">
            <text:p>0</text:p>
          </table:table-cell>
          <table:table-cell table:formula="of:=ABS([AccelerationDiffGesamt.C661]- [AccelerationDiffGesamt.C66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2]- [AccelerationDiffGesamt.A663])" office:value-type="float" office:value="0" calcext:value-type="float">
            <text:p>0</text:p>
          </table:table-cell>
          <table:table-cell table:formula="of:=ABS([AccelerationDiffGesamt.B662]- [AccelerationDiffGesamt.B663])" office:value-type="float" office:value="0" calcext:value-type="float">
            <text:p>0</text:p>
          </table:table-cell>
          <table:table-cell table:formula="of:=ABS([AccelerationDiffGesamt.C662]- [AccelerationDiffGesamt.C66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3]- [AccelerationDiffGesamt.A664])" office:value-type="float" office:value="0" calcext:value-type="float">
            <text:p>0</text:p>
          </table:table-cell>
          <table:table-cell table:formula="of:=ABS([AccelerationDiffGesamt.B663]- [AccelerationDiffGesamt.B664])" office:value-type="float" office:value="0" calcext:value-type="float">
            <text:p>0</text:p>
          </table:table-cell>
          <table:table-cell table:formula="of:=ABS([AccelerationDiffGesamt.C663]- [AccelerationDiffGesamt.C664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4]- [AccelerationDiffGesamt.A665])" office:value-type="float" office:value="0" calcext:value-type="float">
            <text:p>0</text:p>
          </table:table-cell>
          <table:table-cell table:formula="of:=ABS([AccelerationDiffGesamt.B664]- [AccelerationDiffGesamt.B665])" office:value-type="float" office:value="0" calcext:value-type="float">
            <text:p>0</text:p>
          </table:table-cell>
          <table:table-cell table:formula="of:=ABS([AccelerationDiffGesamt.C664]- [AccelerationDiffGesamt.C66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5]- [AccelerationDiffGesamt.A666])" office:value-type="float" office:value="0" calcext:value-type="float">
            <text:p>0</text:p>
          </table:table-cell>
          <table:table-cell table:formula="of:=ABS([AccelerationDiffGesamt.B665]- [AccelerationDiffGesamt.B666])" office:value-type="float" office:value="0" calcext:value-type="float">
            <text:p>0</text:p>
          </table:table-cell>
          <table:table-cell table:formula="of:=ABS([AccelerationDiffGesamt.C665]- [AccelerationDiffGesamt.C6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6]- [AccelerationDiffGesamt.A667])" office:value-type="float" office:value="0" calcext:value-type="float">
            <text:p>0</text:p>
          </table:table-cell>
          <table:table-cell table:formula="of:=ABS([AccelerationDiffGesamt.B666]- [AccelerationDiffGesamt.B667])" office:value-type="float" office:value="0" calcext:value-type="float">
            <text:p>0</text:p>
          </table:table-cell>
          <table:table-cell table:formula="of:=ABS([AccelerationDiffGesamt.C666]- [AccelerationDiffGesamt.C66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7]- [AccelerationDiffGesamt.A668])" office:value-type="float" office:value="0" calcext:value-type="float">
            <text:p>0</text:p>
          </table:table-cell>
          <table:table-cell table:formula="of:=ABS([AccelerationDiffGesamt.B667]- [AccelerationDiffGesamt.B668])" office:value-type="float" office:value="0" calcext:value-type="float">
            <text:p>0</text:p>
          </table:table-cell>
          <table:table-cell table:formula="of:=ABS([AccelerationDiffGesamt.C667]- [AccelerationDiffGesamt.C66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8]- [AccelerationDiffGesamt.A669])" office:value-type="float" office:value="0" calcext:value-type="float">
            <text:p>0</text:p>
          </table:table-cell>
          <table:table-cell table:formula="of:=ABS([AccelerationDiffGesamt.B668]- [AccelerationDiffGesamt.B669])" office:value-type="float" office:value="0" calcext:value-type="float">
            <text:p>0</text:p>
          </table:table-cell>
          <table:table-cell table:formula="of:=ABS([AccelerationDiffGesamt.C668]- [AccelerationDiffGesamt.C6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69]- [AccelerationDiffGesamt.A670])" office:value-type="float" office:value="0" calcext:value-type="float">
            <text:p>0</text:p>
          </table:table-cell>
          <table:table-cell table:formula="of:=ABS([AccelerationDiffGesamt.B669]- [AccelerationDiffGesamt.B670])" office:value-type="float" office:value="0" calcext:value-type="float">
            <text:p>0</text:p>
          </table:table-cell>
          <table:table-cell table:formula="of:=ABS([AccelerationDiffGesamt.C669]- [AccelerationDiffGesamt.C6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0]- [AccelerationDiffGesamt.A671])" office:value-type="float" office:value="0" calcext:value-type="float">
            <text:p>0</text:p>
          </table:table-cell>
          <table:table-cell table:formula="of:=ABS([AccelerationDiffGesamt.B670]- [AccelerationDiffGesamt.B671])" office:value-type="float" office:value="0" calcext:value-type="float">
            <text:p>0</text:p>
          </table:table-cell>
          <table:table-cell table:formula="of:=ABS([AccelerationDiffGesamt.C670]- [AccelerationDiffGesamt.C6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1]- [AccelerationDiffGesamt.A672])" office:value-type="float" office:value="0" calcext:value-type="float">
            <text:p>0</text:p>
          </table:table-cell>
          <table:table-cell table:formula="of:=ABS([AccelerationDiffGesamt.B671]- [AccelerationDiffGesamt.B672])" office:value-type="float" office:value="0" calcext:value-type="float">
            <text:p>0</text:p>
          </table:table-cell>
          <table:table-cell table:formula="of:=ABS([AccelerationDiffGesamt.C671]- [AccelerationDiffGesamt.C67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2]- [AccelerationDiffGesamt.A673])" office:value-type="float" office:value="0" calcext:value-type="float">
            <text:p>0</text:p>
          </table:table-cell>
          <table:table-cell table:formula="of:=ABS([AccelerationDiffGesamt.B672]- [AccelerationDiffGesamt.B673])" office:value-type="float" office:value="0" calcext:value-type="float">
            <text:p>0</text:p>
          </table:table-cell>
          <table:table-cell table:formula="of:=ABS([AccelerationDiffGesamt.C672]- [AccelerationDiffGesamt.C67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3]- [AccelerationDiffGesamt.A674])" office:value-type="float" office:value="0" calcext:value-type="float">
            <text:p>0</text:p>
          </table:table-cell>
          <table:table-cell table:formula="of:=ABS([AccelerationDiffGesamt.B673]- [AccelerationDiffGesamt.B674])" office:value-type="float" office:value="0" calcext:value-type="float">
            <text:p>0</text:p>
          </table:table-cell>
          <table:table-cell table:formula="of:=ABS([AccelerationDiffGesamt.C673]- [AccelerationDiffGesamt.C67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4]- [AccelerationDiffGesamt.A675])" office:value-type="float" office:value="0" calcext:value-type="float">
            <text:p>0</text:p>
          </table:table-cell>
          <table:table-cell table:formula="of:=ABS([AccelerationDiffGesamt.B674]- [AccelerationDiffGesamt.B675])" office:value-type="float" office:value="0" calcext:value-type="float">
            <text:p>0</text:p>
          </table:table-cell>
          <table:table-cell table:formula="of:=ABS([AccelerationDiffGesamt.C674]- [AccelerationDiffGesamt.C67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5]- [AccelerationDiffGesamt.A676])" office:value-type="float" office:value="0" calcext:value-type="float">
            <text:p>0</text:p>
          </table:table-cell>
          <table:table-cell table:formula="of:=ABS([AccelerationDiffGesamt.B675]- [AccelerationDiffGesamt.B676])" office:value-type="float" office:value="0" calcext:value-type="float">
            <text:p>0</text:p>
          </table:table-cell>
          <table:table-cell table:formula="of:=ABS([AccelerationDiffGesamt.C675]- [AccelerationDiffGesamt.C67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6]- [AccelerationDiffGesamt.A677])" office:value-type="float" office:value="0" calcext:value-type="float">
            <text:p>0</text:p>
          </table:table-cell>
          <table:table-cell table:formula="of:=ABS([AccelerationDiffGesamt.B676]- [AccelerationDiffGesamt.B677])" office:value-type="float" office:value="0" calcext:value-type="float">
            <text:p>0</text:p>
          </table:table-cell>
          <table:table-cell table:formula="of:=ABS([AccelerationDiffGesamt.C676]- [AccelerationDiffGesamt.C67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7]- [AccelerationDiffGesamt.A678])" office:value-type="float" office:value="0.009615385" calcext:value-type="float">
            <text:p>0,009615385</text:p>
          </table:table-cell>
          <table:table-cell table:formula="of:=ABS([AccelerationDiffGesamt.B677]- [AccelerationDiffGesamt.B678])" office:value-type="float" office:value="0.0317460000000001" calcext:value-type="float">
            <text:p>0,031746</text:p>
          </table:table-cell>
          <table:table-cell table:formula="of:=ABS([AccelerationDiffGesamt.C677]- [AccelerationDiffGesamt.C678])" office:value-type="float" office:value="0.009569378" calcext:value-type="float">
            <text:p>0,009569378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8]- [AccelerationDiffGesamt.A679])" office:value-type="float" office:value="0" calcext:value-type="float">
            <text:p>0</text:p>
          </table:table-cell>
          <table:table-cell table:formula="of:=ABS([AccelerationDiffGesamt.B678]- [AccelerationDiffGesamt.B679])" office:value-type="float" office:value="0" calcext:value-type="float">
            <text:p>0</text:p>
          </table:table-cell>
          <table:table-cell table:formula="of:=ABS([AccelerationDiffGesamt.C678]- [AccelerationDiffGesamt.C67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79]- [AccelerationDiffGesamt.A680])" office:value-type="float" office:value="0" calcext:value-type="float">
            <text:p>0</text:p>
          </table:table-cell>
          <table:table-cell table:formula="of:=ABS([AccelerationDiffGesamt.B679]- [AccelerationDiffGesamt.B680])" office:value-type="float" office:value="0" calcext:value-type="float">
            <text:p>0</text:p>
          </table:table-cell>
          <table:table-cell table:formula="of:=ABS([AccelerationDiffGesamt.C679]- [AccelerationDiffGesamt.C68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0]- [AccelerationDiffGesamt.A681])" office:value-type="float" office:value="0" calcext:value-type="float">
            <text:p>0</text:p>
          </table:table-cell>
          <table:table-cell table:formula="of:=ABS([AccelerationDiffGesamt.B680]- [AccelerationDiffGesamt.B681])" office:value-type="float" office:value="0" calcext:value-type="float">
            <text:p>0</text:p>
          </table:table-cell>
          <table:table-cell table:formula="of:=ABS([AccelerationDiffGesamt.C680]- [AccelerationDiffGesamt.C68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1]- [AccelerationDiffGesamt.A682])" office:value-type="float" office:value="0" calcext:value-type="float">
            <text:p>0</text:p>
          </table:table-cell>
          <table:table-cell table:formula="of:=ABS([AccelerationDiffGesamt.B681]- [AccelerationDiffGesamt.B682])" office:value-type="float" office:value="0" calcext:value-type="float">
            <text:p>0</text:p>
          </table:table-cell>
          <table:table-cell table:formula="of:=ABS([AccelerationDiffGesamt.C681]- [AccelerationDiffGesamt.C68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2]- [AccelerationDiffGesamt.A683])" office:value-type="float" office:value="0.009615385" calcext:value-type="float">
            <text:p>0,009615385</text:p>
          </table:table-cell>
          <table:table-cell table:formula="of:=ABS([AccelerationDiffGesamt.B682]- [AccelerationDiffGesamt.B683])" office:value-type="float" office:value="0.0317460000000001" calcext:value-type="float">
            <text:p>0,031746</text:p>
          </table:table-cell>
          <table:table-cell table:formula="of:=ABS([AccelerationDiffGesamt.C682]- [AccelerationDiffGesamt.C68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3]- [AccelerationDiffGesamt.A684])" office:value-type="float" office:value="0" calcext:value-type="float">
            <text:p>0</text:p>
          </table:table-cell>
          <table:table-cell table:formula="of:=ABS([AccelerationDiffGesamt.B683]- [AccelerationDiffGesamt.B684])" office:value-type="float" office:value="0" calcext:value-type="float">
            <text:p>0</text:p>
          </table:table-cell>
          <table:table-cell table:formula="of:=ABS([AccelerationDiffGesamt.C683]- [AccelerationDiffGesamt.C68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4]- [AccelerationDiffGesamt.A685])" office:value-type="float" office:value="0" calcext:value-type="float">
            <text:p>0</text:p>
          </table:table-cell>
          <table:table-cell table:formula="of:=ABS([AccelerationDiffGesamt.B684]- [AccelerationDiffGesamt.B685])" office:value-type="float" office:value="0" calcext:value-type="float">
            <text:p>0</text:p>
          </table:table-cell>
          <table:table-cell table:formula="of:=ABS([AccelerationDiffGesamt.C684]- [AccelerationDiffGesamt.C68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5]- [AccelerationDiffGesamt.A686])" office:value-type="float" office:value="0" calcext:value-type="float">
            <text:p>0</text:p>
          </table:table-cell>
          <table:table-cell table:formula="of:=ABS([AccelerationDiffGesamt.B685]- [AccelerationDiffGesamt.B686])" office:value-type="float" office:value="0" calcext:value-type="float">
            <text:p>0</text:p>
          </table:table-cell>
          <table:table-cell table:formula="of:=ABS([AccelerationDiffGesamt.C685]- [AccelerationDiffGesamt.C68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6]- [AccelerationDiffGesamt.A687])" office:value-type="float" office:value="0" calcext:value-type="float">
            <text:p>0</text:p>
          </table:table-cell>
          <table:table-cell table:formula="of:=ABS([AccelerationDiffGesamt.B686]- [AccelerationDiffGesamt.B687])" office:value-type="float" office:value="0" calcext:value-type="float">
            <text:p>0</text:p>
          </table:table-cell>
          <table:table-cell table:formula="of:=ABS([AccelerationDiffGesamt.C686]- [AccelerationDiffGesamt.C68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7]- [AccelerationDiffGesamt.A688])" office:value-type="float" office:value="0" calcext:value-type="float">
            <text:p>0</text:p>
          </table:table-cell>
          <table:table-cell table:formula="of:=ABS([AccelerationDiffGesamt.B687]- [AccelerationDiffGesamt.B688])" office:value-type="float" office:value="0" calcext:value-type="float">
            <text:p>0</text:p>
          </table:table-cell>
          <table:table-cell table:formula="of:=ABS([AccelerationDiffGesamt.C687]- [AccelerationDiffGesamt.C68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8]- [AccelerationDiffGesamt.A689])" office:value-type="float" office:value="0" calcext:value-type="float">
            <text:p>0</text:p>
          </table:table-cell>
          <table:table-cell table:formula="of:=ABS([AccelerationDiffGesamt.B688]- [AccelerationDiffGesamt.B689])" office:value-type="float" office:value="0" calcext:value-type="float">
            <text:p>0</text:p>
          </table:table-cell>
          <table:table-cell table:formula="of:=ABS([AccelerationDiffGesamt.C688]- [AccelerationDiffGesamt.C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89]- [AccelerationDiffGesamt.A690])" office:value-type="float" office:value="0" calcext:value-type="float">
            <text:p>0</text:p>
          </table:table-cell>
          <table:table-cell table:formula="of:=ABS([AccelerationDiffGesamt.B689]- [AccelerationDiffGesamt.B690])" office:value-type="float" office:value="0" calcext:value-type="float">
            <text:p>0</text:p>
          </table:table-cell>
          <table:table-cell table:formula="of:=ABS([AccelerationDiffGesamt.C689]- [AccelerationDiffGesamt.C69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90]- [AccelerationDiffGesamt.A691])" office:value-type="float" office:value="0" calcext:value-type="float">
            <text:p>0</text:p>
          </table:table-cell>
          <table:table-cell table:formula="of:=ABS([AccelerationDiffGesamt.B690]- [AccelerationDiffGesamt.B691])" office:value-type="float" office:value="0" calcext:value-type="float">
            <text:p>0</text:p>
          </table:table-cell>
          <table:table-cell table:formula="of:=ABS([AccelerationDiffGesamt.C690]- [AccelerationDiffGesamt.C69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91]- [AccelerationDiffGesamt.A692])" office:value-type="float" office:value="0" calcext:value-type="float">
            <text:p>0</text:p>
          </table:table-cell>
          <table:table-cell table:formula="of:=ABS([AccelerationDiffGesamt.B691]- [AccelerationDiffGesamt.B692])" office:value-type="float" office:value="0" calcext:value-type="float">
            <text:p>0</text:p>
          </table:table-cell>
          <table:table-cell table:formula="of:=ABS([AccelerationDiffGesamt.C691]- [AccelerationDiffGesamt.C69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92]- [AccelerationDiffGesamt.A693])" office:value-type="float" office:value="0" calcext:value-type="float">
            <text:p>0</text:p>
          </table:table-cell>
          <table:table-cell table:formula="of:=ABS([AccelerationDiffGesamt.B692]- [AccelerationDiffGesamt.B693])" office:value-type="float" office:value="0" calcext:value-type="float">
            <text:p>0</text:p>
          </table:table-cell>
          <table:table-cell table:formula="of:=ABS([AccelerationDiffGesamt.C692]- [AccelerationDiffGesamt.C69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ABS([AccelerationDiffGesamt.A693]- [AccelerationDiffGesamt.A694])" office:value-type="float" office:value="0" calcext:value-type="float">
            <text:p>0</text:p>
          </table:table-cell>
          <table:table-cell table:formula="of:=ABS([AccelerationDiffGesamt.B693]- [AccelerationDiffGesamt.B694])" office:value-type="float" office:value="0" calcext:value-type="float">
            <text:p>0</text:p>
          </table:table-cell>
          <table:table-cell table:formula="of:=ABS([AccelerationDiffGesamt.C693]- [AccelerationDiffGesamt.C694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AccelerationDiffGesamt.A1:AccelerationDiffGesamt.C69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9" loext:min-decimal-places="9" number:min-integer-digits="1"/>
    </number:number-style>
    <number:number-style style:name="N110">
      <style:text-properties fo:color="#ff0000"/>
      <number:text>-</number:text>
      <number:number number:decimal-places="9" loext:min-decimal-places="9" number:min-integer-digits="1"/>
      <style:map style:condition="value()&gt;=0" style:apply-style-name="N11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.00.0000</text:date>, <text:time style:data-style-name="N2" text:time-value="13:24:21.8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1:40:00.677000000</meta:creation-date>
    <dc:date>2017-06-29T13:54:46.174000000</dc:date>
    <meta:editing-duration>PT1H14M23S</meta:editing-duration>
    <meta:editing-cycles>16</meta:editing-cycles>
    <meta:generator>LibreOffice/5.2.7.2$Windows_x86 LibreOffice_project/2b7f1e640c46ceb28adf43ee075a6e8b8439ed10</meta:generator>
    <meta:document-statistic meta:table-count="2" meta:cell-count="4233" meta:object-count="0"/>
  </office:meta>
</office:document-meta>
</file>